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" svg:font-family="+mn-ea"/>
    <style:font-face style:name="Arial" svg:font-family="Arial"/>
    <style:font-face style:name="Arial Narrow" svg:font-family="'Arial Narrow'"/>
    <style:font-face style:name="Calibri" svg:font-family="Calibri"/>
    <style:font-face style:name="Cantarell" svg:font-family="Cantarell"/>
    <style:font-face style:name="Courier New" svg:font-family="'Courier New'"/>
    <style:font-face style:name="DejaVu Sans" svg:font-family="'DejaVu Sans'"/>
    <style:font-face style:name="Symbol" svg:font-family="Symbol"/>
    <style:font-face style:name="Times New Roman" svg:font-family="'Times New Roman'"/>
    <style:font-face style:name="msgothic" svg:font-family="msgothic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53cm" svg:stroke-color="#000000" draw:stroke-linejoin="miter" draw:fill="solid" draw:fill-color="#f2f2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53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solid" svg:stroke-width="0.053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12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513cm" fo:min-width="0.986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71cm" draw:fill="solid" draw:fill-color="#fcfbf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9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7.497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53cm" svg:stroke-color="#000066" draw:stroke-linejoin="miter" draw:fill="solid" draw:fill-color="#d9d9d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53cm" svg:stroke-color="#000066" draw:stroke-linejoin="miter" draw:fill="solid" draw:fill-color="#e6b9b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53cm" svg:stroke-color="#000066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23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24" style:family="graphic" style:parent-style-name="standard">
      <style:graphic-properties draw:stroke="solid" svg:stroke-width="0.053cm" svg:stroke-color="#000066" draw:stroke-linejoin="miter" draw:fill="solid" draw:fill-color="#e6b9b8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25" style:family="graphic" style:parent-style-name="standard">
      <style:graphic-properties draw:stroke="dash" draw:stroke-dash="Dashed_20__28_var_29__20_4" svg:stroke-width="0.053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53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53cm" svg:stroke-color="#000066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29" style:family="graphic" style:parent-style-name="standard">
      <style:graphic-properties draw:stroke="solid" svg:stroke-width="0.035cm" svg:stroke-color="#000066" draw:stroke-linejoin="miter" draw:fill="solid" draw:fill-color="#00006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71cm" svg:stroke-color="#bfbfbf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53cm" svg:stroke-color="#000066" draw:stroke-linejoin="miter" draw:fill="solid" draw:fill-color="#fffbcc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3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</style:style>
    <style:style style:name="gr35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e6b9b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09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38" style:family="graphic" style:parent-style-name="standard">
      <style:graphic-properties draw:stroke="solid" svg:stroke-width="0.009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39" style:family="graphic" style:parent-style-name="standard">
      <style:graphic-properties draw:stroke="solid" svg:stroke-width="0.009cm" svg:stroke-color="#000000" draw:stroke-linejoin="miter" draw:fill="solid" draw:fill-color="#bfbfb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09cm" svg:stroke-color="#000000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09cm" svg:stroke-color="#000000" draw:stroke-linejoin="miter" draw:fill="solid" draw:fill-color="#bfbfb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42" style:family="graphic" style:parent-style-name="standard">
      <style:graphic-properties draw:stroke="solid" svg:stroke-width="0.009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09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44" style:family="graphic" style:parent-style-name="standard">
      <style:graphic-properties draw:stroke="solid" svg:stroke-width="0.009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45" style:family="graphic" style:parent-style-name="standard">
      <style:graphic-properties draw:stroke="solid" svg:stroke-width="0.035cm" svg:stroke-color="#000066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35cm" svg:stroke-color="#000000" draw:stroke-linejoin="miter" draw:fill="solid" draw:fill-color="#e6b9b8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47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48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49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svg:stroke-width="0.026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dcd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8dba8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3.052cm" fo:min-width="0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3.887cm" fo:min-width="2.517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71cm" svg:stroke-color="#99000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53cm" svg:stroke-color="#000000" draw:stroke-linejoin="miter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0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475cm" fo:min-width="12.116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none" svg:stroke-width="0.079cm" draw:fill="solid" draw:fill-color="#80808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62" style:family="graphic" style:parent-style-name="standard">
      <style:graphic-properties draw:stroke="solid" svg:stroke-width="0.053cm" svg:stroke-color="#000000" draw:stroke-linejoin="miter" draw:fill="solid" draw:fill-color="#f5f5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3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64" style:family="graphic" style:parent-style-name="standard">
      <style:graphic-properties draw:stroke="dash" draw:stroke-dash="Dashed_20__28_var_29__20_5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18cm" svg:stroke-color="#000000" draw:marker-end="msArrowOpenEnd_20_5_20_18" draw:marker-end-width="0.24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none" svg:stroke-width="0.035cm" draw:fill="solid" draw:fill-color="#ebebe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cm" fo:min-width="0cm" fo:padding-top="0.071cm" fo:padding-bottom="0.071cm" fo:padding-left="0.176cm" fo:padding-right="0.176cm" fo:wrap-option="no-wrap"/>
    </style:style>
    <style:style style:name="gr68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9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0" style:family="graphic" style:parent-style-name="standard">
      <style:graphic-properties draw:stroke="solid" svg:stroke-width="0.035cm" svg:stroke-color="#000000" draw:stroke-linejoin="miter" draw:fill="solid" draw:fill-color="#f5f5f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3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35cm" svg:stroke-color="#000000" draw:stroke-linejoin="miter" draw:fill="solid" draw:fill-color="#f5f5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5" style:family="graphic" style:parent-style-name="standard">
      <style:graphic-properties draw:stroke="solid" svg:stroke-width="0.035cm" svg:stroke-color="#000000" draw:marker-start="msArrowEnd_20_5" draw:marker-start-width="0.21cm" draw:marker-start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7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9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none" svg:stroke-width="0.079cm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e6b9b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2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ffffff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3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9bbb59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4" style:family="graphic" style:parent-style-name="standard">
      <style:graphic-properties draw:stroke="none" svg:stroke-width="0.071cm" draw:fill="solid" draw:fill-color="#ebebe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5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86" style:family="graphic" style:parent-style-name="standard">
      <style:graphic-properties draw:stroke="solid" svg:stroke-width="0.053cm" svg:stroke-color="#000000" draw:stroke-linejoin="miter" draw:fill="solid" draw:fill-color="#ebebe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7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88" style:family="graphic" style:parent-style-name="standard">
      <style:graphic-properties draw:stroke="solid" svg:stroke-width="0.035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89" style:family="graphic" style:parent-style-name="standard">
      <style:graphic-properties draw:stroke="solid" svg:stroke-width="0.071cm" svg:stroke-color="#000000" draw:marker-start="msArrowOpenEnd_20_5_20_71" draw:marker-start-width="0.248cm" draw:marker-start-center="false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1.09cm" fo:min-width="4.791cm" fo:padding-top="0.125cm" fo:padding-bottom="0.125cm" fo:padding-left="0.25cm" fo:padding-right="0.25cm" fo:wrap-option="wrap"/>
    </style:style>
    <style:style style:name="gr91" style:family="graphic" style:parent-style-name="standard">
      <style:graphic-properties draw:stroke="solid" svg:stroke-width="0.079cm" svg:stroke-color="#000000" draw:stroke-linejoin="miter" draw:fill="solid" draw:fill-color="#f6f5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2" style:family="graphic" style:parent-style-name="standard">
      <style:graphic-properties draw:stroke="solid" svg:stroke-width="0.079cm" svg:stroke-color="#000000" draw:stroke-linejoin="miter" draw:fill="solid" draw:fill-color="#dbf2d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3" style:family="graphic" style:parent-style-name="standard">
      <style:graphic-properties draw:stroke="solid" svg:stroke-width="0.07cm" svg:stroke-color="#000000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4" style:family="graphic" style:parent-style-name="standard">
      <style:graphic-properties draw:stroke="solid" svg:stroke-width="0.053cm" svg:stroke-color="#0033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solid" svg:stroke-width="0.035cm" svg:stroke-color="#000066" draw:stroke-linejoin="miter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96" style:family="graphic" style:parent-style-name="standard">
      <style:graphic-properties draw:stroke="solid" svg:stroke-width="0.035cm" svg:stroke-color="#000066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97" style:family="graphic" style:parent-style-name="standard">
      <style:graphic-properties draw:stroke="solid" svg:stroke-width="0.079cm" svg:stroke-color="#000066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8" style:family="graphic" style:parent-style-name="standard">
      <style:graphic-properties draw:stroke="solid" svg:stroke-width="0.079cm" svg:stroke-color="#000066" draw:stroke-linejoin="miter" draw:fill="solid" draw:fill-color="#f6f5bd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99" style:family="graphic" style:parent-style-name="standard">
      <style:graphic-properties draw:stroke="solid" svg:stroke-width="0.079cm" svg:stroke-color="#000066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00" style:family="graphic" style:parent-style-name="standard">
      <style:graphic-properties draw:stroke="solid" svg:stroke-width="0.035cm" svg:stroke-color="#dedff5" draw:stroke-linejoin="miter" draw:fill="solid" draw:fill-color="#dedff5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01" style:family="graphic" style:parent-style-name="standard">
      <style:graphic-properties draw:stroke="solid" svg:stroke-width="0.035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2" style:family="graphic" style:parent-style-name="standard">
      <style:graphic-properties draw:stroke="solid" svg:stroke-width="0.035cm" svg:stroke-color="#000066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03" style:family="graphic" style:parent-style-name="standard">
      <style:graphic-properties draw:stroke="solid" svg:stroke-width="0.071cm" svg:stroke-color="#000000" draw:marker-start="msArrowOvalEnd_20_1" draw:marker-start-width="0.142cm" draw:marker-start-center="tru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solid" svg:stroke-width="0.035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6" style:family="graphic" style:parent-style-name="standard">
      <style:graphic-properties draw:stroke="solid" svg:stroke-width="0.035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7" style:family="graphic" style:parent-style-name="standard">
      <style:graphic-properties draw:stroke="solid" svg:stroke-width="0.035cm" svg:stroke-color="#000000" draw:stroke-linejoin="miter" draw:fill="solid" draw:fill-color="#dedf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itle_20_Slid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fill-color="#ffffff" fo:min-height="12.572cm"/>
    </style:style>
    <style:style style:name="pr3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4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5" style:family="presentation" style:parent-style-name="Blank_20_Slide-notes" style:list-style-name="L10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6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7" style:family="presentation" style:parent-style-name="Blank_20_Slide-notes">
      <style:graphic-properties draw:fill-color="#ffffff" fo:min-height="11.982cm"/>
    </style:style>
    <style:style style:name="pr8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9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0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1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2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3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4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5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6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7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8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9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0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1" style:family="presentation" style:parent-style-name="Title_20_Only-notes" style:list-style-name="L10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22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3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4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5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6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7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8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9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30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/>
    </style:style>
    <style:style style:name="P6" style:family="paragraph">
      <style:paragraph-properties fo:margin-left="0.331cm" fo:margin-right="0cm" fo:margin-top="0cm" fo:margin-bottom="0cm" fo:line-height="100%" fo:text-align="start" fo:text-indent="-0.329cm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169cm" fo:margin-bottom="0cm" fo:line-height="100%" fo:text-align="start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2f2f2"/>
      <style:paragraph-properties fo:text-align="start"/>
      <style:text-properties fo:font-size="18pt"/>
    </style:style>
    <style:style style:name="P10" style:family="paragraph">
      <style:paragraph-properties fo:margin-top="0.212cm" fo:margin-bottom="0cm" fo:line-height="88%" fo:text-align="start"/>
    </style:style>
    <style:style style:name="P11" style:family="paragraph">
      <style:paragraph-properties fo:margin-top="0.212cm" fo:margin-bottom="0cm" fo:line-height="88%" fo:text-align="center"/>
    </style:style>
    <style:style style:name="P12" style:family="paragraph">
      <style:paragraph-properties fo:margin-top="0cm" fo:margin-bottom="0cm" fo:line-height="98%" fo:text-align="center"/>
    </style:style>
    <style:style style:name="P13" style:family="paragraph">
      <loext:graphic-properties draw:fill="solid" draw:fill-color="#f1c7c7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c0c0c0"/>
      <style:paragraph-properties fo:text-align="start"/>
      <style:text-properties fo:font-size="18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top="0cm" fo:margin-bottom="0cm" fo:line-height="98%" fo:text-align="center" style:writing-mode="rl-tb"/>
    </style:style>
    <style:style style:name="P17" style:family="paragraph">
      <loext:graphic-properties draw:fill="solid" draw:fill-color="#ffffff"/>
      <style:paragraph-properties fo:text-align="start"/>
      <style:text-properties fo:font-size="18pt"/>
    </style:style>
    <style:style style:name="P18" style:family="paragraph">
      <loext:graphic-properties draw:fill="solid" draw:fill-color="#fcfbf9"/>
      <style:paragraph-properties fo:text-align="start"/>
      <style:text-properties fo:font-size="18pt"/>
    </style:style>
    <style:style style:name="P19" style:family="paragraph">
      <loext:graphic-properties draw:fill="solid" draw:fill-color="#d5f1cf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0cm" fo:margin-right="0cm" fo:margin-top="0.141cm" fo:margin-bottom="0cm" fo:line-height="100%" fo:text-align="start" fo:text-indent="0cm"/>
    </style:style>
    <style:style style:name="P21" style:family="paragraph">
      <style:paragraph-properties fo:margin-left="0cm" fo:margin-right="0cm" fo:margin-top="0.169cm" fo:margin-bottom="0cm" fo:line-height="83%" fo:text-align="start" fo:text-indent="0cm"/>
    </style:style>
    <style:style style:name="P22" style:family="paragraph">
      <style:paragraph-properties fo:margin-left="0.953cm" fo:margin-right="0cm" fo:margin-top="0.169cm" fo:margin-bottom="0cm" fo:line-height="83%" fo:text-align="start" fo:text-indent="-0.951cm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169cm" fo:margin-bottom="0cm" fo:line-height="83%" fo:text-align="start" fo:text-indent="0cm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141cm" fo:margin-bottom="0cm" fo:line-height="88%" fo:text-align="start" fo:text-indent="0cm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6" style:family="paragraph">
      <style:paragraph-properties fo:margin-left="0.953cm" fo:margin-right="0cm" fo:margin-top="0.169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169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141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9" style:family="paragraph">
      <loext:graphic-properties draw:fill="solid" draw:fill-color="#d9d9d9"/>
      <style:paragraph-properties fo:text-align="start"/>
      <style:text-properties fo:font-size="18pt"/>
    </style:style>
    <style:style style:name="P30" style:family="paragraph">
      <loext:graphic-properties draw:fill="solid" draw:fill-color="#e6b9b8"/>
      <style:paragraph-properties fo:text-align="start"/>
      <style:text-properties fo:font-size="18pt"/>
    </style:style>
    <style:style style:name="P3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2" style:family="paragraph">
      <loext:graphic-properties draw:fill="solid" draw:fill-color="#e6b9b8"/>
      <style:paragraph-properties fo:text-align="start" style:font-independent-line-spacing="true"/>
      <style:text-properties fo:font-size="18pt"/>
    </style:style>
    <style:style style:name="P33" style:family="paragraph">
      <style:paragraph-properties fo:margin-top="0cm" fo:margin-bottom="0cm" fo:line-height="98%" fo:text-align="start"/>
    </style:style>
    <style:style style:name="P34" style:family="paragraph">
      <style:paragraph-properties fo:margin-top="0cm" fo:margin-bottom="0cm" fo:line-height="98%" fo:text-align="end"/>
    </style:style>
    <style:style style:name="P35" style:family="paragraph">
      <loext:graphic-properties draw:fill="solid" draw:fill-color="#000066"/>
      <style:paragraph-properties fo:text-align="start"/>
      <style:text-properties fo:font-size="18pt"/>
    </style:style>
    <style:style style:name="P36" style:family="paragraph">
      <style:paragraph-properties fo:margin-top="0cm" fo:margin-bottom="0cm" fo:line-height="100%" fo:text-align="center"/>
    </style:style>
    <style:style style:name="P37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38" style:family="paragraph">
      <loext:graphic-properties draw:fill="solid" draw:fill-color="#fffbcc"/>
      <style:paragraph-properties fo:margin-top="0cm" fo:margin-bottom="0cm" fo:line-height="98%" fo:text-align="center" style:font-independent-line-spacing="true"/>
      <style:text-properties fo:font-size="18pt"/>
    </style:style>
    <style:style style:name="P39" style:family="paragraph">
      <style:paragraph-properties fo:margin-left="0.953cm" fo:margin-right="0cm" fo:margin-top="0.141cm" fo:margin-bottom="0cm" fo:line-height="83%" fo:text-align="start" fo:text-indent="-0.951cm">
        <style:tab-stops>
          <style:tab-stop style:position="0cm"/>
        </style:tab-stops>
      </style:paragraph-properties>
    </style:style>
    <style:style style:name="P40" style:family="paragraph">
      <style:paragraph-properties fo:margin-top="0.318cm" fo:margin-bottom="0cm" fo:line-height="88%" fo:text-align="start"/>
    </style:style>
    <style:style style:name="P41" style:family="paragraph">
      <style:paragraph-properties fo:margin-left="0cm" fo:margin-right="0cm" fo:margin-top="0.141cm" fo:margin-bottom="0cm" fo:line-height="88%" fo:text-align="start" fo:text-indent="0cm"/>
    </style:style>
    <style:style style:name="P42" style:family="paragraph">
      <style:paragraph-properties fo:margin-left="0cm" fo:margin-right="0cm" fo:margin-top="0.441cm" fo:margin-bottom="0cm" fo:line-height="100%" fo:text-align="start" fo:text-indent="0cm"/>
    </style:style>
    <style:style style:name="P43" style:family="paragraph">
      <style:paragraph-properties fo:margin-left="0cm" fo:margin-right="0cm" fo:margin-top="0.199cm" fo:margin-bottom="0cm" fo:line-height="100%" fo:text-align="start" fo:text-indent="0cm"/>
    </style:style>
    <style:style style:name="P44" style:family="paragraph">
      <style:paragraph-properties fo:margin-left="0cm" fo:margin-right="0cm" fo:margin-top="0cm" fo:margin-bottom="0cm" fo:line-height="100%" fo:text-align="start" fo:text-indent="0cm"/>
    </style:style>
    <style:style style:name="P45" style:family="paragraph">
      <style:paragraph-properties fo:margin-left="0cm" fo:margin-right="0cm" fo:margin-top="0.199cm" fo:margin-bottom="0cm" fo:line-height="94%" fo:text-align="start" fo:text-indent="0cm"/>
    </style:style>
    <style:style style:name="P46" style:family="paragraph">
      <style:paragraph-properties fo:margin-left="0.953cm" fo:margin-right="0cm" fo:margin-top="0.397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47" style:family="paragraph">
      <loext:graphic-properties draw:fill="solid" draw:fill-color="#bfbfbf"/>
      <style:paragraph-properties fo:text-align="start"/>
      <style:text-properties fo:font-size="18pt"/>
    </style:style>
    <style:style style:name="P48" style:family="paragraph">
      <loext:graphic-properties draw:fill="solid" draw:fill-color="#bfbfbf"/>
      <style:paragraph-properties fo:text-align="start" style:font-independent-line-spacing="true"/>
      <style:text-properties fo:font-size="18pt"/>
    </style:style>
    <style:style style:name="P49" style:family="paragraph">
      <style:paragraph-properties fo:margin-top="0cm" fo:margin-bottom="0cm" fo:line-height="94%" fo:text-align="start"/>
    </style:style>
    <style:style style:name="P50" style:family="paragraph">
      <loext:graphic-properties draw:fill="solid" draw:fill-color="#f2dcdb"/>
      <style:paragraph-properties fo:text-align="start" style:font-independent-line-spacing="true"/>
      <style:text-properties fo:font-size="18pt"/>
    </style:style>
    <style:style style:name="P51" style:family="paragraph">
      <loext:graphic-properties draw:fill="solid" draw:fill-color="#f6f5bd"/>
      <style:paragraph-properties fo:text-align="start" style:font-independent-line-spacing="true"/>
      <style:text-properties fo:font-size="18pt"/>
    </style:style>
    <style:style style:name="P52" style:family="paragraph">
      <style:paragraph-properties fo:margin-top="0cm" fo:margin-bottom="0cm" fo:line-height="49%" fo:text-align="center"/>
    </style:style>
    <style:style style:name="P53" style:family="paragraph">
      <loext:graphic-properties draw:fill="solid" draw:fill-color="#d5f1cf"/>
      <style:paragraph-properties fo:text-align="start"/>
      <style:text-properties fo:font-size="18pt"/>
    </style:style>
    <style:style style:name="P54" style:family="paragraph">
      <loext:graphic-properties draw:fill="solid" draw:fill-color="#8dba84"/>
      <style:paragraph-properties fo:text-align="start"/>
      <style:text-properties fo:font-size="18pt"/>
    </style:style>
    <style:style style:name="P55" style:family="paragraph">
      <style:paragraph-properties fo:margin-left="0.953cm" fo:margin-right="0cm" fo:margin-top="0.441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56" style:family="paragraph">
      <loext:graphic-properties draw:fill="solid" draw:fill-color="#808080"/>
      <style:paragraph-properties fo:text-align="start" style:font-independent-line-spacing="true"/>
      <style:text-properties fo:font-size="18pt"/>
    </style:style>
    <style:style style:name="P57" style:family="paragraph">
      <style:paragraph-properties fo:margin-left="0.953cm" fo:margin-right="0cm" fo:margin-top="0.441cm" fo:margin-bottom="0cm" fo:line-height="73%" fo:text-align="start" fo:text-indent="-0.951cm">
        <style:tab-stops>
          <style:tab-stop style:position="0cm"/>
        </style:tab-stops>
      </style:paragraph-properties>
    </style:style>
    <style:style style:name="P58" style:family="paragraph">
      <loext:graphic-properties draw:fill="solid" draw:fill-color="#f5f5f5"/>
      <style:paragraph-properties fo:text-align="start" style:font-independent-line-spacing="true"/>
      <style:text-properties fo:font-size="18pt"/>
    </style:style>
    <style:style style:name="P59" style:family="paragraph">
      <loext:graphic-properties draw:fill="solid" draw:fill-color="#ebebeb"/>
      <style:paragraph-properties fo:text-align="start"/>
      <style:text-properties fo:font-size="18pt"/>
    </style:style>
    <style:style style:name="P60" style:family="paragraph">
      <style:paragraph-properties fo:margin-top="0cm" fo:margin-bottom="0cm" fo:line-height="85%" fo:text-align="start"/>
    </style:style>
    <style:style style:name="P61" style:family="paragraph">
      <loext:graphic-properties draw:fill="solid" draw:fill-color="#f6d2d2"/>
      <style:paragraph-properties fo:text-align="start" style:font-independent-line-spacing="true"/>
      <style:text-properties fo:font-size="18pt"/>
    </style:style>
    <style:style style:name="P62" style:family="paragraph">
      <loext:graphic-properties draw:fill="solid" draw:fill-color="#dbf2da"/>
      <style:paragraph-properties fo:text-align="start" style:font-independent-line-spacing="true"/>
      <style:text-properties fo:font-size="18pt"/>
    </style:style>
    <style:style style:name="P63" style:family="paragraph">
      <loext:graphic-properties draw:fill="solid" draw:fill-color="#f5f5f5"/>
      <style:paragraph-properties fo:text-align="start"/>
      <style:text-properties fo:font-size="18pt"/>
    </style:style>
    <style:style style:name="P64" style:family="paragraph">
      <loext:graphic-properties draw:fill="solid" draw:fill-color="#f2dcdb"/>
      <style:paragraph-properties fo:text-align="start"/>
      <style:text-properties fo:font-size="18pt"/>
    </style:style>
    <style:style style:name="P65" style:family="paragraph">
      <loext:graphic-properties draw:fill="solid" draw:fill-color="#9bbb59"/>
      <style:paragraph-properties fo:text-align="start" style:font-independent-line-spacing="true"/>
      <style:text-properties fo:font-size="18pt"/>
    </style:style>
    <style:style style:name="P66" style:family="paragraph">
      <loext:graphic-properties draw:fill="solid" draw:fill-color="#ebebeb"/>
      <style:paragraph-properties fo:text-align="start" style:font-independent-line-spacing="true"/>
      <style:text-properties fo:font-size="18pt"/>
    </style:style>
    <style:style style:name="P67" style:family="paragraph">
      <style:paragraph-properties fo:margin-top="0.169cm" fo:margin-bottom="0cm" fo:line-height="100%" fo:text-align="start"/>
    </style:style>
    <style:style style:name="P68" style:family="paragraph">
      <style:paragraph-properties fo:margin-top="0.238cm" fo:margin-bottom="0cm" fo:line-height="88%" fo:text-align="center"/>
    </style:style>
    <style:style style:name="P69" style:family="paragraph">
      <loext:graphic-properties draw:fill="solid" draw:fill-color="#f6f5bd"/>
      <style:paragraph-properties fo:text-align="start"/>
      <style:text-properties fo:font-size="18pt"/>
    </style:style>
    <style:style style:name="P70" style:family="paragraph">
      <loext:graphic-properties draw:fill="solid" draw:fill-color="#dbf2da"/>
      <style:paragraph-properties fo:text-align="start"/>
      <style:text-properties fo:font-size="18pt"/>
    </style:style>
    <style:style style:name="P71" style:family="paragraph">
      <style:paragraph-properties fo:margin-top="0.238cm" fo:margin-bottom="0cm" fo:line-height="88%" fo:text-align="start"/>
    </style:style>
    <style:style style:name="P72" style:family="paragraph">
      <style:paragraph-properties fo:margin-top="0.238cm" fo:margin-bottom="0cm" fo:line-height="88%" fo:text-align="start" style:writing-mode="rl-tb"/>
    </style:style>
    <style:style style:name="P73" style:family="paragraph">
      <style:paragraph-properties fo:margin-top="0.318cm" fo:margin-bottom="0cm" fo:line-height="88%" fo:text-align="start" style:writing-mode="rl-tb"/>
    </style:style>
    <style:style style:name="P74" style:family="paragraph">
      <loext:graphic-properties draw:fill="solid" draw:fill-color="#dedff5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80808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0033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17" style:family="text">
      <style:text-properties fo:font-variant="normal" fo:text-transform="none" fo:color="#808080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18" style:family="text">
      <style:text-properties fo:font-variant="normal" fo:text-transform="none" fo:color="#99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30% 58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+mn-ea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7f7f7f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23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4" style:family="text">
      <style:text-properties fo:font-variant="normal" fo:text-transform="none" fo:color="#000066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25" style:family="text">
      <style:text-properties fo:font-variant="normal" fo:text-transform="none" fo:color="#595959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6" style:family="text">
      <style:text-properties fo:font-variant="normal" fo:text-transform="none" fo:color="#595959" style:text-line-through-style="none" style:text-line-through-type="none" style:text-position="0% 100%" style:font-name="Calibri" fo:font-size="16pt" fo:letter-spacing="normal" fo:font-style="italic" style:text-underline-style="none" fo:font-weight="bold" style:font-name-asian="DejaVu Sans" style:font-size-asian="16pt" style:font-style-asian="italic" style:font-weight-asian="bold" style:font-name-complex="DejaVu Sans" style:font-size-complex="16pt" style:font-style-complex="italic" style:font-weight-complex="bold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8" style:family="text">
      <style:text-properties fo:font-variant="normal" fo:text-transform="none" fo:color="#ff0000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29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1" style:family="text">
      <style:text-properties fo:font-variant="normal" fo:text-transform="none" fo:color="#0033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32" style:family="text">
      <style:text-properties fo:font-variant="normal" fo:text-transform="none" fo:color="#808080" style:text-line-through-style="none" style:text-line-through-type="none" style:text-position="0% 100%" style:font-name="Calibri" fo:font-size="20pt" fo:letter-spacing="normal" fo:font-style="italic" style:text-underline-style="none" fo:font-weight="bold" style:font-name-asian="DejaVu Sans" style:font-size-asian="20pt" style:font-style-asian="italic" style:font-weight-asian="bold" style:font-name-complex="DejaVu Sans" style:font-size-complex="20pt" style:font-style-complex="italic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msgothic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msgothic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msgothic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antarell" fo:font-size="20pt" fo:letter-spacing="normal" fo:font-style="italic" style:text-underline-style="none" fo:font-weight="bold" style:font-name-asian="Cantarell" style:font-size-asian="20pt" style:font-style-asian="italic" style:font-weight-asian="bold" style:font-size-complex="20pt" style:font-style-complex="italic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bold" style:font-name-asian="Cantarell" style:font-size-asian="20pt" style:font-style-asian="italic" style:font-weight-asian="bold" style:font-size-complex="20pt" style:font-style-complex="italic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Symbol" fo:font-size="20pt" fo:letter-spacing="normal" fo:font-style="italic" style:text-underline-style="none" fo:font-weight="bold" style:font-name-asian="Cantarell" style:font-size-asian="20pt" style:font-style-asian="italic" style:font-weight-asian="bold" style:font-size-complex="20pt" style:font-style-complex="italic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ntarell" style:font-size-asian="20pt" style:font-style-asian="normal" style:font-weight-asian="normal" style:font-size-complex="20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normal" style:font-name-asian="Cantarell" style:font-size-asian="20pt" style:font-style-asian="italic" style:font-weight-asian="normal" style:font-size-complex="20pt" style:font-style-complex="italic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Cantarell" style:font-size-asian="20pt" style:font-style-asian="normal" style:font-weight-asian="bold" style:font-size-complex="20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30% 58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8" style:family="text">
      <style:text-properties fo:font-variant="normal" fo:text-transform="none" fo:color="#990000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italic" style:text-underline-style="none" fo:font-weight="bold" style:font-name-asian="DejaVu Sans" style:font-size-asian="12pt" style:font-style-asian="italic" style:font-weight-asian="bold" style:font-name-complex="DejaVu Sans" style:font-size-complex="12pt" style:font-style-complex="italic" style:font-weight-complex="bold"/>
    </style:style>
    <style:style style:name="T50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italic" style:text-underline-style="none" fo:font-weight="bold" style:font-name-asian="DejaVu Sans" style:font-size-asian="16pt" style:font-style-asian="italic" style:font-weight-asian="bold" style:font-name-complex="DejaVu Sans" style:font-size-complex="16pt" style:font-style-complex="italic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 Narrow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Arial Narro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alibri" fo:font-size="40pt" fo:letter-spacing="normal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56" style:family="text">
      <style:text-properties fo:font-variant="normal" fo:text-transform="none" fo:color="#000000" style:text-line-through-style="none" style:text-line-through-type="none" style:text-position="30% 58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59" style:family="text">
      <style:text-properties fo:font-variant="normal" fo:text-transform="none" fo:color="#0033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2cm" text:min-label-width="0.633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space-before="0.002cm" text:min-label-width="0.633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0.637cm" text:min-label-width="0.633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">
        <style:list-level-properties text:space-before="3.812cm" text:min-label-width="0.633cm"/>
        <style:text-properties style:font-name="Symbol" fo:color="#000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1.588cm" svg:height="4.778cm" svg:x="1.905cm" svg:y="4.745cm">
          <text:p text:style-name="P1"><text:span text:style-name="T1">Virtual Memory: Concepts</text:span><text:span text:style-name="T2"><text:line-break/></text:span><text:span text:style-name="T2"><text:line-break/></text:span><text:span text:style-name="T3">Computer Systems</text:span><text:span text:style-name="T4"><text:line-break/></text:span><text:span text:style-name="T5">Oct</text:span><text:span text:style-name="T6">. 30, 2018</text:span><text:span text:style-name="T4"><text:line-break/></text:span><text:span text:style-name="T4"><text:line-break/></text:span><text:span text:style-name="T4"><text:line-break/></text:span><text:span text:style-name="T6">Troels Henriks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328cm" svg:height="2.961cm" svg:x="1.905cm" svg:y="12.7cm">
          <text:p text:style-name="P3"><text:span text:style-name="T7">Based on slides by:</text:span><text:span text:style-name="T8"> </text:span></text:p>
          <text:p text:style-name="P3"><text:span text:style-name="T8">Randal E. Bryant and David R. O’Halla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Address spaces</text:span></text:p>
            </text:list-item>
            <text:list-item>
              <text:p text:style-name="P7"><text:span text:style-name="T11">VM as a tool for caching</text:span></text:p>
            </text:list-item>
            <text:list-item>
              <text:p text:style-name="P7"><text:span text:style-name="T11">VM as a tool for memory management</text:span></text:p>
            </text:list-item>
            <text:list-item>
              <text:p text:style-name="P7"><text:span text:style-name="T11">VM as a tool for memory protection</text:span></text:p>
            </text:list-item>
            <text:list-item>
              <text:p text:style-name="P7"><text:span text:style-name="T11">Address transl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TextShape 1" draw:style-name="gr1" draw:text-style-name="P2" draw:layer="layout" svg:width="24.212cm" svg:height="2.172cm" svg:x="0.975cm" svg:y="1.058cm">
          <text:p text:style-name="P6"><text:span text:style-name="T1">A System Using Physical Addr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445cm" svg:x="1.266cm" svg:y="16.087cm">
          <text:list text:style-name="L2">
            <text:list-item>
              <text:p text:style-name="P7"><text:span text:style-name="T10">Used in “simple” systems like embedded microcontrollers in devices like cars, elevators, and digital picture fram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9" draw:layer="layout" svg:width="2.538cm" svg:height="0.633cm" svg:x="12.912cm" svg:y="11.7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2" draw:layer="layout" svg:width="0.944cm" svg:height="0.92cm" svg:x="12.064cm" svg:y="4.626cm">
          <text:p text:style-name="P10"><text:span text:style-name="T12">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0.944cm" svg:height="0.92cm" svg:x="12.064cm" svg:y="5.261cm">
          <text:p text:style-name="P10"><text:span text:style-name="T12">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1.609cm" svg:height="0.92cm" svg:x="11.404cm" svg:y="11.628cm">
          <text:p text:style-name="P10"><text:span text:style-name="T12">M-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2" draw:layer="layout" svg:width="3.814cm" svg:height="0.92cm" svg:x="12.187cm" svg:y="3.81cm">
          <text:p text:style-name="P11"><text:span text:style-name="T12">Main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13" draw:layer="layout" svg:width="2.961cm" svg:height="1.48cm" svg:x="4.445cm" svg:y="6.854cm">
          <text:p text:style-name="P12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" draw:text-style-name="P2" draw:layer="layout" svg:width="0.944cm" svg:height="0.92cm" svg:x="12.068cm" svg:y="5.896cm">
          <text:p text:style-name="P10"><text:span text:style-name="T12">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" draw:text-style-name="P2" draw:layer="layout" svg:width="0.944cm" svg:height="0.92cm" svg:x="12.064cm" svg:y="6.531cm">
          <text:p text:style-name="P10"><text:span text:style-name="T12">3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" draw:text-style-name="P9" draw:layer="layout" svg:width="2.538cm" svg:height="0.633cm" svg:x="12.912cm" svg:y="4.6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" draw:text-style-name="P9" draw:layer="layout" svg:width="2.538cm" svg:height="0.633cm" svg:x="12.912cm" svg:y="5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" draw:text-style-name="P9" draw:layer="layout" svg:width="2.538cm" svg:height="0.633cm" svg:x="12.912cm" svg:y="5.9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" draw:text-style-name="P9" draw:layer="layout" svg:width="2.538cm" svg:height="0.633cm" svg:x="12.912cm" svg:y="6.5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8" draw:text-style-name="P14" draw:layer="layout" svg:width="2.538cm" svg:height="0.633cm" svg:x="12.912cm" svg:y="7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8" draw:text-style-name="P14" draw:layer="layout" svg:width="2.538cm" svg:height="0.633cm" svg:x="12.912cm" svg:y="7.8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2" draw:layer="layout" svg:width="0.944cm" svg:height="0.92cm" svg:x="12.064cm" svg:y="7.166cm">
          <text:p text:style-name="P10"><text:span text:style-name="T12">4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2" draw:layer="layout" svg:width="0.944cm" svg:height="0.92cm" svg:x="12.064cm" svg:y="7.801cm">
          <text:p text:style-name="P10"><text:span text:style-name="T12">5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4" draw:layer="layout" svg:width="2.538cm" svg:height="0.633cm" svg:x="12.912cm" svg:y="8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8" draw:text-style-name="P14" draw:layer="layout" svg:width="2.538cm" svg:height="0.633cm" svg:x="12.912cm" svg:y="9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" draw:text-style-name="P2" draw:layer="layout" svg:width="0.944cm" svg:height="0.92cm" svg:x="12.064cm" svg:y="8.436cm">
          <text:p text:style-name="P10"><text:span text:style-name="T12">6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6" draw:text-style-name="P2" draw:layer="layout" svg:width="0.944cm" svg:height="0.92cm" svg:x="12.068cm" svg:y="9.071cm">
          <text:p text:style-name="P10"><text:span text:style-name="T12">7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" draw:text-style-name="P9" draw:layer="layout" svg:width="2.538cm" svg:height="0.633cm" svg:x="12.912cm" svg:y="11.1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" draw:text-style-name="P2" draw:layer="layout" svg:width="4.308cm" svg:height="1.599cm" svg:x="7.615cm" svg:y="5.929cm">
          <text:p text:style-name="P12"><text:span text:style-name="T13">Physical address</text:span></text:p>
          <text:p text:style-name="P12"><text:span text:style-name="T13">(P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0" draw:text-style-name="P15" draw:layer="layout" svg:width="0.21cm" svg:height="2.538cm" svg:x="15.663cm" svg:y="7.179cm">
          <text:p/>
          <draw:enhanced-geometry draw:mirror-horizontal="false" draw:mirror-vertical="false" svg:viewBox="0 0 0 0" draw:text-areas="0 ?f15 ?f14 ?f16" draw:type="ooxml-rightBrace" draw:modifiers="10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6" draw:style-name="gr9" draw:text-style-name="P2" draw:layer="layout" svg:width="2.94cm" svg:height="0.933cm" svg:x="14.732cm" svg:y="14.224cm">
          <text:p text:style-name="P12"><text:span text:style-name="T13">Data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" draw:text-style-name="P9" draw:layer="layout" svg:width="2.538cm" svg:height="0.633cm" svg:x="12.912cm" svg:y="9.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" draw:text-style-name="P2" draw:layer="layout" svg:width="0.944cm" svg:height="0.92cm" svg:x="12.064cm" svg:y="9.723cm">
          <text:p text:style-name="P10"><text:span text:style-name="T12">8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1" draw:text-style-name="P2" draw:layer="layout" svg:width="2.538cm" svg:height="0.633cm" svg:x="13.123cm" svg:y="10.372cm">
          <text:p text:style-name="P16"><text:span text:style-name="T14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2" draw:text-style-name="P15" draw:layer="layout" svg:width="4.65cm" svg:height="0.002cm" svg:x="7.408cm" svg:y="7.58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31" draw:style-name="gr13" draw:text-style-name="P15" draw:layer="layout" svg:x1="16.086cm" svg:y1="8.453cm" svg:x2="17.568cm" svg:y2="8.449cm">
          <text:p/>
        </draw:line>
        <draw:line draw:name="Line 32" draw:style-name="gr13" draw:text-style-name="P15" draw:layer="layout" svg:x1="17.568cm" svg:y1="8.438cm" svg:x2="17.563cm" svg:y2="13.548cm">
          <text:p/>
        </draw:line>
        <draw:custom-shape draw:name="CustomShape 33" draw:style-name="gr14" draw:text-style-name="P15" draw:layer="layout" svg:width="1.485cm" svg:height="0.762cm" draw:transform="rotate (-3.14159265358979) translate (17.563cm 14.31cm)">
          <text:p/>
          <draw:enhanced-geometry draw:mirror-horizontal="false" draw:mirror-vertical="true" svg:viewBox="0 0 0 0" draw:text-areas="0 0 ?f2 ?f3" draw:type="ooxml-bentConnector3" draw:modifiers="9999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34" draw:style-name="gr15" draw:text-style-name="P2" draw:layer="layout" svg:width="0.841cm" svg:height="0.926cm" svg:x="9.319cm" svg:y="7.408cm">
          <text:p text:style-name="P1"><text:span text:style-name="T1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17" draw:text-style-name="P18" draw:layer="layout" svg:width="10.414cm" svg:height="3.191cm" svg:x="2.361cm" svg:y="6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212cm" svg:height="2.172cm" svg:x="0.975cm" svg:y="1.058cm">
          <text:p text:style-name="P6"><text:span text:style-name="T1">A System Using Virtual Addr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3.074cm" svg:height="3.504cm" svg:x="1.266cm" svg:y="15.121cm">
          <text:list text:style-name="L2">
            <text:list-item>
              <text:p text:style-name="P7"><text:span text:style-name="T10">Used in all modern servers, laptops, and smart phones</text:span></text:p>
            </text:list-item>
            <text:list-item>
              <text:p text:style-name="P7"><text:span text:style-name="T10">One of the great ideas in computer scien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9" draw:layer="layout" svg:width="2.538cm" svg:height="0.633cm" svg:x="17.568cm" svg:y="12.1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0.944cm" svg:height="0.92cm" svg:x="16.72cm" svg:y="5.049cm">
          <text:p text:style-name="P10"><text:span text:style-name="T12">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0.944cm" svg:height="0.92cm" svg:x="16.72cm" svg:y="5.684cm">
          <text:p text:style-name="P10"><text:span text:style-name="T12">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2" draw:layer="layout" svg:width="1.609cm" svg:height="0.92cm" svg:x="16.061cm" svg:y="12.052cm">
          <text:p text:style-name="P10"><text:span text:style-name="T12">M-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2" draw:layer="layout" svg:width="3.814cm" svg:height="0.92cm" svg:x="16.844cm" svg:y="4.233cm">
          <text:p text:style-name="P11"><text:span text:style-name="T12">Main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8" draw:text-style-name="P19" draw:layer="layout" svg:width="2.961cm" svg:height="1.48cm" svg:x="9.525cm" svg:y="7.277cm">
          <text:p text:style-name="P12"><text:span text:style-name="T1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" draw:text-style-name="P2" draw:layer="layout" svg:width="0.944cm" svg:height="0.92cm" svg:x="16.725cm" svg:y="6.319cm">
          <text:p text:style-name="P10"><text:span text:style-name="T12">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2" draw:layer="layout" svg:width="0.944cm" svg:height="0.92cm" svg:x="16.72cm" svg:y="6.954cm">
          <text:p text:style-name="P10"><text:span text:style-name="T12">3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" draw:text-style-name="P9" draw:layer="layout" svg:width="2.538cm" svg:height="0.633cm" svg:x="17.568cm" svg:y="5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" draw:text-style-name="P9" draw:layer="layout" svg:width="2.538cm" svg:height="0.633cm" svg:x="17.568cm" svg:y="5.6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" draw:text-style-name="P9" draw:layer="layout" svg:width="2.538cm" svg:height="0.633cm" svg:x="17.568cm" svg:y="6.3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5" draw:text-style-name="P9" draw:layer="layout" svg:width="2.538cm" svg:height="0.633cm" svg:x="17.568cm" svg:y="6.9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8" draw:text-style-name="P14" draw:layer="layout" svg:width="2.538cm" svg:height="0.633cm" svg:x="17.568cm" svg:y="7.6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8" draw:text-style-name="P14" draw:layer="layout" svg:width="2.538cm" svg:height="0.633cm" svg:x="17.568cm" svg:y="8.2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2" draw:layer="layout" svg:width="0.944cm" svg:height="0.92cm" svg:x="16.72cm" svg:y="7.589cm">
          <text:p text:style-name="P10"><text:span text:style-name="T12">4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2" draw:layer="layout" svg:width="0.944cm" svg:height="0.92cm" svg:x="16.72cm" svg:y="8.224cm">
          <text:p text:style-name="P10"><text:span text:style-name="T12">5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8" draw:text-style-name="P14" draw:layer="layout" svg:width="2.538cm" svg:height="0.633cm" svg:x="17.568cm" svg:y="8.8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4" draw:layer="layout" svg:width="2.538cm" svg:height="0.633cm" svg:x="17.568cm" svg:y="9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6" draw:text-style-name="P2" draw:layer="layout" svg:width="0.944cm" svg:height="0.92cm" svg:x="16.72cm" svg:y="8.859cm">
          <text:p text:style-name="P10"><text:span text:style-name="T12">6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" draw:text-style-name="P2" draw:layer="layout" svg:width="0.944cm" svg:height="0.92cm" svg:x="16.725cm" svg:y="9.494cm">
          <text:p text:style-name="P10"><text:span text:style-name="T12">7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" draw:text-style-name="P9" draw:layer="layout" svg:width="2.538cm" svg:height="0.633cm" svg:x="17.568cm" svg:y="11.5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9" draw:text-style-name="P2" draw:layer="layout" svg:width="3.855cm" svg:height="1.433cm" svg:x="12.67cm" svg:y="6.608cm">
          <text:p text:style-name="P12"><text:span text:style-name="T16">Physical address</text:span></text:p>
          <text:p text:style-name="P12"><text:span text:style-name="T16">(P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0" draw:text-style-name="P15" draw:layer="layout" svg:width="0.21cm" svg:height="2.538cm" svg:x="20.32cm" svg:y="7.602cm">
          <text:p/>
          <draw:enhanced-geometry draw:mirror-horizontal="false" draw:mirror-vertical="false" svg:viewBox="0 0 0 0" draw:text-areas="0 ?f15 ?f14 ?f16" draw:type="ooxml-rightBrace" draw:modifiers="10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7" draw:style-name="gr9" draw:text-style-name="P2" draw:layer="layout" svg:width="2.644cm" svg:height="0.849cm" svg:x="11.58cm" svg:y="13.462cm">
          <text:p text:style-name="P12"><text:span text:style-name="T16">Data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" draw:text-style-name="P9" draw:layer="layout" svg:width="2.538cm" svg:height="0.633cm" svg:x="17.568cm" svg:y="10.1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2" draw:layer="layout" svg:width="0.944cm" svg:height="0.92cm" svg:x="16.72cm" svg:y="10.147cm">
          <text:p text:style-name="P10"><text:span text:style-name="T12">8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" draw:text-style-name="P2" draw:layer="layout" svg:width="2.538cm" svg:height="0.633cm" svg:x="17.78cm" svg:y="10.795cm">
          <text:p text:style-name="P16"><text:span text:style-name="T14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2" draw:text-style-name="P15" draw:layer="layout" svg:width="4.227cm" svg:height="0.002cm" svg:x="12.488cm" svg:y="8.01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32" draw:style-name="gr13" draw:text-style-name="P15" draw:layer="layout" svg:x1="20.743cm" svg:y1="8.876cm" svg:x2="22.225cm" svg:y2="8.872cm">
          <text:p/>
        </draw:line>
        <draw:line draw:name="Line 33" draw:style-name="gr13" draw:text-style-name="P15" draw:layer="layout" svg:x1="22.225cm" svg:y1="8.861cm" svg:x2="22.22cm" svg:y2="13.972cm">
          <text:p/>
        </draw:line>
        <draw:custom-shape draw:name="CustomShape 34" draw:style-name="gr19" draw:text-style-name="P15" draw:layer="layout" svg:width="7.996cm" svg:height="0.003cm" draw:transform="rotate (-3.14159265358979) translate (22.22cm 13.973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7" draw:text-style-name="P13" draw:layer="layout" svg:width="2.961cm" svg:height="1.48cm" svg:x="2.752cm" svg:y="7.279cm">
          <text:p text:style-name="P12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2" draw:text-style-name="P15" draw:layer="layout" svg:width="3.804cm" svg:height="0.011cm" svg:x="5.715cm" svg:y="8.00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9" draw:text-style-name="P2" draw:layer="layout" svg:width="3.609cm" svg:height="1.433cm" svg:x="5.723cm" svg:y="6.608cm">
          <text:p text:style-name="P12"><text:span text:style-name="T16">Virtual address</text:span></text:p>
          <text:p text:style-name="P12"><text:span text:style-name="T16">(V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5" draw:text-style-name="P2" draw:layer="layout" svg:width="2.885cm" svg:height="1.012cm" svg:x="2.143cm" svg:y="5.491cm">
          <text:p text:style-name="P1"><text:span text:style-name="T17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5" draw:text-style-name="P2" draw:layer="layout" svg:width="0.841cm" svg:height="0.926cm" svg:x="14.188cm" svg:y="7.82cm">
          <text:p text:style-name="P1"><text:span text:style-name="T1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5" draw:text-style-name="P2" draw:layer="layout" svg:width="1.857cm" svg:height="0.926cm" svg:x="6.573cm" svg:y="8.007cm">
          <text:p text:style-name="P1"><text:span text:style-name="T15">4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Address Sp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26cm" svg:height="13.809cm" svg:x="1.102cm" svg:y="3.784cm">
          <text:list text:style-name="L2">
            <text:list-item>
              <text:p text:style-name="P20"><text:span text:style-name="T18">Linear address space: </text:span><text:span text:style-name="T8">Ordered set of contiguous non-negative integer addresses:</text:span><text:span text:style-name="T2"><text:line-break/></text:span><text:span text:style-name="T8"><text:tab/></text:span><text:span text:style-name="T8"><text:tab/></text:span><text:span text:style-name="T8">{0, 1, 2, 3 … }</text:span></text:p>
            </text:list-item>
          </text:list>
          <text:p text:style-name="P20"><text:span text:style-name="T7"/></text:p>
          <text:list text:continue-numbering="true" text:style-name="L2">
            <text:list-item>
              <text:p text:style-name="P20"><text:span text:style-name="T18">Virtual address space: </text:span><text:span text:style-name="T8">Set of N = 2</text:span><text:span text:style-name="T19">n</text:span><text:span text:style-name="T8"> virtual addresses</text:span><text:span text:style-name="T2"><text:line-break/></text:span><text:span text:style-name="T8"><text:tab/></text:span><text:span text:style-name="T8"><text:tab/></text:span><text:span text:style-name="T8">{0, 1, 2, 3, …, N-1}</text:span></text:p>
            </text:list-item>
          </text:list>
          <text:p text:style-name="P20"><text:span text:style-name="T7"/></text:p>
          <text:list text:continue-numbering="true" text:style-name="L2">
            <text:list-item>
              <text:p text:style-name="P20"><text:span text:style-name="T18">Physical address space: </text:span><text:span text:style-name="T8">Set of M = 2</text:span><text:span text:style-name="T19">m</text:span><text:span text:style-name="T8"> physical addresses</text:span><text:span text:style-name="T2"><text:line-break/></text:span><text:span text:style-name="T8"><text:tab/></text:span><text:span text:style-name="T8"><text:tab/></text:span><text:span text:style-name="T8">{0, 1, 2, 3, …, M-1}</text:span></text:p>
            </text:list-item>
          </text:list>
          <text:p text:style-name="P2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5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2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Blank_20_Slide">
        <office:forms form:automatic-focus="false" form:apply-design-mode="false"/>
        <draw:custom-shape draw:name="TextShape 1" draw:style-name="gr1" draw:text-style-name="P2" draw:layer="layout" svg:width="22.223cm" svg:height="1.59cm" svg:x="0.847cm" svg:y="1.27cm">
          <text:p text:style-name="P6"><text:span text:style-name="T1">Why Virtual Memory (VM)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128cm" svg:height="15.22cm" svg:x="0.847cm" svg:y="3.616cm">
          <text:list text:style-name="L2">
            <text:list-item>
              <text:p text:style-name="P21"><text:span text:style-name="T10">Uses main memory efficiently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8">Use DRAM as a cache for parts of a virtual address space</text:span></text:p>
                </text:list-item>
              </text:list>
            </text:list-item>
          </text:list>
          <text:p text:style-name="P22"><text:span text:style-name="T7"/></text:p>
          <text:list text:continue-numbering="true" text:style-name="L3">
            <text:list-item>
              <text:p text:style-name="P23"><text:span text:style-name="T10">Simplifies memory management</text:span></text:p>
              <text:list>
                <text:list-item>
                  <text:p text:style-name="P24"><text:span text:style-name="T8">Each process gets the same uniform linear address space</text:span></text:p>
                </text:list-item>
              </text:list>
            </text:list-item>
          </text:list>
          <text:p text:style-name="P25"><text:span text:style-name="T7"/></text:p>
          <text:list text:continue-numbering="true" text:style-name="L3">
            <text:list-item>
              <text:p text:style-name="P23"><text:span text:style-name="T10">Isolates address spaces</text:span></text:p>
              <text:list>
                <text:list-item>
                  <text:p text:style-name="P24"><text:span text:style-name="T8">One process can’t interfere with another’s memory</text:span><text:span text:style-name="T8"><text:tab/></text:span></text:p>
                </text:list-item>
                <text:list-item>
                  <text:p text:style-name="P24"><text:span text:style-name="T8">User program cannot access privileged kernel information and cod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6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21">Address spaces</text:span></text:p>
            </text:list-item>
            <text:list-item>
              <text:p text:style-name="P7"><text:span text:style-name="T10">VM as a tool for caching</text:span></text:p>
            </text:list-item>
            <text:list-item>
              <text:p text:style-name="P7"><text:span text:style-name="T11">VM as a tool for memory management</text:span></text:p>
            </text:list-item>
            <text:list-item>
              <text:p text:style-name="P7"><text:span text:style-name="T11">VM as a tool for memory protection</text:span></text:p>
            </text:list-item>
            <text:list-item>
              <text:p text:style-name="P7"><text:span text:style-name="T11">Address translation</text:span></text:p>
            </text:list-item>
          </text:list>
          <text:p text:style-name="P2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7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004cm" svg:height="2.172cm" svg:x="0.773cm" svg:y="1.302cm">
          <text:p text:style-name="P6"><text:span text:style-name="T1">DRAM Cache Orga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44cm" svg:height="14.881cm" svg:x="0.807cm" svg:y="3.744cm">
          <text:list text:style-name="L2">
            <text:list-item>
              <text:p text:style-name="P7"><text:span text:style-name="T10">DRAM cache organization driven by the enormous miss penalty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8">DRAM is about </text:span><text:span text:style-name="T22">10x</text:span><text:span text:style-name="T8"> slower than SRAM (CPU cache)</text:span></text:p>
                </text:list-item>
                <text:list-item>
                  <text:p text:style-name="P20"><text:span text:style-name="T8">Disk is about </text:span><text:span text:style-name="T22">10,000x</text:span><text:span text:style-name="T8"> slower than DRAM</text:span></text:p>
                </text:list-item>
              </text:list>
            </text:list-item>
          </text:list>
          <text:p text:style-name="P26"><text:span text:style-name="T7"/></text:p>
          <text:list text:continue-numbering="true" text:style-name="L3">
            <text:list-item>
              <text:p text:style-name="P27"><text:span text:style-name="T10">Consequences</text:span></text:p>
              <text:list>
                <text:list-item>
                  <text:p text:style-name="P28"><text:span text:style-name="T8">Large page (block) size: typically 4 KB, sometimes 4 MB</text:span></text:p>
                </text:list-item>
                <text:list-item>
                  <text:p text:style-name="P28"><text:span text:style-name="T8">Fully associative 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8"><text:span text:style-name="T8">Any VP can be placed in any PP</text:span></text:p>
                    </text:list-item>
                    <text:list-item>
                      <text:p text:style-name="P28"><text:span text:style-name="T8">Requires a “large” mapping function – different from cache memories</text:span></text:p>
                    </text:list-item>
                  </text:list>
                </text:list-item>
                <text:list-item>
                  <text:p text:style-name="P28"><text:span text:style-name="T8">Highly sophisticated, expensive replacement algorithms</text:span></text:p>
                  <text:list>
                    <text:list-item>
                      <text:p text:style-name="P28"><text:span text:style-name="T8">Too complicated and open-ended to be implemented in hardware</text:span></text:p>
                    </text:list-item>
                  </text:list>
                </text:list-item>
                <text:list-item>
                  <text:p text:style-name="P28"><text:span text:style-name="T8">Write-back rather than write-through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8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004cm" svg:height="2.172cm" svg:x="0.829cm" svg:y="1.001cm">
          <text:p text:style-name="P6"><text:span text:style-name="T1">Enabling Data Structure: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3.583cm" svg:x="0.807cm" svg:y="3.188cm">
          <text:list text:style-name="L2">
            <text:list-item>
              <text:p text:style-name="P7"><text:span text:style-name="T10">A </text:span><text:span text:style-name="T23">page table </text:span><text:span text:style-name="T10">is an array of page table entries (PTEs) that maps virtual pages to physical pages. 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8">Per-process kernel data structure in DRAM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29" draw:layer="layout" svg:width="4.443cm" svg:height="0.633cm" svg:x="5.891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1" draw:text-style-name="P30" draw:layer="layout" svg:width="4.443cm" svg:height="0.633cm" svg:x="5.891cm" svg:y="13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2" draw:text-style-name="P31" draw:layer="layout" svg:width="4.443cm" svg:height="0.633cm" svg:x="5.891cm" svg:y="12.356cm">
          <text:p text:style-name="P12"><text:span text:style-name="T24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2" draw:text-style-name="P31" draw:layer="layout" svg:width="4.443cm" svg:height="0.633cm" svg:x="5.891cm" svg:y="9.181cm">
          <text:p text:style-name="P12"><text:span text:style-name="T24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1" draw:text-style-name="P30" draw:layer="layout" svg:width="4.443cm" svg:height="0.633cm" svg:x="5.891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1" draw:text-style-name="P30" draw:layer="layout" svg:width="4.443cm" svg:height="0.633cm" svg:x="5.891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0" draw:text-style-name="P29" draw:layer="layout" svg:width="4.443cm" svg:height="0.633cm" svg:x="5.891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1" draw:text-style-name="P30" draw:layer="layout" svg:width="4.443cm" svg:height="0.633cm" svg:x="5.891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" draw:text-style-name="P2" draw:layer="layout" svg:width="4.553cm" svg:height="2.258cm" svg:x="5.83cm" svg:y="14.375cm">
          <text:p text:style-name="P12"><text:span text:style-name="T25">Memory resident</text:span></text:p>
          <text:p text:style-name="P12"><text:span text:style-name="T25">page table</text:span></text:p>
          <text:p text:style-name="P12"><text:span text:style-name="T25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3" draw:text-style-name="P2" xml:id="id12" draw:id="id12" draw:layer="layout" svg:width="4.473cm" svg:height="1.598cm" svg:x="14.878cm" svg:y="6.562cm">
          <text:p text:style-name="P12"><text:span text:style-name="T25">Physical memory</text:span></text:p>
          <text:p text:style-name="P12"><text:span text:style-name="T25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4" draw:text-style-name="P32" xml:id="id13" draw:id="id13" draw:layer="layout" svg:width="3.83cm" svg:height="0.633cm" svg:x="15.183cm" svg:y="9.446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4" draw:text-style-name="P32" xml:id="id14" draw:id="id14" draw:layer="layout" svg:width="3.83cm" svg:height="0.633cm" svg:x="15.183cm" svg:y="10.028cm">
          <text:p text:style-name="P12"><text:span text:style-name="T1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5" draw:style-name="gr25" draw:text-style-name="P15" xml:id="id20" draw:id="id20" draw:layer="layout" svg:width="7.019cm" svg:height="4.029cm" svg:x="8.184cm" svg:y="13.326cm" svg:viewBox="0 0 7020 4030" draw:points="0,0 7020,4030">
          <text:p/>
        </draw:polyline>
        <draw:polyline draw:name="Line 16" draw:style-name="gr26" draw:text-style-name="P15" xml:id="id11" draw:id="id11" draw:layer="layout" svg:width="7.019cm" svg:height="4.479cm" svg:x="8.184cm" svg:y="9.52cm" svg:viewBox="0 0 7020 4480" draw:points="0,4480 7020,0">
          <text:p/>
        </draw:polyline>
        <draw:polyline draw:name="Line 17" draw:style-name="gr26" draw:text-style-name="P15" xml:id="id9" draw:id="id9" draw:layer="layout" svg:width="6.948cm" svg:height="1.939cm" svg:x="8.255cm" svg:y="8.885cm" svg:viewBox="0 0 6949 1940" draw:points="0,1940 6949,0">
          <text:p/>
        </draw:polyline>
        <draw:polyline draw:name="Line 18" draw:style-name="gr26" draw:text-style-name="P15" xml:id="id8" draw:id="id8" draw:layer="layout" svg:width="7.09cm" svg:height="1.948cm" svg:x="8.113cm" svg:y="8.25cm" svg:viewBox="0 0 7091 1949" draw:points="0,1949 7091,0">
          <text:p/>
        </draw:polyline>
        <draw:custom-shape draw:name="CustomShape 19" draw:style-name="gr23" draw:text-style-name="P2" xml:id="id1" draw:id="id1" draw:layer="layout" svg:width="4.189cm" svg:height="1.596cm" svg:x="15.047cm" svg:y="12.109cm">
          <text:p text:style-name="P12"><text:span text:style-name="T25">Virtual memory</text:span></text:p>
          <text:p text:style-name="P12"><text:span text:style-name="T25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7" draw:text-style-name="P15" draw:layer="layout" svg:width="0.845cm" svg:height="0.633cm" svg:x="5.045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7" draw:text-style-name="P15" draw:layer="layout" svg:width="0.845cm" svg:height="0.633cm" svg:x="5.045cm" svg:y="13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7" draw:text-style-name="P15" draw:layer="layout" svg:width="0.845cm" svg:height="0.633cm" svg:x="5.045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7" draw:text-style-name="P15" draw:layer="layout" svg:width="0.845cm" svg:height="0.633cm" svg:x="5.045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7" draw:text-style-name="P15" draw:layer="layout" svg:width="0.845cm" svg:height="0.633cm" svg:x="5.045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7" draw:text-style-name="P15" draw:layer="layout" svg:width="0.845cm" svg:height="0.633cm" svg:x="5.045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7" draw:text-style-name="P15" draw:layer="layout" svg:width="0.845cm" svg:height="0.633cm" svg:x="5.045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7" draw:text-style-name="P15" draw:layer="layout" svg:width="0.845cm" svg:height="0.633cm" svg:x="5.045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8" draw:text-style-name="P2" draw:layer="layout" svg:width="1.903cm" svg:height="0.934cm" svg:x="4.41cm" svg:y="8.334cm">
          <text:p text:style-name="P33"><text:span text:style-name="T26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3" draw:text-style-name="P2" draw:layer="layout" svg:width="0.752cm" svg:height="0.85cm" svg:x="5.08cm" svg:y="9.097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3" draw:text-style-name="P2" draw:layer="layout" svg:width="0.752cm" svg:height="0.85cm" svg:x="5.08cm" svg:y="9.744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3" draw:text-style-name="P2" draw:layer="layout" svg:width="0.752cm" svg:height="0.85cm" svg:x="5.08cm" svg:y="11.038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23" draw:text-style-name="P2" draw:layer="layout" svg:width="0.752cm" svg:height="0.85cm" svg:x="5.08cm" svg:y="11.614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3" draw:text-style-name="P2" draw:layer="layout" svg:width="0.752cm" svg:height="0.85cm" svg:x="5.08cm" svg:y="12.278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23" draw:text-style-name="P2" draw:layer="layout" svg:width="0.752cm" svg:height="0.85cm" svg:x="5.08cm" svg:y="13.554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23" draw:text-style-name="P2" draw:layer="layout" svg:width="0.752cm" svg:height="0.85cm" svg:x="5.08cm" svg:y="12.908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23" draw:text-style-name="P2" draw:layer="layout" svg:width="0.752cm" svg:height="0.85cm" svg:x="5.08cm" svg:y="10.391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6.099cm" svg:y="6.981cm">
          <text:p text:style-name="P12"><text:span text:style-name="T26">Physical page</text:span></text:p>
          <text:p text:style-name="P12"><text:span text:style-name="T26">number or </text:span></text:p>
          <text:p text:style-name="P12"><text:span text:style-name="T26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3.367cm" svg:y="8.999cm">
          <text:p text:style-name="P34"><text:span text:style-name="T25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3.358cm" svg:y="13.479cm">
          <text:p text:style-name="P34"><text:span text:style-name="T25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xml:id="id15" draw:id="id15" draw:layer="layout" svg:width="1.514cm" svg:height="0.933cm" svg:x="18.981cm" svg:y="8.082cm">
          <text:p text:style-name="P12"><text:span text:style-name="T25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4" draw:text-style-name="P32" xml:id="id16" draw:id="id16" draw:layer="layout" svg:width="3.83cm" svg:height="0.633cm" svg:x="15.183cm" svg:y="8.819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4" draw:text-style-name="P32" xml:id="id17" draw:id="id17" draw:layer="layout" svg:width="3.83cm" svg:height="0.633cm" svg:x="15.183cm" svg:y="8.184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29" draw:text-style-name="P35" draw:layer="layout" svg:width="0.21cm" svg:height="0.21cm" svg:x="8.043cm" svg:y="13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29" draw:text-style-name="P35" draw:layer="layout" svg:width="0.21cm" svg:height="0.21cm" svg:x="8.043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29" draw:text-style-name="P35" draw:layer="layout" svg:width="0.21cm" svg:height="0.21cm" svg:x="8.043cm" svg:y="10.7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29" draw:text-style-name="P35" draw:layer="layout" svg:width="0.21cm" svg:height="0.21cm" svg:x="8.043cm" svg:y="10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xml:id="id18" draw:id="id18" draw:layer="layout" svg:width="1.514cm" svg:height="0.933cm" svg:x="19.016cm" svg:y="9.916cm">
          <text:p text:style-name="P12"><text:span text:style-name="T25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22" draw:text-style-name="P31" xml:id="id2" draw:id="id2" draw:layer="layout" svg:width="3.83cm" svg:height="0.633cm" svg:x="15.205cm" svg:y="13.855cm">
          <text:p text:style-name="P12"><text:span text:style-name="T24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22" draw:text-style-name="P31" xml:id="id3" draw:id="id3" draw:layer="layout" svg:width="3.83cm" svg:height="0.633cm" svg:x="15.205cm" svg:y="14.718cm">
          <text:p text:style-name="P12"><text:span text:style-name="T24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22" draw:text-style-name="P31" xml:id="id4" draw:id="id4" draw:layer="layout" svg:width="3.83cm" svg:height="0.633cm" svg:x="15.205cm" svg:y="16.443cm">
          <text:p text:style-name="P12"><text:span text:style-name="T24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22" draw:text-style-name="P31" xml:id="id5" draw:id="id5" draw:layer="layout" svg:width="3.83cm" svg:height="0.633cm" svg:x="15.205cm" svg:y="17.306cm">
          <text:p text:style-name="P12"><text:span text:style-name="T24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22" draw:text-style-name="P31" xml:id="id6" draw:id="id6" draw:layer="layout" svg:width="3.83cm" svg:height="0.633cm" svg:x="15.205cm" svg:y="18.168cm">
          <text:p text:style-name="P12"><text:span text:style-name="T24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29" draw:text-style-name="P35" draw:layer="layout" svg:width="0.21cm" svg:height="0.21cm" svg:x="8.043cm" svg:y="11.3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Line 54" draw:style-name="gr25" draw:text-style-name="P15" xml:id="id19" draw:id="id19" draw:layer="layout" svg:width="7.125cm" svg:height="4.197cm" svg:x="8.078cm" svg:y="11.447cm" svg:viewBox="0 0 7126 4198" draw:points="0,0 7126,4198">
          <text:p/>
        </draw:polyline>
        <draw:custom-shape draw:name="CustomShape 55" draw:style-name="gr29" draw:text-style-name="P35" draw:layer="layout" svg:width="0.21cm" svg:height="0.21cm" svg:x="8.043cm" svg:y="11.9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Line 56" draw:style-name="gr26" draw:text-style-name="P15" xml:id="id10" draw:id="id10" draw:layer="layout" svg:width="7.037cm" svg:height="1.869cm" svg:x="8.166cm" svg:y="10.12cm" svg:viewBox="0 0 7038 1870" draw:points="0,1870 7038,0">
          <text:p/>
        </draw:polyline>
        <draw:custom-shape draw:name="CustomShape 57" draw:style-name="gr22" draw:text-style-name="P31" xml:id="id7" draw:id="id7" draw:layer="layout" svg:width="3.83cm" svg:height="0.633cm" svg:x="15.205cm" svg:y="15.58cm">
          <text:p text:style-name="P12"><text:span text:style-name="T24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9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004cm" svg:height="2.172cm" svg:x="0.829cm" svg:y="1.001cm">
          <text:p text:style-name="P6"><text:span text:style-name="T1">Page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.678cm" svg:x="0.861cm" svg:y="3.188cm">
          <text:list text:style-name="L2">
            <text:list-item>
              <text:p text:style-name="P7"><text:span text:style-name="T23">Page hit: </text:span><text:span text:style-name="T10">reference to VM word that is in physical memory (DRAM cache hit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29" draw:layer="layout" svg:width="4.443cm" svg:height="0.633cm" svg:x="8.847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1" draw:text-style-name="P30" draw:layer="layout" svg:width="4.443cm" svg:height="0.633cm" svg:x="8.847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2" draw:text-style-name="P31" draw:layer="layout" svg:width="4.443cm" svg:height="0.633cm" svg:x="8.847cm" svg:y="11.721cm">
          <text:p text:style-name="P12"><text:span text:style-name="T24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2" draw:text-style-name="P31" draw:layer="layout" svg:width="4.443cm" svg:height="0.633cm" svg:x="8.847cm" svg:y="8.546cm">
          <text:p text:style-name="P12"><text:span text:style-name="T24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1" draw:text-style-name="P30" draw:layer="layout" svg:width="4.443cm" svg:height="0.633cm" svg:x="8.847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1" draw:text-style-name="P30" draw:layer="layout" svg:width="4.443cm" svg:height="0.633cm" svg:x="8.847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0" draw:text-style-name="P29" draw:layer="layout" svg:width="4.443cm" svg:height="0.633cm" svg:x="8.847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1" draw:text-style-name="P30" draw:layer="layout" svg:width="4.443cm" svg:height="0.633cm" svg:x="8.847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" draw:text-style-name="P2" draw:layer="layout" svg:width="4.553cm" svg:height="2.258cm" svg:x="8.786cm" svg:y="13.74cm">
          <text:p text:style-name="P12"><text:span text:style-name="T25">Memory resident</text:span></text:p>
          <text:p text:style-name="P12"><text:span text:style-name="T25">page table</text:span></text:p>
          <text:p text:style-name="P12"><text:span text:style-name="T25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3" draw:text-style-name="P2" draw:layer="layout" svg:width="4.473cm" svg:height="1.598cm" svg:x="17.834cm" svg:y="5.927cm">
          <text:p text:style-name="P12"><text:span text:style-name="T25">Physical memory</text:span></text:p>
          <text:p text:style-name="P12"><text:span text:style-name="T25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4" draw:text-style-name="P32" draw:layer="layout" svg:width="3.83cm" svg:height="0.633cm" svg:x="18.138cm" svg:y="8.811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4" draw:text-style-name="P32" draw:layer="layout" svg:width="3.83cm" svg:height="0.633cm" svg:x="18.138cm" svg:y="9.393cm">
          <text:p text:style-name="P12"><text:span text:style-name="T1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25" draw:text-style-name="P15" draw:layer="layout" svg:x1="11.14cm" svg:y1="12.691cm" svg:x2="18.16cm" svg:y2="16.721cm">
          <text:p/>
        </draw:line>
        <draw:line draw:name="Line 16" draw:style-name="gr26" draw:text-style-name="P15" draw:layer="layout" svg:x1="11.14cm" svg:y1="13.365cm" svg:x2="18.16cm" svg:y2="8.885cm">
          <text:p/>
        </draw:line>
        <draw:line draw:name="Line 17" draw:style-name="gr26" draw:text-style-name="P15" draw:layer="layout" svg:x1="11.21cm" svg:y1="10.19cm" svg:x2="18.16cm" svg:y2="8.25cm">
          <text:p/>
        </draw:line>
        <draw:line draw:name="Line 18" draw:style-name="gr26" draw:text-style-name="P15" draw:layer="layout" svg:x1="11.069cm" svg:y1="9.564cm" svg:x2="18.16cm" svg:y2="7.615cm">
          <text:p/>
        </draw:line>
        <draw:custom-shape draw:name="CustomShape 19" draw:style-name="gr23" draw:text-style-name="P2" draw:layer="layout" svg:width="4.189cm" svg:height="1.596cm" svg:x="18.003cm" svg:y="11.474cm">
          <text:p text:style-name="P12"><text:span text:style-name="T25">Virtual memory</text:span></text:p>
          <text:p text:style-name="P12"><text:span text:style-name="T25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7" draw:text-style-name="P15" draw:layer="layout" svg:width="0.845cm" svg:height="0.633cm" svg:x="8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7" draw:text-style-name="P15" draw:layer="layout" svg:width="0.845cm" svg:height="0.633cm" svg:x="8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7" draw:text-style-name="P15" draw:layer="layout" svg:width="0.845cm" svg:height="0.633cm" svg:x="8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7" draw:text-style-name="P15" draw:layer="layout" svg:width="0.845cm" svg:height="0.633cm" svg:x="8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7" draw:text-style-name="P15" draw:layer="layout" svg:width="0.845cm" svg:height="0.633cm" svg:x="8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7" draw:text-style-name="P15" draw:layer="layout" svg:width="0.845cm" svg:height="0.633cm" svg:x="8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7" draw:text-style-name="P15" draw:layer="layout" svg:width="0.845cm" svg:height="0.633cm" svg:x="8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7" draw:text-style-name="P15" draw:layer="layout" svg:width="0.845cm" svg:height="0.633cm" svg:x="8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8" draw:text-style-name="P2" draw:layer="layout" svg:width="1.903cm" svg:height="0.934cm" svg:x="7.365cm" svg:y="7.699cm">
          <text:p text:style-name="P33"><text:span text:style-name="T26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3" draw:text-style-name="P2" draw:layer="layout" svg:width="0.752cm" svg:height="0.85cm" svg:x="8.036cm" svg:y="8.462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3" draw:text-style-name="P2" draw:layer="layout" svg:width="0.752cm" svg:height="0.85cm" svg:x="8.036cm" svg:y="9.109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3" draw:text-style-name="P2" draw:layer="layout" svg:width="0.752cm" svg:height="0.85cm" svg:x="8.036cm" svg:y="10.403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23" draw:text-style-name="P2" draw:layer="layout" svg:width="0.752cm" svg:height="0.85cm" svg:x="8.036cm" svg:y="10.979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3" draw:text-style-name="P2" draw:layer="layout" svg:width="0.752cm" svg:height="0.85cm" svg:x="8.036cm" svg:y="11.643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23" draw:text-style-name="P2" draw:layer="layout" svg:width="0.752cm" svg:height="0.85cm" svg:x="8.036cm" svg:y="12.919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23" draw:text-style-name="P2" draw:layer="layout" svg:width="0.752cm" svg:height="0.85cm" svg:x="8.036cm" svg:y="12.273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23" draw:text-style-name="P2" draw:layer="layout" svg:width="0.752cm" svg:height="0.85cm" svg:x="8.036cm" svg:y="9.756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054cm" svg:y="6.346cm">
          <text:p text:style-name="P12"><text:span text:style-name="T26">Physical page</text:span></text:p>
          <text:p text:style-name="P12"><text:span text:style-name="T26">number or </text:span></text:p>
          <text:p text:style-name="P12"><text:span text:style-name="T26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322cm" svg:y="8.364cm">
          <text:p text:style-name="P34"><text:span text:style-name="T25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314cm" svg:y="12.844cm">
          <text:p text:style-name="P34"><text:span text:style-name="T25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1.937cm" svg:y="7.447cm">
          <text:p text:style-name="P12"><text:span text:style-name="T25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4" draw:text-style-name="P32" draw:layer="layout" svg:width="3.83cm" svg:height="0.633cm" svg:x="18.138cm" svg:y="8.184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4" draw:text-style-name="P32" draw:layer="layout" svg:width="3.83cm" svg:height="0.633cm" svg:x="18.138cm" svg:y="7.549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29" draw:text-style-name="P35" draw:layer="layout" svg:width="0.21cm" svg:height="0.21cm" svg:x="10.999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29" draw:text-style-name="P35" draw:layer="layout" svg:width="0.21cm" svg:height="0.21cm" svg:x="10.999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29" draw:text-style-name="P35" draw:layer="layout" svg:width="0.21cm" svg:height="0.21cm" svg:x="10.999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29" draw:text-style-name="P35" draw:layer="layout" svg:width="0.21cm" svg:height="0.21cm" svg:x="10.999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1.972cm" svg:y="9.281cm">
          <text:p text:style-name="P12"><text:span text:style-name="T25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22" draw:text-style-name="P31" draw:layer="layout" svg:width="3.83cm" svg:height="0.633cm" svg:x="18.16cm" svg:y="13.22cm">
          <text:p text:style-name="P12"><text:span text:style-name="T24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22" draw:text-style-name="P31" draw:layer="layout" svg:width="3.83cm" svg:height="0.633cm" svg:x="18.16cm" svg:y="14.083cm">
          <text:p text:style-name="P12"><text:span text:style-name="T24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22" draw:text-style-name="P31" draw:layer="layout" svg:width="3.83cm" svg:height="0.633cm" svg:x="18.16cm" svg:y="15.808cm">
          <text:p text:style-name="P12"><text:span text:style-name="T24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22" draw:text-style-name="P31" draw:layer="layout" svg:width="3.83cm" svg:height="0.633cm" svg:x="18.16cm" svg:y="16.671cm">
          <text:p text:style-name="P12"><text:span text:style-name="T24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22" draw:text-style-name="P31" draw:layer="layout" svg:width="3.83cm" svg:height="0.633cm" svg:x="18.16cm" svg:y="17.533cm">
          <text:p text:style-name="P12"><text:span text:style-name="T24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29" draw:text-style-name="P35" draw:layer="layout" svg:width="0.21cm" svg:height="0.21cm" svg:x="10.999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25" draw:text-style-name="P15" draw:layer="layout" svg:x1="11.034cm" svg:y1="10.812cm" svg:x2="18.16cm" svg:y2="15.01cm">
          <text:p/>
        </draw:line>
        <draw:custom-shape draw:name="CustomShape 55" draw:style-name="gr29" draw:text-style-name="P35" draw:layer="layout" svg:width="0.21cm" svg:height="0.21cm" svg:x="10.999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26" draw:text-style-name="P15" draw:layer="layout" svg:x1="11.122cm" svg:y1="11.355cm" svg:x2="18.16cm" svg:y2="9.485cm">
          <text:p/>
        </draw:line>
        <draw:custom-shape draw:name="CustomShape 57" draw:style-name="gr22" draw:text-style-name="P31" draw:layer="layout" svg:width="3.83cm" svg:height="0.633cm" svg:x="18.16cm" svg:y="14.945cm">
          <text:p text:style-name="P12"><text:span text:style-name="T24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30" draw:text-style-name="P37" xml:id="id22" draw:id="id22" draw:layer="layout" svg:width="4.443cm" svg:height="0.673cm" svg:x="1.058cm" svg:y="6.773cm">
          <text:p text:style-name="P36"><text:span text:style-name="T1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2" draw:text-style-name="P15" xml:id="id21" draw:id="id21" draw:layer="layout" svg:width="2.73cm" svg:height="4.742cm" draw:transform="rotate (-1.5707963267949) translate (8.022cm 7.449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0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004cm" svg:height="2.172cm" svg:x="0.829cm" svg:y="1.001cm">
          <text:p text:style-name="P6"><text:span text:style-name="T1">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101cm" svg:x="0.896cm" svg:y="3.188cm">
          <text:list text:style-name="L2">
            <text:list-item>
              <text:p text:style-name="P7"><text:span text:style-name="T23">Page fault: </text:span><text:span text:style-name="T10">reference to VM word that is not in physical memory (DRAM cache miss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29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1" draw:text-style-name="P30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2" draw:text-style-name="P31" draw:layer="layout" svg:width="4.443cm" svg:height="0.633cm" svg:x="9.059cm" svg:y="11.721cm">
          <text:p text:style-name="P12"><text:span text:style-name="T24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2" draw:text-style-name="P31" draw:layer="layout" svg:width="4.443cm" svg:height="0.633cm" svg:x="9.059cm" svg:y="8.546cm">
          <text:p text:style-name="P12"><text:span text:style-name="T24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1" draw:text-style-name="P30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1" draw:text-style-name="P30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0" draw:text-style-name="P29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1" draw:text-style-name="P30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" draw:text-style-name="P2" draw:layer="layout" svg:width="4.553cm" svg:height="2.258cm" svg:x="8.997cm" svg:y="13.74cm">
          <text:p text:style-name="P12"><text:span text:style-name="T25">Memory resident</text:span></text:p>
          <text:p text:style-name="P12"><text:span text:style-name="T25">page table</text:span></text:p>
          <text:p text:style-name="P12"><text:span text:style-name="T25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3" draw:text-style-name="P2" draw:layer="layout" svg:width="4.473cm" svg:height="1.598cm" svg:x="18.046cm" svg:y="5.927cm">
          <text:p text:style-name="P12"><text:span text:style-name="T25">Physical memory</text:span></text:p>
          <text:p text:style-name="P12"><text:span text:style-name="T25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4" draw:text-style-name="P32" draw:layer="layout" svg:width="3.83cm" svg:height="0.633cm" svg:x="18.35cm" svg:y="8.811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4" draw:text-style-name="P32" draw:layer="layout" svg:width="3.83cm" svg:height="0.633cm" svg:x="18.35cm" svg:y="9.393cm">
          <text:p text:style-name="P12"><text:span text:style-name="T1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25" draw:text-style-name="P15" draw:layer="layout" svg:x1="11.351cm" svg:y1="12.691cm" svg:x2="18.372cm" svg:y2="16.721cm">
          <text:p/>
        </draw:line>
        <draw:line draw:name="Line 16" draw:style-name="gr26" draw:text-style-name="P15" draw:layer="layout" svg:x1="11.351cm" svg:y1="13.365cm" svg:x2="18.372cm" svg:y2="8.885cm">
          <text:p/>
        </draw:line>
        <draw:line draw:name="Line 17" draw:style-name="gr26" draw:text-style-name="P15" draw:layer="layout" svg:x1="11.422cm" svg:y1="10.19cm" svg:x2="18.372cm" svg:y2="8.25cm">
          <text:p/>
        </draw:line>
        <draw:line draw:name="Line 18" draw:style-name="gr26" draw:text-style-name="P15" draw:layer="layout" svg:x1="11.281cm" svg:y1="9.564cm" svg:x2="18.372cm" svg:y2="7.615cm">
          <text:p/>
        </draw:line>
        <draw:custom-shape draw:name="CustomShape 19" draw:style-name="gr23" draw:text-style-name="P2" draw:layer="layout" svg:width="4.189cm" svg:height="1.596cm" svg:x="18.214cm" svg:y="11.474cm">
          <text:p text:style-name="P12"><text:span text:style-name="T25">Virtual memory</text:span></text:p>
          <text:p text:style-name="P12"><text:span text:style-name="T25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7" draw:text-style-name="P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7" draw:text-style-name="P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7" draw:text-style-name="P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7" draw:text-style-name="P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7" draw:text-style-name="P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7" draw:text-style-name="P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7" draw:text-style-name="P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7" draw:text-style-name="P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8" draw:text-style-name="P2" draw:layer="layout" svg:width="1.903cm" svg:height="0.934cm" svg:x="7.577cm" svg:y="7.699cm">
          <text:p text:style-name="P33"><text:span text:style-name="T26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3" draw:text-style-name="P2" draw:layer="layout" svg:width="0.752cm" svg:height="0.85cm" svg:x="8.247cm" svg:y="8.462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3" draw:text-style-name="P2" draw:layer="layout" svg:width="0.752cm" svg:height="0.85cm" svg:x="8.248cm" svg:y="9.109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3" draw:text-style-name="P2" draw:layer="layout" svg:width="0.752cm" svg:height="0.85cm" svg:x="8.247cm" svg:y="10.403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23" draw:text-style-name="P2" draw:layer="layout" svg:width="0.752cm" svg:height="0.85cm" svg:x="8.248cm" svg:y="10.979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3" draw:text-style-name="P2" draw:layer="layout" svg:width="0.752cm" svg:height="0.85cm" svg:x="8.247cm" svg:y="11.643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23" draw:text-style-name="P2" draw:layer="layout" svg:width="0.752cm" svg:height="0.85cm" svg:x="8.248cm" svg:y="12.919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23" draw:text-style-name="P2" draw:layer="layout" svg:width="0.752cm" svg:height="0.85cm" svg:x="8.247cm" svg:y="12.273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23" draw:text-style-name="P2" draw:layer="layout" svg:width="0.752cm" svg:height="0.85cm" svg:x="8.248cm" svg:y="9.756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6.346cm">
          <text:p text:style-name="P12"><text:span text:style-name="T26">Physical page</text:span></text:p>
          <text:p text:style-name="P12"><text:span text:style-name="T26">number or </text:span></text:p>
          <text:p text:style-name="P12"><text:span text:style-name="T26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8.364cm">
          <text:p text:style-name="P34"><text:span text:style-name="T25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2.844cm">
          <text:p text:style-name="P34"><text:span text:style-name="T25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7.447cm">
          <text:p text:style-name="P12"><text:span text:style-name="T25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4" draw:text-style-name="P32" draw:layer="layout" svg:width="3.83cm" svg:height="0.633cm" svg:x="18.35cm" svg:y="8.184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4" draw:text-style-name="P32" draw:layer="layout" svg:width="3.83cm" svg:height="0.633cm" svg:x="18.35cm" svg:y="7.549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29" draw:text-style-name="P35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29" draw:text-style-name="P35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29" draw:text-style-name="P35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29" draw:text-style-name="P35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9.281cm">
          <text:p text:style-name="P12"><text:span text:style-name="T25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22" draw:text-style-name="P31" draw:layer="layout" svg:width="3.83cm" svg:height="0.633cm" svg:x="18.372cm" svg:y="13.22cm">
          <text:p text:style-name="P12"><text:span text:style-name="T24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22" draw:text-style-name="P31" draw:layer="layout" svg:width="3.83cm" svg:height="0.633cm" svg:x="18.372cm" svg:y="14.083cm">
          <text:p text:style-name="P12"><text:span text:style-name="T24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22" draw:text-style-name="P31" draw:layer="layout" svg:width="3.83cm" svg:height="0.633cm" svg:x="18.372cm" svg:y="15.808cm">
          <text:p text:style-name="P12"><text:span text:style-name="T24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22" draw:text-style-name="P31" draw:layer="layout" svg:width="3.83cm" svg:height="0.633cm" svg:x="18.372cm" svg:y="16.671cm">
          <text:p text:style-name="P12"><text:span text:style-name="T24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22" draw:text-style-name="P31" draw:layer="layout" svg:width="3.83cm" svg:height="0.633cm" svg:x="18.372cm" svg:y="17.533cm">
          <text:p text:style-name="P12"><text:span text:style-name="T24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29" draw:text-style-name="P35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25" draw:text-style-name="P15" draw:layer="layout" svg:x1="11.245cm" svg:y1="10.812cm" svg:x2="18.372cm" svg:y2="15.01cm">
          <text:p/>
        </draw:line>
        <draw:custom-shape draw:name="CustomShape 55" draw:style-name="gr29" draw:text-style-name="P35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26" draw:text-style-name="P15" draw:layer="layout" svg:x1="11.334cm" svg:y1="11.355cm" svg:x2="18.372cm" svg:y2="9.485cm">
          <text:p/>
        </draw:line>
        <draw:custom-shape draw:name="CustomShape 57" draw:style-name="gr22" draw:text-style-name="P31" draw:layer="layout" svg:width="3.83cm" svg:height="0.633cm" svg:x="18.372cm" svg:y="14.945cm">
          <text:p text:style-name="P12"><text:span text:style-name="T24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30" draw:text-style-name="P37" xml:id="id23" draw:id="id23" draw:layer="layout" svg:width="4.443cm" svg:height="0.673cm" svg:x="1.27cm" svg:y="6.985cm">
          <text:p text:style-name="P36"><text:span text:style-name="T1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2" draw:text-style-name="P15" xml:id="id24" draw:id="id24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1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004cm" svg:height="2.172cm" svg:x="0.829cm" svg:y="1.001cm">
          <text:p text:style-name="P6"><text:span text:style-name="T1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101cm" svg:x="0.861cm" svg:y="3.188cm">
          <text:list text:style-name="L2">
            <text:list-item>
              <text:p text:style-name="P20"><text:span text:style-name="T8">Page miss causes page fault (an excepti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29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1" draw:text-style-name="P30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2" draw:text-style-name="P31" draw:layer="layout" svg:width="4.443cm" svg:height="0.633cm" svg:x="9.059cm" svg:y="11.721cm">
          <text:p text:style-name="P12"><text:span text:style-name="T24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2" draw:text-style-name="P31" draw:layer="layout" svg:width="4.443cm" svg:height="0.633cm" svg:x="9.059cm" svg:y="8.546cm">
          <text:p text:style-name="P12"><text:span text:style-name="T24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1" draw:text-style-name="P30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1" draw:text-style-name="P30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0" draw:text-style-name="P29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1" draw:text-style-name="P30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" draw:text-style-name="P2" draw:layer="layout" svg:width="4.553cm" svg:height="2.258cm" svg:x="8.997cm" svg:y="13.74cm">
          <text:p text:style-name="P12"><text:span text:style-name="T25">Memory resident</text:span></text:p>
          <text:p text:style-name="P12"><text:span text:style-name="T25">page table</text:span></text:p>
          <text:p text:style-name="P12"><text:span text:style-name="T25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3" draw:text-style-name="P2" draw:layer="layout" svg:width="4.473cm" svg:height="1.598cm" svg:x="18.046cm" svg:y="5.927cm">
          <text:p text:style-name="P12"><text:span text:style-name="T25">Physical memory</text:span></text:p>
          <text:p text:style-name="P12"><text:span text:style-name="T25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4" draw:text-style-name="P32" draw:layer="layout" svg:width="3.83cm" svg:height="0.633cm" svg:x="18.35cm" svg:y="8.811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4" draw:text-style-name="P32" draw:layer="layout" svg:width="3.83cm" svg:height="0.633cm" svg:x="18.35cm" svg:y="9.393cm">
          <text:p text:style-name="P12"><text:span text:style-name="T1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25" draw:text-style-name="P15" draw:layer="layout" svg:x1="11.351cm" svg:y1="12.691cm" svg:x2="18.372cm" svg:y2="16.721cm">
          <text:p/>
        </draw:line>
        <draw:line draw:name="Line 16" draw:style-name="gr26" draw:text-style-name="P15" draw:layer="layout" svg:x1="11.351cm" svg:y1="13.365cm" svg:x2="18.372cm" svg:y2="8.885cm">
          <text:p/>
        </draw:line>
        <draw:line draw:name="Line 17" draw:style-name="gr26" draw:text-style-name="P15" draw:layer="layout" svg:x1="11.422cm" svg:y1="10.19cm" svg:x2="18.372cm" svg:y2="8.25cm">
          <text:p/>
        </draw:line>
        <draw:line draw:name="Line 18" draw:style-name="gr26" draw:text-style-name="P15" draw:layer="layout" svg:x1="11.281cm" svg:y1="9.564cm" svg:x2="18.372cm" svg:y2="7.615cm">
          <text:p/>
        </draw:line>
        <draw:custom-shape draw:name="CustomShape 19" draw:style-name="gr23" draw:text-style-name="P2" draw:layer="layout" svg:width="4.189cm" svg:height="1.596cm" svg:x="18.214cm" svg:y="11.474cm">
          <text:p text:style-name="P12"><text:span text:style-name="T25">Virtual memory</text:span></text:p>
          <text:p text:style-name="P12"><text:span text:style-name="T25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7" draw:text-style-name="P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7" draw:text-style-name="P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7" draw:text-style-name="P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7" draw:text-style-name="P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7" draw:text-style-name="P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7" draw:text-style-name="P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7" draw:text-style-name="P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7" draw:text-style-name="P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8" draw:text-style-name="P2" draw:layer="layout" svg:width="1.903cm" svg:height="0.934cm" svg:x="7.577cm" svg:y="7.699cm">
          <text:p text:style-name="P33"><text:span text:style-name="T26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3" draw:text-style-name="P2" draw:layer="layout" svg:width="0.752cm" svg:height="0.85cm" svg:x="8.247cm" svg:y="8.462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3" draw:text-style-name="P2" draw:layer="layout" svg:width="0.752cm" svg:height="0.85cm" svg:x="8.248cm" svg:y="9.109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3" draw:text-style-name="P2" draw:layer="layout" svg:width="0.752cm" svg:height="0.85cm" svg:x="8.247cm" svg:y="10.403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23" draw:text-style-name="P2" draw:layer="layout" svg:width="0.752cm" svg:height="0.85cm" svg:x="8.248cm" svg:y="10.979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3" draw:text-style-name="P2" draw:layer="layout" svg:width="0.752cm" svg:height="0.85cm" svg:x="8.247cm" svg:y="11.643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23" draw:text-style-name="P2" draw:layer="layout" svg:width="0.752cm" svg:height="0.85cm" svg:x="8.248cm" svg:y="12.919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23" draw:text-style-name="P2" draw:layer="layout" svg:width="0.752cm" svg:height="0.85cm" svg:x="8.247cm" svg:y="12.273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23" draw:text-style-name="P2" draw:layer="layout" svg:width="0.752cm" svg:height="0.85cm" svg:x="8.248cm" svg:y="9.756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6.346cm">
          <text:p text:style-name="P12"><text:span text:style-name="T26">Physical page</text:span></text:p>
          <text:p text:style-name="P12"><text:span text:style-name="T26">number or </text:span></text:p>
          <text:p text:style-name="P12"><text:span text:style-name="T26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8.364cm">
          <text:p text:style-name="P34"><text:span text:style-name="T25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2.844cm">
          <text:p text:style-name="P34"><text:span text:style-name="T25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7.447cm">
          <text:p text:style-name="P12"><text:span text:style-name="T25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4" draw:text-style-name="P32" draw:layer="layout" svg:width="3.83cm" svg:height="0.633cm" svg:x="18.35cm" svg:y="8.184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4" draw:text-style-name="P32" draw:layer="layout" svg:width="3.83cm" svg:height="0.633cm" svg:x="18.35cm" svg:y="7.549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29" draw:text-style-name="P35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29" draw:text-style-name="P35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29" draw:text-style-name="P35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29" draw:text-style-name="P35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9.281cm">
          <text:p text:style-name="P12"><text:span text:style-name="T25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22" draw:text-style-name="P31" draw:layer="layout" svg:width="3.83cm" svg:height="0.633cm" svg:x="18.372cm" svg:y="13.22cm">
          <text:p text:style-name="P12"><text:span text:style-name="T24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22" draw:text-style-name="P31" draw:layer="layout" svg:width="3.83cm" svg:height="0.633cm" svg:x="18.372cm" svg:y="14.083cm">
          <text:p text:style-name="P12"><text:span text:style-name="T24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22" draw:text-style-name="P31" draw:layer="layout" svg:width="3.83cm" svg:height="0.633cm" svg:x="18.372cm" svg:y="15.808cm">
          <text:p text:style-name="P12"><text:span text:style-name="T24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22" draw:text-style-name="P31" draw:layer="layout" svg:width="3.83cm" svg:height="0.633cm" svg:x="18.372cm" svg:y="16.671cm">
          <text:p text:style-name="P12"><text:span text:style-name="T24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22" draw:text-style-name="P31" draw:layer="layout" svg:width="3.83cm" svg:height="0.633cm" svg:x="18.372cm" svg:y="17.533cm">
          <text:p text:style-name="P12"><text:span text:style-name="T24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29" draw:text-style-name="P35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25" draw:text-style-name="P15" draw:layer="layout" svg:x1="11.245cm" svg:y1="10.812cm" svg:x2="18.372cm" svg:y2="15.01cm">
          <text:p/>
        </draw:line>
        <draw:custom-shape draw:name="CustomShape 55" draw:style-name="gr29" draw:text-style-name="P35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26" draw:text-style-name="P15" draw:layer="layout" svg:x1="11.334cm" svg:y1="11.355cm" svg:x2="18.372cm" svg:y2="9.485cm">
          <text:p/>
        </draw:line>
        <draw:custom-shape draw:name="CustomShape 57" draw:style-name="gr22" draw:text-style-name="P31" draw:layer="layout" svg:width="3.83cm" svg:height="0.633cm" svg:x="18.372cm" svg:y="14.945cm">
          <text:p text:style-name="P12"><text:span text:style-name="T24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30" draw:text-style-name="P37" draw:layer="layout" svg:width="4.443cm" svg:height="0.673cm" svg:x="1.27cm" svg:y="6.985cm">
          <text:p text:style-name="P36"><text:span text:style-name="T1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31" draw:text-style-name="P15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2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004cm" svg:height="2.172cm" svg:x="0.829cm" svg:y="1.001cm">
          <text:p text:style-name="P6"><text:span text:style-name="T1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101cm" svg:x="0.861cm" svg:y="3.188cm">
          <text:list text:style-name="L2">
            <text:list-item>
              <text:p text:style-name="P20"><text:span text:style-name="T8">Page miss causes page fault (an exception)</text:span></text:p>
            </text:list-item>
            <text:list-item>
              <text:p text:style-name="P20"><text:span text:style-name="T8">Page fault handler selects a victim to be evicted (here VP 4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29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1" draw:text-style-name="P30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2" draw:text-style-name="P31" draw:layer="layout" svg:width="4.443cm" svg:height="0.633cm" svg:x="9.059cm" svg:y="11.721cm">
          <text:p text:style-name="P12"><text:span text:style-name="T24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2" draw:text-style-name="P31" draw:layer="layout" svg:width="4.443cm" svg:height="0.633cm" svg:x="9.059cm" svg:y="8.546cm">
          <text:p text:style-name="P12"><text:span text:style-name="T24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1" draw:text-style-name="P30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1" draw:text-style-name="P30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0" draw:text-style-name="P29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1" draw:text-style-name="P30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" draw:text-style-name="P2" draw:layer="layout" svg:width="4.553cm" svg:height="2.258cm" svg:x="8.997cm" svg:y="13.74cm">
          <text:p text:style-name="P12"><text:span text:style-name="T25">Memory resident</text:span></text:p>
          <text:p text:style-name="P12"><text:span text:style-name="T25">page table</text:span></text:p>
          <text:p text:style-name="P12"><text:span text:style-name="T25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3" draw:text-style-name="P2" draw:layer="layout" svg:width="4.473cm" svg:height="1.598cm" svg:x="18.046cm" svg:y="5.927cm">
          <text:p text:style-name="P12"><text:span text:style-name="T25">Physical memory</text:span></text:p>
          <text:p text:style-name="P12"><text:span text:style-name="T25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4" draw:text-style-name="P32" draw:layer="layout" svg:width="3.83cm" svg:height="0.633cm" svg:x="18.35cm" svg:y="8.811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2" draw:text-style-name="P38" draw:layer="layout" svg:width="3.83cm" svg:height="0.633cm" svg:x="18.35cm" svg:y="9.393cm">
          <text:p text:style-name="P12"><text:span text:style-name="T1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25" draw:text-style-name="P15" draw:layer="layout" svg:x1="11.351cm" svg:y1="12.691cm" svg:x2="18.372cm" svg:y2="16.721cm">
          <text:p/>
        </draw:line>
        <draw:line draw:name="Line 16" draw:style-name="gr26" draw:text-style-name="P15" draw:layer="layout" svg:x1="11.351cm" svg:y1="13.365cm" svg:x2="18.372cm" svg:y2="8.885cm">
          <text:p/>
        </draw:line>
        <draw:line draw:name="Line 17" draw:style-name="gr26" draw:text-style-name="P15" draw:layer="layout" svg:x1="11.422cm" svg:y1="10.19cm" svg:x2="18.372cm" svg:y2="8.25cm">
          <text:p/>
        </draw:line>
        <draw:line draw:name="Line 18" draw:style-name="gr26" draw:text-style-name="P15" draw:layer="layout" svg:x1="11.281cm" svg:y1="9.564cm" svg:x2="18.372cm" svg:y2="7.615cm">
          <text:p/>
        </draw:line>
        <draw:custom-shape draw:name="CustomShape 19" draw:style-name="gr23" draw:text-style-name="P2" draw:layer="layout" svg:width="4.189cm" svg:height="1.596cm" svg:x="18.214cm" svg:y="11.474cm">
          <text:p text:style-name="P12"><text:span text:style-name="T25">Virtual memory</text:span></text:p>
          <text:p text:style-name="P12"><text:span text:style-name="T25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7" draw:text-style-name="P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7" draw:text-style-name="P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7" draw:text-style-name="P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7" draw:text-style-name="P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7" draw:text-style-name="P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7" draw:text-style-name="P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7" draw:text-style-name="P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7" draw:text-style-name="P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8" draw:text-style-name="P2" draw:layer="layout" svg:width="1.903cm" svg:height="0.934cm" svg:x="7.577cm" svg:y="7.699cm">
          <text:p text:style-name="P33"><text:span text:style-name="T26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3" draw:text-style-name="P2" draw:layer="layout" svg:width="0.752cm" svg:height="0.85cm" svg:x="8.247cm" svg:y="8.462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3" draw:text-style-name="P2" draw:layer="layout" svg:width="0.752cm" svg:height="0.85cm" svg:x="8.248cm" svg:y="9.109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3" draw:text-style-name="P2" draw:layer="layout" svg:width="0.752cm" svg:height="0.85cm" svg:x="8.247cm" svg:y="10.403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23" draw:text-style-name="P2" draw:layer="layout" svg:width="0.752cm" svg:height="0.85cm" svg:x="8.248cm" svg:y="10.979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3" draw:text-style-name="P2" draw:layer="layout" svg:width="0.752cm" svg:height="0.85cm" svg:x="8.247cm" svg:y="11.643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23" draw:text-style-name="P2" draw:layer="layout" svg:width="0.752cm" svg:height="0.85cm" svg:x="8.248cm" svg:y="12.919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23" draw:text-style-name="P2" draw:layer="layout" svg:width="0.752cm" svg:height="0.85cm" svg:x="8.247cm" svg:y="12.273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23" draw:text-style-name="P2" draw:layer="layout" svg:width="0.752cm" svg:height="0.85cm" svg:x="8.248cm" svg:y="9.756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6.346cm">
          <text:p text:style-name="P12"><text:span text:style-name="T26">Physical page</text:span></text:p>
          <text:p text:style-name="P12"><text:span text:style-name="T26">number or </text:span></text:p>
          <text:p text:style-name="P12"><text:span text:style-name="T26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8.364cm">
          <text:p text:style-name="P34"><text:span text:style-name="T25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2.844cm">
          <text:p text:style-name="P34"><text:span text:style-name="T25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7.447cm">
          <text:p text:style-name="P12"><text:span text:style-name="T25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4" draw:text-style-name="P32" draw:layer="layout" svg:width="3.83cm" svg:height="0.633cm" svg:x="18.35cm" svg:y="8.184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4" draw:text-style-name="P32" draw:layer="layout" svg:width="3.83cm" svg:height="0.633cm" svg:x="18.35cm" svg:y="7.549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29" draw:text-style-name="P35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29" draw:text-style-name="P35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29" draw:text-style-name="P35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29" draw:text-style-name="P35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9.281cm">
          <text:p text:style-name="P12"><text:span text:style-name="T25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22" draw:text-style-name="P31" draw:layer="layout" svg:width="3.83cm" svg:height="0.633cm" svg:x="18.372cm" svg:y="13.22cm">
          <text:p text:style-name="P12"><text:span text:style-name="T24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22" draw:text-style-name="P31" draw:layer="layout" svg:width="3.83cm" svg:height="0.633cm" svg:x="18.372cm" svg:y="14.083cm">
          <text:p text:style-name="P12"><text:span text:style-name="T24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22" draw:text-style-name="P31" draw:layer="layout" svg:width="3.83cm" svg:height="0.633cm" svg:x="18.372cm" svg:y="15.808cm">
          <text:p text:style-name="P12"><text:span text:style-name="T24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22" draw:text-style-name="P31" draw:layer="layout" svg:width="3.83cm" svg:height="0.633cm" svg:x="18.372cm" svg:y="16.671cm">
          <text:p text:style-name="P12"><text:span text:style-name="T24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22" draw:text-style-name="P31" draw:layer="layout" svg:width="3.83cm" svg:height="0.633cm" svg:x="18.372cm" svg:y="17.533cm">
          <text:p text:style-name="P12"><text:span text:style-name="T24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29" draw:text-style-name="P35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25" draw:text-style-name="P15" draw:layer="layout" svg:x1="11.245cm" svg:y1="10.812cm" svg:x2="18.372cm" svg:y2="15.01cm">
          <text:p/>
        </draw:line>
        <draw:custom-shape draw:name="CustomShape 55" draw:style-name="gr29" draw:text-style-name="P35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26" draw:text-style-name="P15" draw:layer="layout" svg:x1="11.334cm" svg:y1="11.355cm" svg:x2="18.372cm" svg:y2="9.485cm">
          <text:p/>
        </draw:line>
        <draw:custom-shape draw:name="CustomShape 57" draw:style-name="gr22" draw:text-style-name="P31" draw:layer="layout" svg:width="3.83cm" svg:height="0.633cm" svg:x="18.372cm" svg:y="14.945cm">
          <text:p text:style-name="P12"><text:span text:style-name="T24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30" draw:text-style-name="P37" draw:layer="layout" svg:width="4.443cm" svg:height="0.673cm" svg:x="1.27cm" svg:y="6.985cm">
          <text:p text:style-name="P36"><text:span text:style-name="T1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31" draw:text-style-name="P15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3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_20_Slide">
        <draw:custom-shape draw:name="TextShape 1" draw:style-name="gr1" draw:text-style-name="P2" draw:layer="layout" svg:width="23.004cm" svg:height="2.172cm" svg:x="0.829cm" svg:y="1.001cm">
          <text:p text:style-name="P6"><text:span text:style-name="T1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101cm" svg:x="0.861cm" svg:y="3.188cm">
          <text:list text:style-name="L2">
            <text:list-item>
              <text:p text:style-name="P20"><text:span text:style-name="T8">Page miss causes page fault (an exception)</text:span></text:p>
            </text:list-item>
            <text:list-item>
              <text:p text:style-name="P20"><text:span text:style-name="T8">Page fault handler selects a victim to be evicted (here VP 4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29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1" draw:text-style-name="P30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2" draw:text-style-name="P31" draw:layer="layout" svg:width="4.443cm" svg:height="0.633cm" svg:x="9.059cm" svg:y="11.721cm">
          <text:p text:style-name="P12"><text:span text:style-name="T24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2" draw:text-style-name="P31" draw:layer="layout" svg:width="4.443cm" svg:height="0.633cm" svg:x="9.059cm" svg:y="8.546cm">
          <text:p text:style-name="P12"><text:span text:style-name="T24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1" draw:text-style-name="P30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1" draw:text-style-name="P30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1" draw:text-style-name="P30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0" draw:text-style-name="P29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" draw:text-style-name="P2" draw:layer="layout" svg:width="4.553cm" svg:height="2.258cm" svg:x="8.997cm" svg:y="13.74cm">
          <text:p text:style-name="P12"><text:span text:style-name="T25">Memory resident</text:span></text:p>
          <text:p text:style-name="P12"><text:span text:style-name="T25">page table</text:span></text:p>
          <text:p text:style-name="P12"><text:span text:style-name="T25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3" draw:text-style-name="P2" draw:layer="layout" svg:width="4.473cm" svg:height="1.598cm" svg:x="18.046cm" svg:y="5.927cm">
          <text:p text:style-name="P12"><text:span text:style-name="T25">Physical memory</text:span></text:p>
          <text:p text:style-name="P12"><text:span text:style-name="T25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4" draw:text-style-name="P32" draw:layer="layout" svg:width="3.83cm" svg:height="0.633cm" svg:x="18.35cm" svg:y="8.811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4" draw:text-style-name="P32" draw:layer="layout" svg:width="3.83cm" svg:height="0.633cm" svg:x="18.35cm" svg:y="9.393cm">
          <text:p text:style-name="P12"><text:span text:style-name="T1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25" draw:text-style-name="P15" draw:layer="layout" svg:x1="11.351cm" svg:y1="12.691cm" svg:x2="18.372cm" svg:y2="16.721cm">
          <text:p/>
        </draw:line>
        <draw:line draw:name="Line 16" draw:style-name="gr26" draw:text-style-name="P15" draw:layer="layout" svg:x1="11.351cm" svg:y1="13.365cm" svg:x2="18.372cm" svg:y2="8.885cm">
          <text:p/>
        </draw:line>
        <draw:line draw:name="Line 17" draw:style-name="gr26" draw:text-style-name="P15" draw:layer="layout" svg:x1="11.422cm" svg:y1="10.19cm" svg:x2="18.372cm" svg:y2="8.25cm">
          <text:p/>
        </draw:line>
        <draw:line draw:name="Line 18" draw:style-name="gr26" draw:text-style-name="P15" draw:layer="layout" svg:x1="11.281cm" svg:y1="9.564cm" svg:x2="18.372cm" svg:y2="7.615cm">
          <text:p/>
        </draw:line>
        <draw:custom-shape draw:name="CustomShape 19" draw:style-name="gr23" draw:text-style-name="P2" draw:layer="layout" svg:width="4.189cm" svg:height="1.596cm" svg:x="18.214cm" svg:y="11.474cm">
          <text:p text:style-name="P12"><text:span text:style-name="T25">Virtual memory</text:span></text:p>
          <text:p text:style-name="P12"><text:span text:style-name="T25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7" draw:text-style-name="P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7" draw:text-style-name="P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7" draw:text-style-name="P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7" draw:text-style-name="P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7" draw:text-style-name="P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7" draw:text-style-name="P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7" draw:text-style-name="P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7" draw:text-style-name="P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8" draw:text-style-name="P2" draw:layer="layout" svg:width="1.903cm" svg:height="0.934cm" svg:x="7.577cm" svg:y="7.699cm">
          <text:p text:style-name="P33"><text:span text:style-name="T26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3" draw:text-style-name="P2" draw:layer="layout" svg:width="0.752cm" svg:height="0.85cm" svg:x="8.247cm" svg:y="8.462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3" draw:text-style-name="P2" draw:layer="layout" svg:width="0.752cm" svg:height="0.85cm" svg:x="8.248cm" svg:y="9.109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3" draw:text-style-name="P2" draw:layer="layout" svg:width="0.752cm" svg:height="0.85cm" svg:x="8.236cm" svg:y="10.403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23" draw:text-style-name="P2" draw:layer="layout" svg:width="0.752cm" svg:height="0.85cm" svg:x="8.239cm" svg:y="10.979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3" draw:text-style-name="P2" draw:layer="layout" svg:width="0.752cm" svg:height="0.85cm" svg:x="8.247cm" svg:y="11.643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23" draw:text-style-name="P2" draw:layer="layout" svg:width="0.752cm" svg:height="0.85cm" svg:x="8.248cm" svg:y="12.919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23" draw:text-style-name="P2" draw:layer="layout" svg:width="0.752cm" svg:height="0.85cm" svg:x="8.247cm" svg:y="12.273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23" draw:text-style-name="P2" draw:layer="layout" svg:width="0.752cm" svg:height="0.85cm" svg:x="8.248cm" svg:y="9.756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6.346cm">
          <text:p text:style-name="P12"><text:span text:style-name="T26">Physical page</text:span></text:p>
          <text:p text:style-name="P12"><text:span text:style-name="T26">number or </text:span></text:p>
          <text:p text:style-name="P12"><text:span text:style-name="T26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8.364cm">
          <text:p text:style-name="P34"><text:span text:style-name="T25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2.844cm">
          <text:p text:style-name="P34"><text:span text:style-name="T25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7.447cm">
          <text:p text:style-name="P12"><text:span text:style-name="T25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4" draw:text-style-name="P32" draw:layer="layout" svg:width="3.83cm" svg:height="0.633cm" svg:x="18.35cm" svg:y="8.184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4" draw:text-style-name="P32" draw:layer="layout" svg:width="3.83cm" svg:height="0.633cm" svg:x="18.35cm" svg:y="7.549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29" draw:text-style-name="P35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29" draw:text-style-name="P35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29" draw:text-style-name="P35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29" draw:text-style-name="P35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9.281cm">
          <text:p text:style-name="P12"><text:span text:style-name="T25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22" draw:text-style-name="P31" draw:layer="layout" svg:width="3.83cm" svg:height="0.633cm" svg:x="18.372cm" svg:y="13.22cm">
          <text:p text:style-name="P12"><text:span text:style-name="T24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22" draw:text-style-name="P31" draw:layer="layout" svg:width="3.83cm" svg:height="0.633cm" svg:x="18.372cm" svg:y="14.083cm">
          <text:p text:style-name="P12"><text:span text:style-name="T24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22" draw:text-style-name="P31" draw:layer="layout" svg:width="3.83cm" svg:height="0.633cm" svg:x="18.372cm" svg:y="15.808cm">
          <text:p text:style-name="P12"><text:span text:style-name="T24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22" draw:text-style-name="P31" draw:layer="layout" svg:width="3.83cm" svg:height="0.633cm" svg:x="18.372cm" svg:y="16.671cm">
          <text:p text:style-name="P12"><text:span text:style-name="T24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22" draw:text-style-name="P31" draw:layer="layout" svg:width="3.83cm" svg:height="0.633cm" svg:x="18.372cm" svg:y="17.533cm">
          <text:p text:style-name="P12"><text:span text:style-name="T24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29" draw:text-style-name="P35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25" draw:text-style-name="P15" draw:layer="layout" svg:x1="11.334cm" svg:y1="11.355cm" svg:x2="18.372cm" svg:y2="15.807cm">
          <text:p/>
        </draw:line>
        <draw:custom-shape draw:name="CustomShape 55" draw:style-name="gr29" draw:text-style-name="P35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26" draw:text-style-name="P15" draw:layer="layout" svg:x1="11.351cm" svg:y1="10.768cm" svg:x2="18.372cm" svg:y2="9.564cm">
          <text:p/>
        </draw:line>
        <draw:custom-shape draw:name="CustomShape 57" draw:style-name="gr22" draw:text-style-name="P31" draw:layer="layout" svg:width="3.83cm" svg:height="0.633cm" svg:x="18.372cm" svg:y="14.945cm">
          <text:p text:style-name="P12"><text:span text:style-name="T24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30" draw:text-style-name="P37" draw:layer="layout" svg:width="4.443cm" svg:height="0.673cm" svg:x="1.27cm" svg:y="6.985cm">
          <text:p text:style-name="P36"><text:span text:style-name="T1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31" draw:text-style-name="P15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4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004cm" svg:height="2.172cm" svg:x="0.829cm" svg:y="1.001cm">
          <text:p text:style-name="P6"><text:span text:style-name="T1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101cm" svg:x="0.861cm" svg:y="3.188cm">
          <text:list text:style-name="L2">
            <text:list-item>
              <text:p text:style-name="P20"><text:span text:style-name="T8">Page miss causes page fault (an exception)</text:span></text:p>
            </text:list-item>
            <text:list-item>
              <text:p text:style-name="P20"><text:span text:style-name="T8">Page fault handler selects a victim to be evicted (here VP 4)</text:span></text:p>
            </text:list-item>
            <text:list-item>
              <text:p text:style-name="P20"><text:span text:style-name="T8">Offending instruction is restarted: page hit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29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1" draw:text-style-name="P30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2" draw:text-style-name="P31" draw:layer="layout" svg:width="4.443cm" svg:height="0.633cm" svg:x="9.059cm" svg:y="11.721cm">
          <text:p text:style-name="P12"><text:span text:style-name="T24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2" draw:text-style-name="P31" draw:layer="layout" svg:width="4.443cm" svg:height="0.633cm" svg:x="9.059cm" svg:y="8.546cm">
          <text:p text:style-name="P12"><text:span text:style-name="T24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1" draw:text-style-name="P30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1" draw:text-style-name="P30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1" draw:text-style-name="P30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0" draw:text-style-name="P29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" draw:text-style-name="P2" draw:layer="layout" svg:width="4.553cm" svg:height="2.258cm" svg:x="8.997cm" svg:y="13.74cm">
          <text:p text:style-name="P12"><text:span text:style-name="T25">Memory resident</text:span></text:p>
          <text:p text:style-name="P12"><text:span text:style-name="T25">page table</text:span></text:p>
          <text:p text:style-name="P12"><text:span text:style-name="T25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3" draw:text-style-name="P2" draw:layer="layout" svg:width="4.473cm" svg:height="1.598cm" svg:x="18.046cm" svg:y="5.927cm">
          <text:p text:style-name="P12"><text:span text:style-name="T25">Physical memory</text:span></text:p>
          <text:p text:style-name="P12"><text:span text:style-name="T25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4" draw:text-style-name="P32" draw:layer="layout" svg:width="3.83cm" svg:height="0.633cm" svg:x="18.35cm" svg:y="8.811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4" draw:text-style-name="P32" draw:layer="layout" svg:width="3.83cm" svg:height="0.633cm" svg:x="18.35cm" svg:y="9.393cm">
          <text:p text:style-name="P12"><text:span text:style-name="T1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25" draw:text-style-name="P15" draw:layer="layout" svg:x1="11.351cm" svg:y1="12.691cm" svg:x2="18.372cm" svg:y2="16.721cm">
          <text:p/>
        </draw:line>
        <draw:line draw:name="Line 16" draw:style-name="gr26" draw:text-style-name="P15" draw:layer="layout" svg:x1="11.351cm" svg:y1="13.365cm" svg:x2="18.372cm" svg:y2="8.885cm">
          <text:p/>
        </draw:line>
        <draw:line draw:name="Line 17" draw:style-name="gr26" draw:text-style-name="P15" draw:layer="layout" svg:x1="11.422cm" svg:y1="10.19cm" svg:x2="18.372cm" svg:y2="8.25cm">
          <text:p/>
        </draw:line>
        <draw:line draw:name="Line 18" draw:style-name="gr26" draw:text-style-name="P15" draw:layer="layout" svg:x1="11.281cm" svg:y1="9.564cm" svg:x2="18.372cm" svg:y2="7.615cm">
          <text:p/>
        </draw:line>
        <draw:custom-shape draw:name="CustomShape 19" draw:style-name="gr23" draw:text-style-name="P2" draw:layer="layout" svg:width="4.189cm" svg:height="1.596cm" svg:x="18.214cm" svg:y="11.474cm">
          <text:p text:style-name="P12"><text:span text:style-name="T25">Virtual memory</text:span></text:p>
          <text:p text:style-name="P12"><text:span text:style-name="T25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7" draw:text-style-name="P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7" draw:text-style-name="P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7" draw:text-style-name="P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7" draw:text-style-name="P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7" draw:text-style-name="P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7" draw:text-style-name="P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7" draw:text-style-name="P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7" draw:text-style-name="P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8" draw:text-style-name="P2" draw:layer="layout" svg:width="1.903cm" svg:height="0.934cm" svg:x="7.577cm" svg:y="7.699cm">
          <text:p text:style-name="P33"><text:span text:style-name="T26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3" draw:text-style-name="P2" draw:layer="layout" svg:width="0.752cm" svg:height="0.85cm" svg:x="8.247cm" svg:y="8.462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3" draw:text-style-name="P2" draw:layer="layout" svg:width="0.752cm" svg:height="0.85cm" svg:x="8.248cm" svg:y="9.109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3" draw:text-style-name="P2" draw:layer="layout" svg:width="0.752cm" svg:height="0.85cm" svg:x="8.236cm" svg:y="10.403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23" draw:text-style-name="P2" draw:layer="layout" svg:width="0.752cm" svg:height="0.85cm" svg:x="8.239cm" svg:y="10.979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3" draw:text-style-name="P2" draw:layer="layout" svg:width="0.752cm" svg:height="0.85cm" svg:x="8.247cm" svg:y="11.643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23" draw:text-style-name="P2" draw:layer="layout" svg:width="0.752cm" svg:height="0.85cm" svg:x="8.248cm" svg:y="12.919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23" draw:text-style-name="P2" draw:layer="layout" svg:width="0.752cm" svg:height="0.85cm" svg:x="8.247cm" svg:y="12.273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23" draw:text-style-name="P2" draw:layer="layout" svg:width="0.752cm" svg:height="0.85cm" svg:x="8.248cm" svg:y="9.756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6.346cm">
          <text:p text:style-name="P12"><text:span text:style-name="T26">Physical page</text:span></text:p>
          <text:p text:style-name="P12"><text:span text:style-name="T26">number or </text:span></text:p>
          <text:p text:style-name="P12"><text:span text:style-name="T26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8.364cm">
          <text:p text:style-name="P34"><text:span text:style-name="T25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2.844cm">
          <text:p text:style-name="P34"><text:span text:style-name="T25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7.447cm">
          <text:p text:style-name="P12"><text:span text:style-name="T25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4" draw:text-style-name="P32" draw:layer="layout" svg:width="3.83cm" svg:height="0.633cm" svg:x="18.35cm" svg:y="8.184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4" draw:text-style-name="P32" draw:layer="layout" svg:width="3.83cm" svg:height="0.633cm" svg:x="18.35cm" svg:y="7.549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29" draw:text-style-name="P35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29" draw:text-style-name="P35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29" draw:text-style-name="P35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29" draw:text-style-name="P35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9.281cm">
          <text:p text:style-name="P12"><text:span text:style-name="T25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22" draw:text-style-name="P31" draw:layer="layout" svg:width="3.83cm" svg:height="0.633cm" svg:x="18.372cm" svg:y="13.22cm">
          <text:p text:style-name="P12"><text:span text:style-name="T24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22" draw:text-style-name="P31" draw:layer="layout" svg:width="3.83cm" svg:height="0.633cm" svg:x="18.372cm" svg:y="14.083cm">
          <text:p text:style-name="P12"><text:span text:style-name="T24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22" draw:text-style-name="P31" draw:layer="layout" svg:width="3.83cm" svg:height="0.633cm" svg:x="18.372cm" svg:y="15.808cm">
          <text:p text:style-name="P12"><text:span text:style-name="T24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22" draw:text-style-name="P31" draw:layer="layout" svg:width="3.83cm" svg:height="0.633cm" svg:x="18.372cm" svg:y="16.671cm">
          <text:p text:style-name="P12"><text:span text:style-name="T24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22" draw:text-style-name="P31" draw:layer="layout" svg:width="3.83cm" svg:height="0.633cm" svg:x="18.372cm" svg:y="17.533cm">
          <text:p text:style-name="P12"><text:span text:style-name="T24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29" draw:text-style-name="P35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25" draw:text-style-name="P15" draw:layer="layout" svg:x1="11.334cm" svg:y1="11.355cm" svg:x2="18.372cm" svg:y2="15.807cm">
          <text:p/>
        </draw:line>
        <draw:custom-shape draw:name="CustomShape 55" draw:style-name="gr29" draw:text-style-name="P35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26" draw:text-style-name="P15" draw:layer="layout" svg:x1="11.351cm" svg:y1="10.768cm" svg:x2="18.372cm" svg:y2="9.564cm">
          <text:p/>
        </draw:line>
        <draw:custom-shape draw:name="CustomShape 57" draw:style-name="gr22" draw:text-style-name="P31" draw:layer="layout" svg:width="3.83cm" svg:height="0.633cm" svg:x="18.372cm" svg:y="14.945cm">
          <text:p text:style-name="P12"><text:span text:style-name="T24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30" draw:text-style-name="P37" draw:layer="layout" svg:width="4.443cm" svg:height="0.673cm" svg:x="1.27cm" svg:y="6.985cm">
          <text:p text:style-name="P36"><text:span text:style-name="T1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2" draw:text-style-name="P15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60" draw:style-name="gr33" draw:text-style-name="P2" draw:layer="layout" svg:width="16.071cm" svg:height="1.774cm" svg:x="0.861cm" svg:y="16.087cm">
          <text:p text:style-name="P1"><text:span text:style-name="T27">Key point</text:span><text:span text:style-name="T14">: Waiting until the miss to copy the page to DRAM is known as </text:span><text:span text:style-name="T28">demand pag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5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CustomShape 1" draw:style-name="gr20" draw:text-style-name="P29" draw:layer="layout" svg:width="4.443cm" svg:height="0.633cm" svg:x="9.059cm" svg:y="10.6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1.087cm" svg:height="2.115cm" svg:x="0.992cm" svg:y="1.21cm">
          <text:p text:style-name="P6"><text:span text:style-name="T1">Allocating 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Allocating a new page (VP 5) of virtual memory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0" draw:text-style-name="P29" draw:layer="layout" svg:width="4.443cm" svg:height="0.633cm" svg:x="9.059cm" svg:y="11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1" draw:text-style-name="P30" draw:layer="layout" svg:width="4.443cm" svg:height="0.633cm" svg:x="9.059cm" svg:y="11.9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2" draw:text-style-name="P31" draw:layer="layout" svg:width="4.443cm" svg:height="0.633cm" svg:x="9.059cm" svg:y="7.523cm">
          <text:p text:style-name="P12"><text:span text:style-name="T24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1" draw:text-style-name="P30" draw:layer="layout" svg:width="4.443cm" svg:height="0.633cm" svg:x="9.059cm" svg:y="8.1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1" draw:text-style-name="P30" draw:layer="layout" svg:width="4.443cm" svg:height="0.633cm" svg:x="9.059cm" svg:y="8.7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1" draw:text-style-name="P30" draw:layer="layout" svg:width="4.443cm" svg:height="0.633cm" svg:x="9.059cm" svg:y="9.4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0" draw:text-style-name="P29" draw:layer="layout" svg:width="4.443cm" svg:height="0.633cm" svg:x="9.059cm" svg:y="10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" draw:text-style-name="P2" draw:layer="layout" svg:width="4.553cm" svg:height="2.258cm" svg:x="8.997cm" svg:y="12.717cm">
          <text:p text:style-name="P12"><text:span text:style-name="T25">Memory resident</text:span></text:p>
          <text:p text:style-name="P12"><text:span text:style-name="T25">page table</text:span></text:p>
          <text:p text:style-name="P12"><text:span text:style-name="T25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3" draw:text-style-name="P2" draw:layer="layout" svg:width="4.473cm" svg:height="1.598cm" svg:x="18.046cm" svg:y="4.904cm">
          <text:p text:style-name="P12"><text:span text:style-name="T25">Physical memory</text:span></text:p>
          <text:p text:style-name="P12"><text:span text:style-name="T25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4" draw:text-style-name="P32" draw:layer="layout" svg:width="3.83cm" svg:height="0.633cm" svg:x="18.35cm" svg:y="7.788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4" draw:text-style-name="P32" draw:layer="layout" svg:width="3.83cm" svg:height="0.633cm" svg:x="18.35cm" svg:y="8.37cm">
          <text:p text:style-name="P12"><text:span text:style-name="T1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25" draw:text-style-name="P15" draw:layer="layout" svg:x1="11.351cm" svg:y1="11.668cm" svg:x2="18.35cm" svg:y2="16.494cm">
          <text:p/>
        </draw:line>
        <draw:line draw:name="Line 16" draw:style-name="gr26" draw:text-style-name="P15" draw:layer="layout" svg:x1="11.351cm" svg:y1="12.342cm" svg:x2="18.372cm" svg:y2="7.862cm">
          <text:p/>
        </draw:line>
        <draw:line draw:name="Line 17" draw:style-name="gr26" draw:text-style-name="P15" draw:layer="layout" svg:x1="11.422cm" svg:y1="9.167cm" svg:x2="18.372cm" svg:y2="7.227cm">
          <text:p/>
        </draw:line>
        <draw:line draw:name="Line 18" draw:style-name="gr26" draw:text-style-name="P15" draw:layer="layout" svg:x1="11.281cm" svg:y1="8.541cm" svg:x2="18.372cm" svg:y2="6.592cm">
          <text:p/>
        </draw:line>
        <draw:custom-shape draw:name="CustomShape 19" draw:style-name="gr23" draw:text-style-name="P2" draw:layer="layout" svg:width="4.189cm" svg:height="1.596cm" svg:x="18.214cm" svg:y="10.451cm">
          <text:p text:style-name="P12"><text:span text:style-name="T25">Virtual memory</text:span></text:p>
          <text:p text:style-name="P12"><text:span text:style-name="T25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7" draw:text-style-name="P15" draw:layer="layout" svg:width="0.845cm" svg:height="0.633cm" svg:x="8.212cm" svg:y="11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7" draw:text-style-name="P15" draw:layer="layout" svg:width="0.845cm" svg:height="0.633cm" svg:x="8.212cm" svg:y="11.9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7" draw:text-style-name="P15" draw:layer="layout" svg:width="0.845cm" svg:height="0.633cm" svg:x="8.212cm" svg:y="10.6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7" draw:text-style-name="P15" draw:layer="layout" svg:width="0.845cm" svg:height="0.633cm" svg:x="8.212cm" svg:y="7.5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7" draw:text-style-name="P15" draw:layer="layout" svg:width="0.845cm" svg:height="0.633cm" svg:x="8.212cm" svg:y="8.1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7" draw:text-style-name="P15" draw:layer="layout" svg:width="0.845cm" svg:height="0.633cm" svg:x="8.212cm" svg:y="8.7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7" draw:text-style-name="P15" draw:layer="layout" svg:width="0.845cm" svg:height="0.633cm" svg:x="8.212cm" svg:y="9.4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7" draw:text-style-name="P15" draw:layer="layout" svg:width="0.845cm" svg:height="0.633cm" svg:x="8.212cm" svg:y="10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8" draw:text-style-name="P2" draw:layer="layout" svg:width="1.903cm" svg:height="0.934cm" svg:x="7.577cm" svg:y="6.676cm">
          <text:p text:style-name="P33"><text:span text:style-name="T26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3" draw:text-style-name="P2" draw:layer="layout" svg:width="0.752cm" svg:height="0.85cm" svg:x="8.247cm" svg:y="7.439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3" draw:text-style-name="P2" draw:layer="layout" svg:width="0.752cm" svg:height="0.85cm" svg:x="8.248cm" svg:y="8.086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3" draw:text-style-name="P2" draw:layer="layout" svg:width="0.752cm" svg:height="0.85cm" svg:x="8.236cm" svg:y="9.38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23" draw:text-style-name="P2" draw:layer="layout" svg:width="0.752cm" svg:height="0.85cm" svg:x="8.239cm" svg:y="9.956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3" draw:text-style-name="P2" draw:layer="layout" svg:width="0.752cm" svg:height="0.85cm" svg:x="8.247cm" svg:y="10.62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23" draw:text-style-name="P2" draw:layer="layout" svg:width="0.752cm" svg:height="0.85cm" svg:x="8.248cm" svg:y="11.896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23" draw:text-style-name="P2" draw:layer="layout" svg:width="0.752cm" svg:height="0.85cm" svg:x="8.247cm" svg:y="11.249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23" draw:text-style-name="P2" draw:layer="layout" svg:width="0.752cm" svg:height="0.85cm" svg:x="8.248cm" svg:y="8.733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5.323cm">
          <text:p text:style-name="P12"><text:span text:style-name="T26">Physical page</text:span></text:p>
          <text:p text:style-name="P12"><text:span text:style-name="T26">number or </text:span></text:p>
          <text:p text:style-name="P12"><text:span text:style-name="T26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7.341cm">
          <text:p text:style-name="P34"><text:span text:style-name="T25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1.821cm">
          <text:p text:style-name="P34"><text:span text:style-name="T25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6.424cm">
          <text:p text:style-name="P12"><text:span text:style-name="T25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4" draw:text-style-name="P32" draw:layer="layout" svg:width="3.83cm" svg:height="0.633cm" svg:x="18.35cm" svg:y="7.161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4" draw:text-style-name="P32" draw:layer="layout" svg:width="3.83cm" svg:height="0.633cm" svg:x="18.35cm" svg:y="6.526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29" draw:text-style-name="P35" draw:layer="layout" svg:width="0.21cm" svg:height="0.21cm" svg:x="11.211cm" svg:y="12.2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29" draw:text-style-name="P35" draw:layer="layout" svg:width="0.21cm" svg:height="0.21cm" svg:x="11.211cm" svg:y="11.6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29" draw:text-style-name="P35" draw:layer="layout" svg:width="0.21cm" svg:height="0.21cm" svg:x="11.211cm" svg:y="9.0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29" draw:text-style-name="P35" draw:layer="layout" svg:width="0.21cm" svg:height="0.21cm" svg:x="11.211cm" svg:y="8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8.258cm">
          <text:p text:style-name="P12"><text:span text:style-name="T25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22" draw:text-style-name="P31" draw:layer="layout" svg:width="3.83cm" svg:height="0.633cm" svg:x="18.372cm" svg:y="12.197cm">
          <text:p text:style-name="P12"><text:span text:style-name="T24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22" draw:text-style-name="P31" draw:layer="layout" svg:width="3.83cm" svg:height="0.633cm" svg:x="18.372cm" svg:y="13.06cm">
          <text:p text:style-name="P12"><text:span text:style-name="T24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22" draw:text-style-name="P31" draw:layer="layout" svg:width="3.83cm" svg:height="0.633cm" svg:x="18.372cm" svg:y="14.785cm">
          <text:p text:style-name="P12"><text:span text:style-name="T24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22" draw:text-style-name="P31" draw:layer="layout" svg:width="3.83cm" svg:height="0.633cm" svg:x="18.372cm" svg:y="16.494cm">
          <text:p text:style-name="P12"><text:span text:style-name="T24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22" draw:text-style-name="P31" draw:layer="layout" svg:width="3.83cm" svg:height="0.633cm" svg:x="18.372cm" svg:y="17.357cm">
          <text:p text:style-name="P12"><text:span text:style-name="T24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29" draw:text-style-name="P35" draw:layer="layout" svg:width="0.21cm" svg:height="0.21cm" svg:x="11.211cm" svg:y="9.6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25" draw:text-style-name="P15" draw:layer="layout" svg:x1="11.334cm" svg:y1="10.331cm" svg:x2="18.372cm" svg:y2="14.784cm">
          <text:p/>
        </draw:line>
        <draw:custom-shape draw:name="CustomShape 55" draw:style-name="gr29" draw:text-style-name="P35" draw:layer="layout" svg:width="0.21cm" svg:height="0.21cm" svg:x="11.211cm" svg:y="10.2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26" draw:text-style-name="P15" draw:layer="layout" svg:x1="11.351cm" svg:y1="9.745cm" svg:x2="18.372cm" svg:y2="8.541cm">
          <text:p/>
        </draw:line>
        <draw:custom-shape draw:name="CustomShape 57" draw:style-name="gr22" draw:text-style-name="P31" draw:layer="layout" svg:width="3.83cm" svg:height="0.633cm" svg:x="18.372cm" svg:y="13.922cm">
          <text:p text:style-name="P12"><text:span text:style-name="T24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22" draw:text-style-name="P31" draw:layer="layout" svg:width="3.83cm" svg:height="0.633cm" svg:x="18.372cm" svg:y="15.632cm">
          <text:p text:style-name="P12"><text:span text:style-name="T24">VP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9" draw:style-name="gr25" draw:text-style-name="P15" draw:layer="layout" svg:x1="11.373cm" svg:y1="10.924cm" svg:x2="18.372cm" svg:y2="15.75cm">
          <text:p/>
        </draw:line>
        <draw:custom-shape draw:name="CustomShape 60" draw:style-name="gr29" draw:text-style-name="P35" draw:layer="layout" svg:width="0.21cm" svg:height="0.21cm" svg:x="11.233cm" svg:y="10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6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008cm" svg:height="2.172cm" svg:x="1.124cm" svg:y="1.001cm">
          <text:p text:style-name="P6"><text:span text:style-name="T1">Locality to the Rescue Agai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51cm" svg:x="1.058cm" svg:y="3.691cm">
          <text:list text:style-name="L2">
            <text:list-item>
              <text:p text:style-name="P21"><text:span text:style-name="T10">Virtual memory seems terribly inefficient, but it works because of locality. </text:span></text:p>
            </text:list-item>
          </text:list>
          <text:p text:style-name="P39"><text:span text:style-name="T10"/></text:p>
          <text:list text:continue-numbering="true" text:style-name="L2">
            <text:list-item>
              <text:p text:style-name="P23"><text:span text:style-name="T10">At any point in time, programs tend to access a set of active virtual pages called the </text:span><text:span text:style-name="T23">working set</text:span></text:p>
            </text:list-item>
          </text:list>
          <text:list text:style-name="L3">
            <text:list-item>
              <text:list>
                <text:list-item>
                  <text:p text:style-name="P24"><text:span text:style-name="T8">Programs with better temporal locality will have smaller working sets</text:span></text:p>
                </text:list-item>
              </text:list>
            </text:list-item>
          </text:list>
          <text:p text:style-name="P25"><text:span text:style-name="T7"/></text:p>
          <text:list text:continue-numbering="true" text:style-name="L3">
            <text:list-item>
              <text:p text:style-name="P23"><text:span text:style-name="T10">If (working set size &lt; main memory size) </text:span></text:p>
              <text:list>
                <text:list-item>
                  <text:p text:style-name="P24"><text:span text:style-name="T8">Good performance for one process after compulsory misses</text:span></text:p>
                </text:list-item>
              </text:list>
            </text:list-item>
          </text:list>
          <text:p text:style-name="P25"><text:span text:style-name="T7"/></text:p>
          <text:list text:continue-numbering="true" text:style-name="L3">
            <text:list-item>
              <text:p text:style-name="P23"><text:span text:style-name="T10">If ( SUM(working set sizes) &gt; main memory size ) </text:span></text:p>
              <text:list>
                <text:list-item>
                  <text:p text:style-name="P24"><text:span text:style-name="T29">Thrashing:</text:span><text:span text:style-name="T30"> </text:span><text:span text:style-name="T8">Performance meltdown</text:span><text:span text:style-name="T30"> </text:span><text:span text:style-name="T8">where pages are swapped (copied) in and out continuousl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6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21">Address spaces</text:span></text:p>
            </text:list-item>
            <text:list-item>
              <text:p text:style-name="P7"><text:span text:style-name="T11">VM as a tool for caching</text:span></text:p>
            </text:list-item>
            <text:list-item>
              <text:p text:style-name="P7"><text:span text:style-name="T10">VM as a tool for memory management</text:span></text:p>
            </text:list-item>
            <text:list-item>
              <text:p text:style-name="P7"><text:span text:style-name="T11">VM as a tool for memory protection</text:span></text:p>
            </text:list-item>
            <text:list-item>
              <text:p text:style-name="P7"><text:span text:style-name="T11">Address transl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8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916cm" svg:height="1.59cm" svg:x="0.729cm" svg:y="1.583cm">
          <text:p text:style-name="P6"><text:span text:style-name="T1">VM as a Tool for Memory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804cm" svg:height="3.491cm" svg:x="0.635cm" svg:y="3.598cm">
          <text:list text:style-name="L2">
            <text:list-item>
              <text:p text:style-name="P7"><text:span text:style-name="T10">Key idea: each process has its own virtual address space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8">It can view memory as a simple linear array</text:span></text:p>
                </text:list-item>
                <text:list-item>
                  <text:p text:style-name="P20"><text:span text:style-name="T8">Mapping function scatters addresses through physical memory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0"><text:span text:style-name="T8">Well-chosen mappings can improve locality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4" draw:text-style-name="P2" draw:layer="layout" svg:width="3.799cm" svg:height="3.246cm" svg:x="2.76cm" svg:y="8.74cm">
          <text:p text:style-name="P33"><text:span text:style-name="T17">Virtual Address Space for Process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4" draw:text-style-name="P2" draw:layer="layout" svg:width="2.961cm" svg:height="3.246cm" svg:x="18.698cm" svg:y="8.668cm">
          <text:p text:style-name="P33"><text:span text:style-name="T17">Physical </text:span></text:p>
          <text:p text:style-name="P33"><text:span text:style-name="T17">Address </text:span></text:p>
          <text:p text:style-name="P33"><text:span text:style-name="T17">Space 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0.754cm" svg:height="0.836cm" svg:x="6.565cm" svg:y="8.528cm">
          <text:p text:style-name="P33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1.232cm" svg:height="0.836cm" svg:x="6.094cm" svg:y="12.138cm">
          <text:p text:style-name="P33"><text:span text:style-name="T16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4" draw:text-style-name="P2" draw:layer="layout" svg:width="4.024cm" svg:height="1.418cm" svg:x="18.415cm" svg:y="12.872cm">
          <text:p text:style-name="P33"><text:span text:style-name="T16">(e.g., read-only </text:span></text:p>
          <text:p text:style-name="P33"><text:span text:style-name="T16">library cod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4" draw:text-style-name="P2" draw:layer="layout" svg:width="3.799cm" svg:height="3.246cm" svg:x="2.76cm" svg:y="14.243cm">
          <text:p text:style-name="P33"><text:span text:style-name="T17">Virtual Address Space for Process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5" draw:text-style-name="P15" draw:layer="layout" svg:width="2.538cm" svg:height="0.708cm" svg:x="7.268cm" svg:y="8.9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6" draw:text-style-name="P32" draw:layer="layout" svg:width="2.538cm" svg:height="0.708cm" svg:x="7.268cm" svg:y="9.669cm">
          <text:p text:style-name="P36"><text:span text:style-name="T1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6" draw:text-style-name="P32" draw:layer="layout" svg:width="2.538cm" svg:height="0.708cm" svg:x="7.268cm" svg:y="10.37cm">
          <text:p text:style-name="P36"><text:span text:style-name="T1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5" draw:text-style-name="P15" draw:layer="layout" svg:width="2.538cm" svg:height="0.708cm" svg:x="7.268cm" svg:y="11.7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2" draw:layer="layout" svg:width="1.177cm" svg:height="1.26cm" svg:x="7.889cm" svg:y="10.728cm">
          <text:p text:style-name="P40"><text:span text:style-name="T3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2" draw:layer="layout" svg:width="0.754cm" svg:height="0.836cm" svg:x="6.565cm" svg:y="14.031cm">
          <text:p text:style-name="P33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2" draw:layer="layout" svg:width="1.232cm" svg:height="0.836cm" svg:x="6.094cm" svg:y="17.641cm">
          <text:p text:style-name="P33"><text:span text:style-name="T16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5" draw:text-style-name="P15" draw:layer="layout" svg:width="2.538cm" svg:height="0.708cm" svg:x="7.268cm" svg:y="14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6" draw:text-style-name="P32" draw:layer="layout" svg:width="2.538cm" svg:height="0.708cm" svg:x="7.268cm" svg:y="15.162cm">
          <text:p text:style-name="P36"><text:span text:style-name="T1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6" draw:text-style-name="P32" draw:layer="layout" svg:width="2.538cm" svg:height="0.708cm" svg:x="7.268cm" svg:y="15.862cm">
          <text:p text:style-name="P36"><text:span text:style-name="T1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5" draw:text-style-name="P15" draw:layer="layout" svg:width="2.538cm" svg:height="0.708cm" svg:x="7.268cm" svg:y="17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2" draw:layer="layout" svg:width="1.177cm" svg:height="1.26cm" svg:x="7.889cm" svg:y="16.22cm">
          <text:p text:style-name="P40"><text:span text:style-name="T3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5" draw:text-style-name="P15" draw:layer="layout" svg:width="2.538cm" svg:height="0.708cm" svg:x="15.875cm" svg:y="8.9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5" draw:text-style-name="P15" draw:layer="layout" svg:width="2.538cm" svg:height="0.708cm" svg:x="15.875cm" svg:y="9.6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6" draw:text-style-name="P32" draw:layer="layout" svg:width="2.538cm" svg:height="0.708cm" svg:x="15.875cm" svg:y="10.379cm">
          <text:p text:style-name="P36"><text:span text:style-name="T13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5" draw:text-style-name="P15" draw:layer="layout" svg:width="2.538cm" svg:height="0.708cm" svg:x="15.875cm" svg:y="11.0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5" draw:text-style-name="P15" draw:layer="layout" svg:width="2.538cm" svg:height="0.708cm" svg:x="15.875cm" svg:y="11.7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5" draw:text-style-name="P15" draw:layer="layout" svg:width="2.538cm" svg:height="0.708cm" svg:x="15.875cm" svg:y="12.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6" draw:text-style-name="P32" draw:layer="layout" svg:width="2.538cm" svg:height="0.708cm" svg:x="15.875cm" svg:y="13.22cm">
          <text:p text:style-name="P36"><text:span text:style-name="T1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5" draw:text-style-name="P15" draw:layer="layout" svg:width="2.538cm" svg:height="0.708cm" svg:x="15.875cm" svg:y="13.9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6" draw:text-style-name="P32" draw:layer="layout" svg:width="2.538cm" svg:height="0.708cm" svg:x="15.875cm" svg:y="14.651cm">
          <text:p text:style-name="P36"><text:span text:style-name="T13">P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5" draw:text-style-name="P15" draw:layer="layout" svg:width="2.538cm" svg:height="0.708cm" svg:x="15.875cm" svg:y="15.3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5" draw:text-style-name="P15" draw:layer="layout" svg:width="2.538cm" svg:height="0.708cm" svg:x="15.875cm" svg:y="17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" draw:text-style-name="P2" draw:layer="layout" svg:width="1.177cm" svg:height="1.26cm" svg:x="16.56cm" svg:y="15.951cm">
          <text:p text:style-name="P40"><text:span text:style-name="T3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" draw:text-style-name="P2" draw:layer="layout" svg:width="0.754cm" svg:height="0.836cm" svg:x="15.216cm" svg:y="8.528cm">
          <text:p text:style-name="P33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6" draw:text-style-name="P2" draw:layer="layout" svg:width="1.338cm" svg:height="0.836cm" svg:x="14.62cm" svg:y="17.624cm">
          <text:p text:style-name="P33"><text:span text:style-name="T16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2" draw:text-style-name="P15" draw:layer="layout" svg:width="6.065cm" svg:height="0.708cm" svg:x="9.808cm" svg:y="10.02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12" draw:text-style-name="P15" draw:layer="layout" svg:width="6.065cm" svg:height="2.849cm" svg:x="9.808cm" svg:y="10.7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12" draw:text-style-name="P15" draw:layer="layout" svg:width="6.065cm" svg:height="2.64cm" svg:x="9.808cm" svg:y="13.57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12" draw:text-style-name="P15" draw:layer="layout" svg:width="6.065cm" svg:height="0.509cm" svg:x="9.808cm" svg:y="1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15" draw:text-style-name="P2" draw:layer="layout" svg:width="3.728cm" svg:height="1.944cm" svg:x="10.875cm" svg:y="8.255cm">
          <text:p text:style-name="P36"><text:span text:style-name="T32">Address </text:span></text:p>
          <text:p text:style-name="P36"><text:span text:style-name="T32">trans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7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916cm" svg:height="1.59cm" svg:x="0.706cm" svg:y="1.482cm">
          <text:p text:style-name="P6"><text:span text:style-name="T1">VM as a Tool for Memory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34cm" svg:height="5.29cm" svg:x="0.635cm" svg:y="3.387cm">
          <text:list text:style-name="L2">
            <text:list-item>
              <text:p text:style-name="P21"><text:span text:style-name="T10">Simplifying memory allocation</text:span></text:p>
            </text:list-item>
          </text:list>
          <text:list text:style-name="L3">
            <text:list-item>
              <text:list>
                <text:list-item>
                  <text:p text:style-name="P41"><text:span text:style-name="T8">Each virtual page can be mapped to any physical page</text:span></text:p>
                </text:list-item>
                <text:list-item>
                  <text:p text:style-name="P20"><text:span text:style-name="T8">A virtual page can be stored in different physical pages at different times</text:span></text:p>
                </text:list-item>
              </text:list>
            </text:list-item>
            <text:list-item>
              <text:p text:style-name="P21"><text:span text:style-name="T10">Sharing code and data among processes</text:span></text:p>
              <text:list>
                <text:list-item>
                  <text:p text:style-name="P20"><text:span text:style-name="T8">Map virtual pages to the same physical page (here: PP 6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4" draw:text-style-name="P2" draw:layer="layout" svg:width="3.799cm" svg:height="3.246cm" svg:x="2.76cm" svg:y="8.951cm">
          <text:p text:style-name="P33"><text:span text:style-name="T17">Virtual Address Space for Process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4" draw:text-style-name="P2" draw:layer="layout" svg:width="2.961cm" svg:height="3.246cm" svg:x="18.698cm" svg:y="8.879cm">
          <text:p text:style-name="P33"><text:span text:style-name="T17">Physical </text:span></text:p>
          <text:p text:style-name="P33"><text:span text:style-name="T17">Address </text:span></text:p>
          <text:p text:style-name="P33"><text:span text:style-name="T17">Space 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0.754cm" svg:height="0.836cm" svg:x="6.565cm" svg:y="8.74cm">
          <text:p text:style-name="P33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1.232cm" svg:height="0.836cm" svg:x="6.094cm" svg:y="12.35cm">
          <text:p text:style-name="P33"><text:span text:style-name="T16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4" draw:text-style-name="P2" draw:layer="layout" svg:width="4.024cm" svg:height="1.418cm" svg:x="18.415cm" svg:y="13.084cm">
          <text:p text:style-name="P33"><text:span text:style-name="T16">(e.g., read-only </text:span></text:p>
          <text:p text:style-name="P33"><text:span text:style-name="T16">library cod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4" draw:text-style-name="P2" draw:layer="layout" svg:width="3.799cm" svg:height="3.246cm" svg:x="2.76cm" svg:y="14.455cm">
          <text:p text:style-name="P33"><text:span text:style-name="T17">Virtual Address Space for Process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5" draw:text-style-name="P15" draw:layer="layout" svg:width="2.538cm" svg:height="0.708cm" svg:x="7.268cm" svg:y="9.1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6" draw:text-style-name="P32" draw:layer="layout" svg:width="2.538cm" svg:height="0.708cm" svg:x="7.268cm" svg:y="9.881cm">
          <text:p text:style-name="P36"><text:span text:style-name="T1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6" draw:text-style-name="P32" draw:layer="layout" svg:width="2.538cm" svg:height="0.708cm" svg:x="7.268cm" svg:y="10.581cm">
          <text:p text:style-name="P36"><text:span text:style-name="T1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5" draw:text-style-name="P15" draw:layer="layout" svg:width="2.538cm" svg:height="0.708cm" svg:x="7.268cm" svg:y="11.9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2" draw:layer="layout" svg:width="1.177cm" svg:height="1.26cm" svg:x="7.889cm" svg:y="10.939cm">
          <text:p text:style-name="P40"><text:span text:style-name="T3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2" draw:layer="layout" svg:width="0.754cm" svg:height="0.836cm" svg:x="6.565cm" svg:y="14.243cm">
          <text:p text:style-name="P33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2" draw:layer="layout" svg:width="1.232cm" svg:height="0.836cm" svg:x="6.094cm" svg:y="17.853cm">
          <text:p text:style-name="P33"><text:span text:style-name="T16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5" draw:text-style-name="P15" draw:layer="layout" svg:width="2.538cm" svg:height="0.708cm" svg:x="7.268cm" svg:y="14.6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6" draw:text-style-name="P32" draw:layer="layout" svg:width="2.538cm" svg:height="0.708cm" svg:x="7.268cm" svg:y="15.374cm">
          <text:p text:style-name="P36"><text:span text:style-name="T1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6" draw:text-style-name="P32" draw:layer="layout" svg:width="2.538cm" svg:height="0.708cm" svg:x="7.268cm" svg:y="16.074cm">
          <text:p text:style-name="P36"><text:span text:style-name="T1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5" draw:text-style-name="P15" draw:layer="layout" svg:width="2.538cm" svg:height="0.708cm" svg:x="7.268cm" svg:y="17.4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2" draw:layer="layout" svg:width="1.177cm" svg:height="1.26cm" svg:x="7.889cm" svg:y="16.432cm">
          <text:p text:style-name="P40"><text:span text:style-name="T3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5" draw:text-style-name="P15" draw:layer="layout" svg:width="2.538cm" svg:height="0.708cm" svg:x="15.875cm" svg:y="9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5" draw:text-style-name="P15" draw:layer="layout" svg:width="2.538cm" svg:height="0.708cm" svg:x="15.875cm" svg:y="9.8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6" draw:text-style-name="P32" draw:layer="layout" svg:width="2.538cm" svg:height="0.708cm" svg:x="15.875cm" svg:y="10.591cm">
          <text:p text:style-name="P36"><text:span text:style-name="T13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5" draw:text-style-name="P15" draw:layer="layout" svg:width="2.538cm" svg:height="0.708cm" svg:x="15.875cm" svg:y="11.2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5" draw:text-style-name="P15" draw:layer="layout" svg:width="2.538cm" svg:height="0.708cm" svg:x="15.875cm" svg:y="1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5" draw:text-style-name="P15" draw:layer="layout" svg:width="2.538cm" svg:height="0.708cm" svg:x="15.875cm" svg:y="12.7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6" draw:text-style-name="P32" draw:layer="layout" svg:width="2.538cm" svg:height="0.708cm" svg:x="15.875cm" svg:y="13.432cm">
          <text:p text:style-name="P36"><text:span text:style-name="T1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5" draw:text-style-name="P15" draw:layer="layout" svg:width="2.538cm" svg:height="0.708cm" svg:x="15.875cm" svg:y="14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6" draw:text-style-name="P32" draw:layer="layout" svg:width="2.538cm" svg:height="0.708cm" svg:x="15.875cm" svg:y="14.863cm">
          <text:p text:style-name="P36"><text:span text:style-name="T13">P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5" draw:text-style-name="P15" draw:layer="layout" svg:width="2.538cm" svg:height="0.708cm" svg:x="15.875cm" svg:y="15.5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5" draw:text-style-name="P15" draw:layer="layout" svg:width="2.538cm" svg:height="0.708cm" svg:x="15.875cm" svg:y="17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" draw:text-style-name="P2" draw:layer="layout" svg:width="1.177cm" svg:height="1.26cm" svg:x="16.56cm" svg:y="16.162cm">
          <text:p text:style-name="P40"><text:span text:style-name="T3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" draw:text-style-name="P2" draw:layer="layout" svg:width="0.754cm" svg:height="0.836cm" svg:x="15.216cm" svg:y="8.74cm">
          <text:p text:style-name="P33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6" draw:text-style-name="P2" draw:layer="layout" svg:width="1.338cm" svg:height="0.836cm" svg:x="14.62cm" svg:y="17.835cm">
          <text:p text:style-name="P33"><text:span text:style-name="T16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2" draw:text-style-name="P15" draw:layer="layout" svg:width="6.065cm" svg:height="0.708cm" svg:x="9.808cm" svg:y="10.23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12" draw:text-style-name="P15" draw:layer="layout" svg:width="6.065cm" svg:height="2.849cm" svg:x="9.808cm" svg:y="10.93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12" draw:text-style-name="P15" draw:layer="layout" svg:width="6.065cm" svg:height="2.64cm" svg:x="9.808cm" svg:y="13.78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12" draw:text-style-name="P15" draw:layer="layout" svg:width="6.065cm" svg:height="0.509cm" svg:x="9.808cm" svg:y="15.21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15" draw:text-style-name="P2" draw:layer="layout" svg:width="3.728cm" svg:height="1.944cm" svg:x="10.875cm" svg:y="8.467cm">
          <text:p text:style-name="P36"><text:span text:style-name="T32">Address </text:span></text:p>
          <text:p text:style-name="P36"><text:span text:style-name="T32">trans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8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008cm" svg:height="2.172cm" svg:x="1.124cm" svg:y="1.001cm">
          <text:p text:style-name="P6"><text:span text:style-name="T1">Simplifying Linking and Loa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1.005cm" svg:height="13.273cm" svg:x="1.058cm" svg:y="4.445cm">
          <text:list text:style-name="L5">
            <text:list-item>
              <text:p xml:id="id25" text:id="id25" text:style-name="P42"><text:span text:style-name="T10">Linking</text:span><text:span text:style-name="T33"> </text:span></text:p>
            </text:list-item>
          </text:list>
          <text:list text:style-name="L6">
            <text:list-item>
              <text:list>
                <text:list-item>
                  <text:p text:style-name="P43"><text:span text:style-name="T2">Each program has similar virtual address space</text:span></text:p>
                </text:list-item>
                <text:list-item>
                  <text:p text:style-name="P43"><text:span text:style-name="T2">Code, data, and heap always start at the same addresses.</text:span></text:p>
                </text:list-item>
              </text:list>
            </text:list-item>
          </text:list>
          <text:p text:style-name="P44"><text:span text:style-name="T34"/></text:p>
          <text:list text:continue-numbering="true" text:style-name="L6">
            <text:list-item>
              <text:p text:style-name="P42"><text:span text:style-name="T10">Loading </text:span></text:p>
              <text:list>
                <text:list-item>
                  <text:p text:style-name="P45"><text:span text:style-name="T35">execve </text:span><text:span text:style-name="T2">allocates virtual pages for .text and .data sections &amp; creates PTEs marked as invalid</text:span></text:p>
                </text:list-item>
                <text:list-item>
                  <text:p text:style-name="P43"><text:span text:style-name="T2">The </text:span><text:span text:style-name="T35">.text </text:span><text:span text:style-name="T2">and </text:span><text:span text:style-name="T35">.data </text:span><text:span text:style-name="T2">sections are copied, page by page, on demand by the virtual memory system</text:span></text:p>
                </text:list-item>
              </text:list>
            </text:list-item>
          </text:list>
          <text:p text:style-name="P46"><text:span text:style-name="T3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7" draw:text-style-name="P13" draw:layer="layout" svg:width="7.746cm" svg:height="1.352cm" svg:x="13.885cm" svg:y="3.506cm">
          <text:p text:style-name="P12"><text:span text:style-name="T36">Kernel 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8" draw:text-style-name="P19" draw:layer="layout" svg:width="7.746cm" svg:height="1.859cm" svg:x="13.885cm" svg:y="8.233cm">
          <text:p text:style-name="P12"><text:span text:style-name="T36">Memory-mapped region for</text:span></text:p>
          <text:p text:style-name="P12"><text:span text:style-name="T36">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9" draw:text-style-name="P47" draw:layer="layout" svg:width="7.746cm" svg:height="2.009cm" svg:x="13.885cm" svg:y="10.0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8" draw:text-style-name="P19" draw:layer="layout" svg:width="7.746cm" svg:height="1.859cm" svg:x="13.885cm" svg:y="12.086cm">
          <text:p text:style-name="P12"><text:span text:style-name="T36">Run-time heap</text:span></text:p>
          <text:p text:style-name="P12"><text:span text:style-name="T36">(created by </text:span><text:span text:style-name="T37">malloc</text:span><text:span text:style-name="T3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9" draw:text-style-name="P47" draw:layer="layout" svg:width="7.746cm" svg:height="2.516cm" svg:x="13.885cm" svg:y="5.7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40" draw:text-style-name="P15" draw:layer="layout" svg:x1="17.746cm" svg:y1="12.06cm" svg:x2="17.751cm" svg:y2="10.993cm">
          <text:p/>
        </draw:line>
        <draw:custom-shape draw:name="CustomShape 9" draw:style-name="gr38" draw:text-style-name="P19" draw:layer="layout" svg:width="7.746cm" svg:height="1.563cm" svg:x="13.885cm" svg:y="4.776cm">
          <text:p text:style-name="P12"><text:span text:style-name="T36">User stack</text:span></text:p>
          <text:p text:style-name="P12"><text:span text:style-name="T36">(created at runtim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40" draw:text-style-name="P15" draw:layer="layout" svg:x1="17.746cm" svg:y1="8.25cm" svg:x2="17.751cm" svg:y2="7.606cm">
          <text:p/>
        </draw:line>
        <draw:line draw:name="Line 11" draw:style-name="gr40" draw:text-style-name="P15" draw:layer="layout" svg:x1="17.746cm" svg:y1="6.341cm" svg:x2="17.751cm" svg:y2="6.976cm">
          <text:p/>
        </draw:line>
        <draw:custom-shape draw:name="CustomShape 12" draw:style-name="gr41" draw:text-style-name="P48" draw:layer="layout" svg:width="7.746cm" svg:height="1.1cm" svg:x="13.885cm" svg:y="17.536cm">
          <text:p text:style-name="P12"><text:span text:style-name="T36">Unu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3" draw:text-style-name="P2" draw:layer="layout" svg:width="0.786cm" svg:height="0.934cm" svg:x="13.15cm" svg:y="18.143cm">
          <text:p text:style-name="P3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3" draw:text-style-name="P2" draw:layer="layout" svg:width="2.386cm" svg:height="2.258cm" svg:x="22.642cm" svg:y="5.856cm">
          <text:p text:style-name="P49"><text:span text:style-name="T37">%rsp</text:span><text:span text:style-name="T36"> </text:span></text:p>
          <text:p text:style-name="P33"><text:span text:style-name="T36">(stack </text:span></text:p>
          <text:p text:style-name="P33"><text:span text:style-name="T36">poin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42" draw:text-style-name="P15" draw:layer="layout" svg:x1="22.844cm" svg:y1="6.332cm" svg:x2="21.776cm" svg:y2="6.336cm">
          <text:p/>
        </draw:line>
        <draw:custom-shape draw:name="CustomShape 16" draw:style-name="gr23" draw:text-style-name="P2" draw:layer="layout" svg:width="3.05cm" svg:height="2.26cm" svg:x="22.316cm" svg:y="2.752cm">
          <text:p text:style-name="P33"><text:span text:style-name="T36">Memory</text:span></text:p>
          <text:p text:style-name="P33"><text:span text:style-name="T36">invisible to</text:span></text:p>
          <text:p text:style-name="P33"><text:span text:style-name="T36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40" draw:text-style-name="P15" draw:layer="layout" svg:x1="21.821cm" svg:y1="4.772cm" svg:x2="21.825cm" svg:y2="3.493cm">
          <text:p/>
        </draw:line>
        <draw:custom-shape draw:name="CustomShape 18" draw:style-name="gr23" draw:text-style-name="P2" draw:layer="layout" svg:width="1.518cm" svg:height="0.934cm" svg:x="22.784cm" svg:y="11.593cm">
          <text:p text:style-name="P49"><text:span text:style-name="T37">b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42" draw:text-style-name="P15" draw:layer="layout" svg:x1="22.778cm" svg:y1="12.056cm" svg:x2="21.71cm" svg:y2="12.06cm">
          <text:p/>
        </draw:line>
        <draw:custom-shape draw:name="CustomShape 20" draw:style-name="gr23" draw:text-style-name="P2" draw:layer="layout" svg:width="2.873cm" svg:height="0.85cm" svg:x="11.083cm" svg:y="17.193cm">
          <text:p text:style-name="P49"><text:span text:style-name="T38">0x400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3" draw:text-style-name="P50" draw:layer="layout" svg:width="7.746cm" svg:height="1.859cm" svg:x="13.885cm" svg:y="13.938cm">
          <text:p text:style-name="P12"><text:span text:style-name="T36">Read/write segment</text:span></text:p>
          <text:p text:style-name="P12"><text:span text:style-name="T36">(.</text:span><text:span text:style-name="T37">data</text:span><text:span text:style-name="T36">, .</text:span><text:span text:style-name="T37">bss</text:span><text:span text:style-name="T3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4" draw:text-style-name="P51" draw:layer="layout" svg:width="7.746cm" svg:height="1.859cm" svg:x="13.885cm" svg:y="15.675cm">
          <text:p text:style-name="P12"><text:span text:style-name="T36">Read-only segment</text:span></text:p>
          <text:p text:style-name="P12"><text:span text:style-name="T36">(</text:span><text:span text:style-name="T37">.init</text:span><text:span text:style-name="T36">, .</text:span><text:span text:style-name="T37">text</text:span><text:span text:style-name="T36">, </text:span><text:span text:style-name="T37">.rodata</text:span><text:span text:style-name="T3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5" draw:text-style-name="P15" draw:layer="layout" svg:width="0.21cm" svg:height="3.596cm" svg:x="21.768cm" svg:y="13.961cm">
          <text:p/>
          <draw:enhanced-geometry draw:mirror-horizontal="false" draw:mirror-vertical="false" svg:viewBox="0 0 0 0" draw:text-areas="0 ?f15 ?f14 ?f16" draw:type="ooxml-rightBrace" draw:modifiers="1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4" draw:style-name="gr23" draw:text-style-name="P2" draw:layer="layout" svg:width="3.165cm" svg:height="3.584cm" svg:x="22.205cm" svg:y="13.917cm">
          <text:p text:style-name="P33"><text:span text:style-name="T36">Loaded </text:span></text:p>
          <text:p text:style-name="P33"><text:span text:style-name="T36">from </text:span></text:p>
          <text:p text:style-name="P33"><text:span text:style-name="T36">the </text:span></text:p>
          <text:p text:style-name="P33"><text:span text:style-name="T36">executable </text:span></text:p>
          <text:p text:style-name="P33"><text:span text:style-name="T36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9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21">Address spaces</text:span></text:p>
            </text:list-item>
            <text:list-item>
              <text:p text:style-name="P7"><text:span text:style-name="T11">VM as a tool for caching</text:span></text:p>
            </text:list-item>
            <text:list-item>
              <text:p text:style-name="P7"><text:span text:style-name="T21">VM as a tool for memory management</text:span></text:p>
            </text:list-item>
            <text:list-item>
              <text:p text:style-name="P7"><text:span text:style-name="T10">VM as a tool for memory protection</text:span></text:p>
            </text:list-item>
            <text:list-item>
              <text:p text:style-name="P7"><text:span text:style-name="T11">Address transl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2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3" draw:style-name="dp1" draw:master-page-name="Blank_20_Slide">
        <office:forms form:automatic-focus="false" form:apply-design-mode="false"/>
        <draw:custom-shape draw:name="TextShape 1" draw:style-name="gr1" draw:text-style-name="P2" draw:layer="layout" svg:width="24.701cm" svg:height="2.172cm" svg:x="0.908cm" svg:y="1.058cm">
          <text:p text:style-name="P6"><text:span text:style-name="T1">VM as a Tool for Memory Pro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557cm" svg:x="0.941cm" svg:y="3.368cm">
          <text:list text:style-name="L2">
            <text:list-item>
              <text:p text:style-name="P21"><text:span text:style-name="T10">Extend PTEs with permission bits</text:span></text:p>
            </text:list-item>
            <text:list-item>
              <text:p text:style-name="P21"><text:span text:style-name="T10">MMU checks these bits on each acces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" draw:layer="layout" svg:width="2.947cm" svg:height="1.006cm" svg:x="0.437cm" svg:y="7.973cm">
          <text:p text:style-name="P10"><text:span text:style-name="T17">Process i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2" draw:layer="layout" svg:width="2.375cm" svg:height="0.92cm" svg:x="11.951cm" svg:y="7.977cm">
          <text:p text:style-name="P10"><text:span text:style-name="T13">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1.787cm" svg:height="0.92cm" svg:x="5.498cm" svg:y="7.977cm">
          <text:p text:style-name="P11"><text:span text:style-name="T13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2.036cm" svg:height="0.92cm" svg:x="7.274cm" svg:y="7.977cm">
          <text:p text:style-name="P11"><text:span text:style-name="T13">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6" draw:text-style-name="P32" draw:layer="layout" svg:width="4.231cm" svg:height="0.845cm" svg:x="11.121cm" svg:y="8.824cm">
          <text:p text:style-name="P12"><text:span text:style-name="T1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7" draw:text-style-name="P19" draw:layer="layout" svg:width="1.903cm" svg:height="0.845cm" svg:x="5.42cm" svg:y="8.82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8" draw:text-style-name="P13" draw:layer="layout" svg:width="1.903cm" svg:height="0.845cm" svg:x="7.325cm" svg:y="8.824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6" draw:text-style-name="P32" draw:layer="layout" svg:width="4.231cm" svg:height="0.845cm" svg:x="11.121cm" svg:y="9.671cm">
          <text:p text:style-name="P12"><text:span text:style-name="T13">P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7" draw:text-style-name="P19" draw:layer="layout" svg:width="1.903cm" svg:height="0.845cm" svg:x="5.42cm" svg:y="9.671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7" draw:text-style-name="P19" draw:layer="layout" svg:width="1.903cm" svg:height="0.845cm" svg:x="7.325cm" svg:y="9.671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6" draw:text-style-name="P32" draw:layer="layout" svg:width="4.231cm" svg:height="0.845cm" svg:x="11.121cm" svg:y="10.517cm">
          <text:p text:style-name="P12"><text:span text:style-name="T13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7" draw:text-style-name="P19" draw:layer="layout" svg:width="1.903cm" svg:height="0.845cm" svg:x="5.42cm" svg:y="10.517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2" draw:layer="layout" svg:width="1.706cm" svg:height="0.92cm" svg:x="1.489cm" svg:y="8.811cm">
          <text:p text:style-name="P10"><text:span text:style-name="T13">VP 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2" draw:layer="layout" svg:width="1.706cm" svg:height="0.92cm" svg:x="1.489cm" svg:y="9.657cm">
          <text:p text:style-name="P10"><text:span text:style-name="T13">VP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2" draw:layer="layout" svg:width="1.706cm" svg:height="0.92cm" svg:x="1.493cm" svg:y="10.504cm">
          <text:p text:style-name="P10"><text:span text:style-name="T13">VP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8" draw:text-style-name="P2" draw:layer="layout" svg:width="0.682cm" svg:height="1.596cm" svg:x="10.014cm" svg:y="11.576cm">
          <text:p text:style-name="P52"><text:span text:style-name="T13">•</text:span></text:p>
          <text:p text:style-name="P52"><text:span text:style-name="T13">•</text:span></text:p>
          <text:p text:style-name="P52"><text:span text:style-name="T13">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2" draw:layer="layout" svg:width="2.951cm" svg:height="1.006cm" svg:x="0.44cm" svg:y="14.165cm">
          <text:p text:style-name="P10"><text:span text:style-name="T17">Process j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7" draw:text-style-name="P19" draw:layer="layout" svg:width="1.903cm" svg:height="0.845cm" svg:x="7.325cm" svg:y="10.517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" draw:text-style-name="P2" draw:layer="layout" svg:width="1.44cm" svg:height="0.92cm" svg:x="3.773cm" svg:y="7.977cm">
          <text:p text:style-name="P11"><text:span text:style-name="T13">S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8" draw:text-style-name="P13" draw:layer="layout" svg:width="1.903cm" svg:height="0.845cm" svg:x="3.506cm" svg:y="8.824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8" draw:text-style-name="P13" draw:layer="layout" svg:width="1.903cm" svg:height="0.845cm" svg:x="3.506cm" svg:y="9.671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7" draw:text-style-name="P19" draw:layer="layout" svg:width="1.903cm" svg:height="0.845cm" svg:x="3.506cm" svg:y="10.517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6" draw:text-style-name="P2" draw:layer="layout" svg:width="2.375cm" svg:height="0.92cm" svg:x="11.96cm" svg:y="14.111cm">
          <text:p text:style-name="P10"><text:span text:style-name="T13">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6" draw:text-style-name="P2" draw:layer="layout" svg:width="1.787cm" svg:height="0.92cm" svg:x="5.513cm" svg:y="14.111cm">
          <text:p text:style-name="P11"><text:span text:style-name="T13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" draw:text-style-name="P2" draw:layer="layout" svg:width="2.036cm" svg:height="0.92cm" svg:x="7.289cm" svg:y="14.111cm">
          <text:p text:style-name="P11"><text:span text:style-name="T13">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6" draw:text-style-name="P32" draw:layer="layout" svg:width="4.231cm" svg:height="0.845cm" svg:x="11.13cm" svg:y="14.958cm">
          <text:p text:style-name="P12"><text:span text:style-name="T13">PP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7" draw:text-style-name="P19" draw:layer="layout" svg:width="1.903cm" svg:height="0.845cm" svg:x="5.443cm" svg:y="14.958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8" draw:text-style-name="P13" draw:layer="layout" svg:width="1.903cm" svg:height="0.845cm" svg:x="7.348cm" svg:y="14.958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46" draw:text-style-name="P32" draw:layer="layout" svg:width="4.231cm" svg:height="0.845cm" svg:x="11.13cm" svg:y="15.804cm">
          <text:p text:style-name="P12"><text:span text:style-name="T1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47" draw:text-style-name="P19" draw:layer="layout" svg:width="1.903cm" svg:height="0.845cm" svg:x="5.443cm" svg:y="15.80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47" draw:text-style-name="P19" draw:layer="layout" svg:width="1.903cm" svg:height="0.845cm" svg:x="7.348cm" svg:y="15.80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46" draw:text-style-name="P32" draw:layer="layout" svg:width="4.231cm" svg:height="0.845cm" svg:x="11.13cm" svg:y="16.651cm">
          <text:p text:style-name="P12"><text:span text:style-name="T13">PP 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47" draw:text-style-name="P19" draw:layer="layout" svg:width="1.903cm" svg:height="0.845cm" svg:x="5.443cm" svg:y="16.651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47" draw:text-style-name="P19" draw:layer="layout" svg:width="1.903cm" svg:height="0.845cm" svg:x="7.348cm" svg:y="16.651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6" draw:text-style-name="P2" draw:layer="layout" svg:width="1.44cm" svg:height="0.92cm" svg:x="3.788cm" svg:y="14.111cm">
          <text:p text:style-name="P11"><text:span text:style-name="T13">S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48" draw:text-style-name="P13" draw:layer="layout" svg:width="1.903cm" svg:height="0.845cm" svg:x="3.53cm" svg:y="14.958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47" draw:text-style-name="P19" draw:layer="layout" svg:width="1.903cm" svg:height="0.845cm" svg:x="3.53cm" svg:y="15.80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48" draw:text-style-name="P13" draw:layer="layout" svg:width="1.903cm" svg:height="0.845cm" svg:x="3.53cm" svg:y="16.651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6" draw:text-style-name="P2" draw:layer="layout" svg:width="1.706cm" svg:height="0.92cm" svg:x="1.839cm" svg:y="14.962cm">
          <text:p text:style-name="P10"><text:span text:style-name="T13">VP 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6" draw:text-style-name="P2" draw:layer="layout" svg:width="1.706cm" svg:height="0.92cm" svg:x="1.839cm" svg:y="15.809cm">
          <text:p text:style-name="P10"><text:span text:style-name="T13">VP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6" draw:text-style-name="P2" draw:layer="layout" svg:width="1.706cm" svg:height="0.92cm" svg:x="1.843cm" svg:y="16.656cm">
          <text:p text:style-name="P10"><text:span text:style-name="T13">VP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34" draw:text-style-name="P2" draw:layer="layout" svg:width="4.655cm" svg:height="1.754cm" svg:x="19.685cm" svg:y="7.079cm">
          <text:p text:style-name="P33"><text:span text:style-name="T17">Physical </text:span></text:p>
          <text:p text:style-name="P33"><text:span text:style-name="T17">Address 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35" draw:text-style-name="P15" draw:layer="layout" svg:width="2.538cm" svg:height="0.708cm" svg:x="19.892cm" svg:y="8.8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35" draw:text-style-name="P15" draw:layer="layout" svg:width="2.538cm" svg:height="0.708cm" svg:x="19.892cm" svg:y="9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36" draw:text-style-name="P32" draw:layer="layout" svg:width="2.538cm" svg:height="0.708cm" svg:x="19.892cm" svg:y="10.264cm">
          <text:p text:style-name="P36"><text:span text:style-name="T13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35" draw:text-style-name="P15" draw:layer="layout" svg:width="2.538cm" svg:height="0.708cm" svg:x="19.892cm" svg:y="10.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36" draw:text-style-name="P32" draw:layer="layout" svg:width="2.538cm" svg:height="0.708cm" svg:x="19.892cm" svg:y="11.7cm">
          <text:p text:style-name="P36"><text:span text:style-name="T13">P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35" draw:text-style-name="P15" draw:layer="layout" svg:width="2.538cm" svg:height="0.708cm" svg:x="19.892cm" svg:y="12.4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36" draw:text-style-name="P32" draw:layer="layout" svg:width="2.538cm" svg:height="0.708cm" svg:x="19.892cm" svg:y="13.128cm">
          <text:p text:style-name="P36"><text:span text:style-name="T1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35" draw:text-style-name="P15" draw:layer="layout" svg:width="2.538cm" svg:height="0.708cm" svg:x="19.892cm" svg:y="13.8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36" draw:text-style-name="P32" draw:layer="layout" svg:width="2.538cm" svg:height="0.708cm" svg:x="19.892cm" svg:y="14.536cm">
          <text:p text:style-name="P36"><text:span text:style-name="T13">P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36" draw:text-style-name="P32" draw:layer="layout" svg:width="2.538cm" svg:height="0.708cm" svg:x="19.892cm" svg:y="15.24cm">
          <text:p text:style-name="P36"><text:span text:style-name="T13">PP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35" draw:text-style-name="P15" draw:layer="layout" svg:width="2.538cm" svg:height="0.708cm" svg:x="19.897cm" svg:y="15.9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36" draw:text-style-name="P32" draw:layer="layout" svg:width="2.538cm" svg:height="0.708cm" svg:x="19.897cm" svg:y="16.647cm">
          <text:p text:style-name="P36"><text:span text:style-name="T13">PP 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2" draw:text-style-name="P15" draw:layer="layout" svg:width="4.536cm" svg:height="4.234cm" svg:x="15.355cm" svg:y="9.2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8" draw:style-name="gr12" draw:text-style-name="P15" draw:layer="layout" svg:width="4.536cm" svg:height="1.959cm" svg:x="15.355cm" svg:y="10.09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9" draw:style-name="gr12" draw:text-style-name="P15" draw:layer="layout" svg:width="4.536cm" svg:height="0.32cm" svg:x="15.355cm" svg:y="10.61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0" draw:style-name="gr12" draw:text-style-name="P15" draw:layer="layout" svg:width="4.527cm" svg:height="0.212cm" svg:x="15.363cm" svg:y="15.38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1" draw:style-name="gr12" draw:text-style-name="P15" draw:layer="layout" svg:width="4.527cm" svg:height="2.742cm" svg:x="15.363cm" svg:y="13.48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2" draw:style-name="gr12" draw:text-style-name="P15" draw:layer="layout" svg:width="4.531cm" svg:height="0.071cm" svg:x="15.363cm" svg:y="16.99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" draw:style-name="gr6" draw:text-style-name="P2" draw:layer="layout" svg:width="1.651cm" svg:height="0.92cm" svg:x="9.366cm" svg:y="7.973cm">
          <text:p text:style-name="P11"><text:span text:style-name="T13">EX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47" draw:text-style-name="P19" draw:layer="layout" svg:width="1.903cm" svg:height="0.845cm" svg:x="9.224cm" svg:y="9.666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6" draw:text-style-name="P2" draw:layer="layout" svg:width="1.651cm" svg:height="0.92cm" svg:x="9.377cm" svg:y="14.1cm">
          <text:p text:style-name="P11"><text:span text:style-name="T13">EX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47" draw:text-style-name="P19" draw:layer="layout" svg:width="1.903cm" svg:height="0.845cm" svg:x="9.234cm" svg:y="15.79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47" draw:text-style-name="P19" draw:layer="layout" svg:width="1.903cm" svg:height="0.845cm" svg:x="9.234cm" svg:y="16.6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47" draw:text-style-name="P19" draw:layer="layout" svg:width="1.903cm" svg:height="0.845cm" svg:x="9.213cm" svg:y="8.81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7" draw:text-style-name="P19" draw:layer="layout" svg:width="1.903cm" svg:height="0.845cm" svg:x="9.239cm" svg:y="14.947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48" draw:text-style-name="P13" draw:layer="layout" svg:width="1.903cm" svg:height="0.845cm" svg:x="9.213cm" svg:y="10.517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0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21">Address spaces</text:span></text:p>
            </text:list-item>
            <text:list-item>
              <text:p text:style-name="P7"><text:span text:style-name="T11">VM as a tool for caching</text:span></text:p>
            </text:list-item>
            <text:list-item>
              <text:p text:style-name="P7"><text:span text:style-name="T21">VM as a tool for memory management</text:span></text:p>
            </text:list-item>
            <text:list-item>
              <text:p text:style-name="P7"><text:span text:style-name="T21">VM as a tool for memory protection</text:span></text:p>
            </text:list-item>
            <text:list-item>
              <text:p text:style-name="P7"><text:span text:style-name="T10">Address transl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9" draw:text-style-name="P15" draw:layer="layout" svg:width="0.511cm" svg:height="1.024cm" svg:x="2.23cm" svg:y="12.6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4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5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VM Address Trans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449cm" svg:height="13.809cm" svg:x="1.102cm" svg:y="3.784cm">
          <text:list text:style-name="L2">
            <text:list-item>
              <text:p text:style-name="P7"><text:span text:style-name="T10">Virtual Address Space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30">V = {0, 1, …, N–1}</text:span></text:p>
                </text:list-item>
              </text:list>
            </text:list-item>
            <text:list-item>
              <text:p text:style-name="P7"><text:span text:style-name="T10">Physical Address Space</text:span></text:p>
              <text:list>
                <text:list-item>
                  <text:p text:style-name="P20"><text:span text:style-name="T30">P = {0, 1, …, M–1}</text:span></text:p>
                </text:list-item>
              </text:list>
            </text:list-item>
            <text:list-item>
              <text:p text:style-name="P7"><text:span text:style-name="T10">Address Translation</text:span></text:p>
            </text:list-item>
          </text:list>
          <text:p text:style-name="P20"><text:span text:style-name="T39"><text:s text:c="8"/></text:span><text:span text:style-name="T39">MAP: <text:s/>V </text:span><text:span text:style-name="T40">➡</text:span><text:span text:style-name="T41"> <text:s/>P <text:s/>U <text:s/>{</text:span><text:span text:style-name="T42">Ø</text:span><text:span text:style-name="T41">}</text:span></text:p>
          <text:list text:style-name="L7">
            <text:list-item>
              <text:list>
                <text:list-item>
                  <text:p text:style-name="P20"><text:span text:style-name="T43">For virtual address </text:span><text:span text:style-name="T41">a</text:span><text:span text:style-name="T43">: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20"><text:span text:style-name="T41">MAP(a) <text:s/>= <text:s/>a</text:span><text:span text:style-name="T44">’</text:span><text:span text:style-name="T43"> <text:s/>if data at virtual address </text:span><text:span text:style-name="T41">a</text:span><text:span text:style-name="T43"> is at physical address </text:span><text:span text:style-name="T41">a’</text:span><text:span text:style-name="T44"> </text:span><text:span text:style-name="T43">in </text:span><text:span text:style-name="T41">P</text:span></text:p>
                    </text:list-item>
                    <text:list-item>
                      <text:p text:style-name="P20"><text:span text:style-name="T41">MAP(a) <text:s/>= </text:span><text:span text:style-name="T42">Ø</text:span><text:span text:style-name="T41"> </text:span><text:span text:style-name="T43">if data at virtual address </text:span><text:span text:style-name="T41">a</text:span><text:span text:style-name="T43"> is not in physical memory</text:span></text:p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"><text:span text:style-name="T43">Either invalid or stored on disk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44"><text:span text:style-name="T45"/></text:p>
          <text:p text:style-name="P7"><text:span text:style-name="T45"/></text:p>
          <text:p text:style-name="P44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5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6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136cm" svg:height="2.115cm" svg:x="0.992cm" svg:y="1.21cm">
          <text:p text:style-name="P6"><text:span text:style-name="T1">Summary of Address Translation Symb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0" draw:text-style-name="P2" draw:layer="layout" svg:width="21.932cm" svg:height="14.629cm" svg:x="1.102cm" svg:y="3.784cm">
          <text:list text:style-name="L2">
            <text:list-item>
              <text:p text:style-name="P7"><text:span text:style-name="T10">Basic Parameters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7">N = 2</text:span><text:span text:style-name="T46">n </text:span><text:span text:style-name="T8">: Number of addresses in virtual address space</text:span></text:p>
                </text:list-item>
                <text:list-item>
                  <text:p text:style-name="P20"><text:span text:style-name="T7">M = 2</text:span><text:span text:style-name="T46">m </text:span><text:span text:style-name="T8">: Number of addresses in physical address space</text:span></text:p>
                </text:list-item>
                <text:list-item>
                  <text:p text:style-name="P20"><text:span text:style-name="T7">P = 2</text:span><text:span text:style-name="T46">p </text:span><text:span text:style-name="T7"><text:s/></text:span><text:span text:style-name="T8">: Page size (bytes)</text:span></text:p>
                </text:list-item>
              </text:list>
            </text:list-item>
            <text:list-item>
              <text:p text:style-name="P7"><text:span text:style-name="T10">Components of the virtual address (VA)</text:span></text:p>
              <text:list>
                <text:list-item>
                  <text:p text:style-name="P20"><text:span text:style-name="T7">TLBI</text:span><text:span text:style-name="T8">: TLB index</text:span></text:p>
                </text:list-item>
                <text:list-item>
                  <text:p text:style-name="P20"><text:span text:style-name="T7">TLBT</text:span><text:span text:style-name="T8">: TLB tag</text:span></text:p>
                </text:list-item>
                <text:list-item>
                  <text:p text:style-name="P20"><text:span text:style-name="T7">VPO</text:span><text:span text:style-name="T8">: Virtual page offset </text:span></text:p>
                </text:list-item>
                <text:list-item>
                  <text:p text:style-name="P20"><text:span text:style-name="T7">VPN</text:span><text:span text:style-name="T8">: Virtual page number </text:span></text:p>
                </text:list-item>
              </text:list>
            </text:list-item>
            <text:list-item>
              <text:p text:style-name="P7"><text:span text:style-name="T10">Components of the physical address (PA)</text:span></text:p>
              <text:list>
                <text:list-item>
                  <text:p text:style-name="P20"><text:span text:style-name="T7">PPO</text:span><text:span text:style-name="T8">: Physical page offset (same as VPO)</text:span></text:p>
                </text:list-item>
                <text:list-item>
                  <text:p text:style-name="P20"><text:span text:style-name="T7">PPN:</text:span><text:span text:style-name="T8"> Physical page number</text:span></text:p>
                </text:list-item>
              </text:list>
            </text:list-item>
          </text:list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6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7" draw:style-name="dp1" draw:master-page-name="Title_20_Only" presentation:presentation-page-layout-name="AL2T19">
        <office:forms form:automatic-focus="false" form:apply-design-mode="false"/>
        <draw:custom-shape draw:name="TextShape 1" draw:style-name="gr1" draw:text-style-name="P2" draw:layer="layout" svg:width="21.085cm" svg:height="2.115cm" svg:x="0.994cm" svg:y="1.236cm">
          <text:p text:style-name="P6"><text:span text:style-name="T1">Address Translation With a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0" draw:text-style-name="P37" draw:layer="layout" svg:width="6.983cm" svg:height="0.845cm" svg:x="10.425cm" svg:y="5.112cm">
          <text:p text:style-name="P36"><text:span text:style-name="T16">Virtual page number (VP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1" draw:text-style-name="P50" draw:layer="layout" svg:width="5.925cm" svg:height="0.845cm" svg:x="17.41cm" svg:y="5.112cm">
          <text:p text:style-name="P36"><text:span text:style-name="T16">Virtual page offset (VP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5" draw:text-style-name="P15" draw:layer="layout" svg:width="6.983cm" svg:height="0.845cm" svg:x="10.425cm" svg:y="8.9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5" draw:text-style-name="P15" draw:layer="layout" svg:width="1.056cm" svg:height="0.845cm" svg:x="9.367cm" svg:y="8.9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2" draw:text-style-name="P53" draw:layer="layout" svg:width="6.983cm" svg:height="0.845cm" svg:x="10.425cm" svg:y="9.7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3" draw:text-style-name="P54" draw:layer="layout" svg:width="1.056cm" svg:height="0.845cm" svg:x="9.367cm" svg:y="9.7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5" draw:text-style-name="P15" draw:layer="layout" svg:width="6.983cm" svg:height="0.845cm" svg:x="10.425cm" svg:y="10.6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5" draw:text-style-name="P15" draw:layer="layout" svg:width="1.056cm" svg:height="0.845cm" svg:x="9.367cm" svg:y="10.6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5" draw:text-style-name="P15" draw:layer="layout" svg:width="6.983cm" svg:height="0.845cm" svg:x="10.425cm" svg:y="11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5" draw:text-style-name="P15" draw:layer="layout" svg:width="1.056cm" svg:height="0.845cm" svg:x="9.367cm" svg:y="11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4" draw:text-style-name="P19" draw:layer="layout" svg:width="6.983cm" svg:height="0.845cm" svg:x="10.425cm" svg:y="15.907cm">
          <text:p text:style-name="P36"><text:span text:style-name="T16">Physical page number (PP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1" draw:text-style-name="P50" draw:layer="layout" svg:width="5.925cm" svg:height="0.845cm" svg:x="17.41cm" svg:y="15.907cm">
          <text:p text:style-name="P36"><text:span text:style-name="T16">Physical page offset (PP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5" draw:text-style-name="P2" draw:layer="layout" svg:width="4.49cm" svg:height="1.012cm" svg:x="10.433cm" svg:y="3.353cm">
          <text:p text:style-name="P1"><text:span text:style-name="T17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5" draw:text-style-name="P2" draw:layer="layout" svg:width="4.807cm" svg:height="1.012cm" svg:x="10.451cm" svg:y="16.754cm">
          <text:p text:style-name="P1"><text:span text:style-name="T17">Physic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5" draw:text-style-name="P2" draw:layer="layout" svg:width="1.526cm" svg:height="0.842cm" svg:x="9.132cm" svg:y="8.165cm">
          <text:p text:style-name="P1"><text:span text:style-name="T16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5" draw:text-style-name="P2" draw:layer="layout" svg:width="6.255cm" svg:height="0.842cm" svg:x="10.916cm" svg:y="8.168cm">
          <text:p text:style-name="P1"><text:span text:style-name="T16">Physical page number (PP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55" draw:text-style-name="P15" draw:layer="layout" svg:width="0.254cm" svg:height="3.302cm" draw:transform="rotate (-3.14159265358979) translate (9.906cm 16.51cm)">
          <text:p/>
          <draw:enhanced-geometry draw:mirror-horizontal="false" draw:mirror-vertical="true" svg:viewBox="0 0 0 0" draw:text-areas="0 0 ?f2 ?f3" draw:type="ooxml-bentConnector3" draw:modifiers="25802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9" draw:style-name="gr12" draw:text-style-name="P15" draw:layer="layout" svg:width="9.946cm" svg:height="0.002cm" draw:transform="rotate (-1.5707963267949) translate (20.376cm 5.961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2" draw:text-style-name="P15" draw:layer="layout" svg:width="5.745cm" svg:height="0.002cm" draw:transform="rotate (-1.5707963267949) translate (13.922cm 10.162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56" draw:text-style-name="P13" draw:layer="layout" svg:width="4.231cm" svg:height="1.995cm" svg:x="1.259cm" svg:y="4.537cm">
          <text:p text:style-name="P36"><text:span text:style-name="T16">Page table </text:span><text:span text:style-name="T47"><text:line-break/></text:span><text:span text:style-name="T16">base register</text:span></text:p>
          <text:p text:style-name="P36"><text:span text:style-name="T16">(PTB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7" draw:text-style-name="P15" draw:layer="layout" svg:width="3.016cm" svg:height="4.136cm" draw:transform="rotate (-1.5707963267949) translate (9.906cm 10.192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58" draw:text-style-name="P15" draw:layer="layout" svg:width="2.386cm" svg:height="5.989cm" draw:transform="rotate (-1.5707963267949) translate (9.36cm 6.53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33" draw:text-style-name="P2" draw:layer="layout" svg:width="3.596cm" svg:height="1.012cm" svg:x="9.09cm" svg:y="7.333cm">
          <text:p text:style-name="P1"><text:span text:style-name="T17">Page tabl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5" draw:text-style-name="P2" draw:layer="layout" svg:width="5.218cm" svg:height="2.026cm" svg:x="1.292cm" svg:y="8.879cm">
          <text:p text:style-name="P1"><text:span text:style-name="T48">Physical page table </text:span></text:p>
          <text:p text:style-name="P1"><text:span text:style-name="T48">address for the current</text:span></text:p>
          <text:p text:style-name="P1"><text:span text:style-name="T48">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5" draw:text-style-name="P2" draw:layer="layout" svg:width="4.638cm" svg:height="2.026cm" svg:x="1.148cm" svg:y="12.144cm">
          <text:p text:style-name="P5"><text:span text:style-name="T16">Valid bit = 0:</text:span></text:p>
          <text:p text:style-name="P5"><text:span text:style-name="T16">Page not in memory</text:span></text:p>
          <text:p text:style-name="P5"><text:span text:style-name="T16">(page faul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5" draw:text-style-name="P2" draw:layer="layout" svg:width="0.718cm" svg:height="0.757cm" svg:x="22.914cm" svg:y="4.311cm">
          <text:p text:style-name="P1"><text:span text:style-name="T4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5" draw:text-style-name="P2" draw:layer="layout" svg:width="1.074cm" svg:height="0.757cm" svg:x="17.38cm" svg:y="4.311cm">
          <text:p text:style-name="P1"><text:span text:style-name="T49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5" draw:text-style-name="P2" draw:layer="layout" svg:width="0.726cm" svg:height="0.757cm" svg:x="16.881cm" svg:y="4.311cm">
          <text:p text:style-name="P1"><text:span text:style-name="T49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5" draw:text-style-name="P2" draw:layer="layout" svg:width="1.074cm" svg:height="0.757cm" svg:x="10.48cm" svg:y="4.311cm">
          <text:p text:style-name="P1"><text:span text:style-name="T49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5" draw:text-style-name="P2" draw:layer="layout" svg:width="0.718cm" svg:height="0.757cm" svg:x="22.931cm" svg:y="15.14cm">
          <text:p text:style-name="P1"><text:span text:style-name="T4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5" draw:text-style-name="P2" draw:layer="layout" svg:width="1.074cm" svg:height="0.757cm" svg:x="17.397cm" svg:y="15.14cm">
          <text:p text:style-name="P1"><text:span text:style-name="T49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5" draw:text-style-name="P2" draw:layer="layout" svg:width="0.726cm" svg:height="0.757cm" svg:x="16.785cm" svg:y="15.14cm">
          <text:p text:style-name="P1"><text:span text:style-name="T49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5" draw:text-style-name="P2" draw:layer="layout" svg:width="1.188cm" svg:height="0.757cm" svg:x="10.386cm" svg:y="15.14cm">
          <text:p text:style-name="P1"><text:span text:style-name="T49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5" draw:text-style-name="P2" draw:layer="layout" svg:width="2.915cm" svg:height="0.842cm" svg:x="5.842cm" svg:y="14.732cm">
          <text:p text:style-name="P5"><text:span text:style-name="T16">Valid bit =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1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2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8" draw:style-name="dp1" draw:master-page-name="Blank_20_Slide">
        <draw:custom-shape draw:name="CustomShape 1" draw:style-name="gr17" draw:text-style-name="P18" draw:layer="layout" svg:width="10.414cm" svg:height="4.658cm" svg:x="3.847cm" svg:y="4.3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212cm" svg:height="2.172cm" svg:x="1.27cm" svg:y="1.213cm">
          <text:p text:style-name="P6"><text:span text:style-name="T1">Address Translation: Page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18.836cm" svg:height="5.713cm" svg:x="1.27cm" svg:y="12.277cm">
          <text:p text:style-name="P55"><text:span text:style-name="T8">1) Processor sends virtual address to MMU </text:span></text:p>
          <text:p text:style-name="P55"><text:span text:style-name="T8">2-3) MMU fetches PTE from page table in memory</text:span></text:p>
          <text:p text:style-name="P55"><text:span text:style-name="T8">4) MMU sends physical address to cache/memory</text:span></text:p>
          <text:p text:style-name="P55"><text:span text:style-name="T8">5) Cache/memory sends data word to proce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9" draw:layer="layout" svg:width="2.961cm" svg:height="3.435cm" svg:x="11.011cm" svg:y="5.027cm">
          <text:p text:style-name="P12"><text:span text:style-name="T1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9" draw:text-style-name="P37" draw:layer="layout" svg:width="2.538cm" svg:height="6.344cm" svg:x="18.203cm" svg:y="4.235cm">
          <text:p text:style-name="P1"><text:span text:style-name="T13">Cache/</text:span></text:p>
          <text:p text:style-name="P1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" draw:text-style-name="P2" xml:id="id32" draw:id="id32" draw:layer="layout" svg:width="1.031cm" svg:height="0.849cm" svg:x="15.577cm" svg:y="7.308cm">
          <text:p text:style-name="P12"><text:span text:style-name="T16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" draw:text-style-name="P2" xml:id="id35" draw:id="id35" draw:layer="layout" svg:width="1.467cm" svg:height="0.849cm" svg:x="13.011cm" svg:y="9.311cm">
          <text:p text:style-name="P12"><text:span text:style-name="T1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2" draw:text-style-name="P15" xml:id="id33" draw:id="id33" draw:layer="layout" svg:width="4.227cm" svg:height="0.002cm" svg:x="13.974cm" svg:y="8.0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7" draw:text-style-name="P13" draw:layer="layout" svg:width="2.961cm" svg:height="1.48cm" svg:x="4.238cm" svg:y="6.006cm">
          <text:p text:style-name="P12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2" draw:text-style-name="P15" draw:layer="layout" svg:width="3.804cm" svg:height="0.011cm" svg:x="7.201cm" svg:y="6.72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9" draw:text-style-name="P2" draw:layer="layout" svg:width="1.069cm" svg:height="0.849cm" svg:x="8.473cm" svg:y="5.991cm">
          <text:p text:style-name="P12"><text:span text:style-name="T16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5" draw:text-style-name="P2" draw:layer="layout" svg:width="2.885cm" svg:height="1.012cm" svg:x="3.888cm" svg:y="4.381cm">
          <text:p text:style-name="P1"><text:span text:style-name="T17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2" xml:id="id27" draw:id="id27" draw:layer="layout" svg:width="1.548cm" svg:height="0.849cm" svg:x="15.318cm" svg:y="4.768cm">
          <text:p text:style-name="P12"><text:span text:style-name="T16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" draw:text-style-name="P15" xml:id="id28" draw:id="id28" draw:layer="layout" svg:width="4.227cm" svg:height="0.002cm" svg:x="13.974cm" svg:y="5.4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9" draw:text-style-name="P2" xml:id="id29" draw:id="id29" draw:layer="layout" svg:width="1.251cm" svg:height="0.849cm" svg:x="15.466cm" svg:y="5.615cm">
          <text:p text:style-name="P12"><text:span text:style-name="T16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2" draw:text-style-name="P15" xml:id="id30" draw:id="id30" draw:layer="layout" svg:width="4.227cm" svg:height="0.002cm" svg:x="13.968cm" svg:y="6.317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60" draw:text-style-name="P15" xml:id="id37" draw:id="id37" draw:layer="layout" svg:width="12.615cm" svg:height="2.724cm" draw:transform="rotate (-3.14159265358979) translate (18.203cm 10.344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61" draw:text-style-name="P56" draw:layer="layout" svg:width="0.761cm" svg:height="0.761cm" svg:x="8.631cm" svg:y="5.339cm">
          <text:p text:style-name="P12"><text:span text:style-name="T50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61" draw:text-style-name="P56" xml:id="id26" draw:id="id26" draw:layer="layout" svg:width="0.761cm" svg:height="0.761cm" svg:x="15.712cm" svg:y="4.082cm">
          <text:p text:style-name="P12"><text:span text:style-name="T50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61" draw:text-style-name="P56" xml:id="id31" draw:id="id31" draw:layer="layout" svg:width="0.761cm" svg:height="0.761cm" svg:x="15.712cm" svg:y="6.457cm">
          <text:p text:style-name="P12"><text:span text:style-name="T50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61" draw:text-style-name="P56" xml:id="id34" draw:id="id34" draw:layer="layout" svg:width="0.761cm" svg:height="0.761cm" svg:x="15.712cm" svg:y="8.198cm">
          <text:p text:style-name="P12"><text:span text:style-name="T50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61" draw:text-style-name="P56" xml:id="id36" draw:id="id36" draw:layer="layout" svg:width="0.761cm" svg:height="0.761cm" svg:x="13.462cm" svg:y="10.669cm">
          <text:p text:style-name="P12"><text:span text:style-name="T50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2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ank_20_Slide">
        <draw:custom-shape draw:name="CustomShape 1" draw:style-name="gr17" draw:text-style-name="P18" draw:layer="layout" svg:width="10.414cm" svg:height="4.658cm" svg:x="1.693cm" svg:y="6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212cm" svg:height="2.172cm" svg:x="1.27cm" svg:y="1.213cm">
          <text:p text:style-name="P6"><text:span text:style-name="T1">Address Translation: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2.223cm" svg:height="5.713cm" svg:x="1.398cm" svg:y="11.812cm">
          <text:p text:style-name="P57"><text:span text:style-name="T8">1) Processor sends virtual address to MMU </text:span></text:p>
          <text:p text:style-name="P57"><text:span text:style-name="T8">2-3) MMU fetches PTE from page table in memory</text:span></text:p>
          <text:p text:style-name="P57"><text:span text:style-name="T8">4) Valid bit is zero, so MMU triggers page fault exception</text:span></text:p>
          <text:p text:style-name="P57"><text:span text:style-name="T8">5) Handler identifies victim (and, if dirty, pages it out to disk)</text:span></text:p>
          <text:p text:style-name="P57"><text:span text:style-name="T8">6) Handler pages in new page and updates PTE in memory</text:span></text:p>
          <text:p text:style-name="P57"><text:span text:style-name="T8">7) Handler returns to original process, restarting faulting instr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9" draw:layer="layout" svg:width="2.961cm" svg:height="3.435cm" svg:x="8.857cm" svg:y="6.872cm">
          <text:p text:style-name="P12"><text:span text:style-name="T1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2" draw:text-style-name="P58" draw:layer="layout" svg:width="2.538cm" svg:height="5.348cm" svg:x="16.049cm" svg:y="6.08cm">
          <text:p text:style-name="P1"><text:span text:style-name="T13">Cache/</text:span></text:p>
          <text:p text:style-name="P1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13" draw:layer="layout" svg:width="2.961cm" svg:height="1.48cm" svg:x="2.084cm" svg:y="7.851cm">
          <text:p text:style-name="P12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" draw:text-style-name="P15" draw:layer="layout" svg:width="3.804cm" svg:height="0.011cm" svg:x="5.047cm" svg:y="8.57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9" draw:text-style-name="P2" draw:layer="layout" svg:width="1.069cm" svg:height="0.849cm" svg:x="6.319cm" svg:y="7.86cm">
          <text:p text:style-name="P12"><text:span text:style-name="T16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5" draw:text-style-name="P2" draw:layer="layout" svg:width="2.885cm" svg:height="1.012cm" svg:x="1.734cm" svg:y="6.226cm">
          <text:p text:style-name="P1"><text:span text:style-name="T17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" draw:text-style-name="P2" draw:layer="layout" svg:width="1.548cm" svg:height="0.849cm" svg:x="13.164cm" svg:y="6.65cm">
          <text:p text:style-name="P12"><text:span text:style-name="T16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" draw:text-style-name="P15" draw:layer="layout" svg:width="4.227cm" svg:height="0.002cm" svg:x="11.821cm" svg:y="7.35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9" draw:text-style-name="P2" draw:layer="layout" svg:width="1.251cm" svg:height="0.849cm" svg:x="13.312cm" svg:y="7.875cm">
          <text:p text:style-name="P12"><text:span text:style-name="T16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" draw:text-style-name="P15" draw:layer="layout" svg:width="4.227cm" svg:height="0.002cm" svg:x="11.815cm" svg:y="8.62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61" draw:text-style-name="P56" draw:layer="layout" svg:width="0.761cm" svg:height="0.761cm" svg:x="6.473cm" svg:y="7.207cm">
          <text:p text:style-name="P12"><text:span text:style-name="T50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61" draw:text-style-name="P56" draw:layer="layout" svg:width="0.761cm" svg:height="0.761cm" svg:x="13.558cm" svg:y="5.963cm">
          <text:p text:style-name="P12"><text:span text:style-name="T50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61" draw:text-style-name="P56" draw:layer="layout" svg:width="0.761cm" svg:height="0.761cm" svg:x="13.558cm" svg:y="8.762cm">
          <text:p text:style-name="P12"><text:span text:style-name="T50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61" draw:text-style-name="P56" xml:id="id38" draw:id="id38" draw:layer="layout" svg:width="0.761cm" svg:height="0.761cm" svg:x="12.676cm" svg:y="4.317cm">
          <text:p text:style-name="P12"><text:span text:style-name="T50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61" draw:text-style-name="P56" xml:id="id42" draw:id="id42" draw:layer="layout" svg:width="0.761cm" svg:height="0.761cm" svg:x="19.98cm" svg:y="7.502cm">
          <text:p text:style-name="P12"><text:span text:style-name="T50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62" draw:text-style-name="P58" draw:layer="layout" svg:width="2.538cm" svg:height="5.348cm" svg:x="22.013cm" svg:y="6.091cm">
          <text:p text:style-name="P36"><text:span text:style-name="T13">Di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3" draw:text-style-name="P51" xml:id="id41" draw:id="id41" draw:layer="layout" svg:width="7.02cm" svg:height="1.48cm" svg:x="16.002cm" svg:y="3.387cm">
          <text:p text:style-name="P12"><text:span text:style-name="T13">Page fault hand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4" draw:text-style-name="P15" xml:id="id40" draw:id="id40" draw:layer="layout" svg:width="2.742cm" svg:height="5.662cm" draw:transform="rotate (-1.5707963267949) translate (16cm 4.125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12" draw:text-style-name="P15" xml:id="id43" draw:id="id43" draw:layer="layout" svg:width="3.38cm" svg:height="0.004cm" svg:x="18.631cm" svg:y="7.31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12" draw:text-style-name="P15" xml:id="id46" draw:id="id46" draw:layer="layout" svg:width="3.38cm" svg:height="0.002cm" draw:transform="rotate (-3.14159265358979) translate (22.013cm 9.953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65" draw:text-style-name="P15" xml:id="id44" draw:id="id44" draw:layer="layout" svg:width="1.268cm" svg:height="1.744cm" svg:x="19.685cm" svg:y="4.868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25" draw:style-name="gr9" draw:text-style-name="P2" xml:id="id45" draw:id="id45" draw:layer="layout" svg:width="2.915cm" svg:height="0.849cm" svg:x="18.826cm" svg:y="6.537cm">
          <text:p text:style-name="P12"><text:span text:style-name="T16">Victim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9" draw:text-style-name="P2" xml:id="id47" draw:id="id47" draw:layer="layout" svg:width="2.542cm" svg:height="0.849cm" svg:x="19.055cm" svg:y="9.171cm">
          <text:p text:style-name="P12"><text:span text:style-name="T16">New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9" draw:text-style-name="P2" xml:id="id39" draw:id="id39" draw:layer="layout" svg:width="2.5cm" svg:height="0.849cm" svg:x="11.863cm" svg:y="3.277cm">
          <text:p text:style-name="P12"><text:span text:style-name="T16">Ex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1" draw:text-style-name="P56" xml:id="id48" draw:id="id48" draw:layer="layout" svg:width="0.761cm" svg:height="0.761cm" svg:x="20.014cm" svg:y="10.173cm">
          <text:p text:style-name="P12"><text:span text:style-name="T50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61" draw:text-style-name="P56" xml:id="id49" draw:id="id49" draw:layer="layout" svg:width="0.761cm" svg:height="0.761cm" svg:x="6.473cm" svg:y="8.814cm">
          <text:p text:style-name="P12"><text:span text:style-name="T50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3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ank_20_Slide">
        <draw:custom-shape draw:name="CustomShape 1" draw:style-name="gr66" draw:text-style-name="P59" draw:layer="layout" svg:width="10.127cm" svg:height="6.771cm" svg:x="2.297cm" svg:y="6.1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1.087cm" svg:height="2.115cm" svg:x="0.992cm" svg:y="1.21cm">
          <text:p text:style-name="P6"><text:span text:style-name="T1">Integrating VM and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7" draw:text-style-name="P2" draw:layer="layout" svg:width="1.002cm" svg:height="0.816cm" svg:x="7.123cm" svg:y="9.476cm">
          <text:p text:style-name="P60"><text:span text:style-name="T13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8" draw:text-style-name="P61" draw:layer="layout" svg:width="3.416cm" svg:height="1.268cm" svg:x="2.858cm" svg:y="8.841cm">
          <text:p text:style-name="P36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9" draw:text-style-name="P62" draw:layer="layout" svg:width="2.838cm" svg:height="5.885cm" svg:x="9.075cm" svg:y="6.724cm">
          <text:p text:style-name="P36"><text:span text:style-name="T1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0" draw:text-style-name="P63" draw:layer="layout" svg:width="2.569cm" svg:height="5.885cm" svg:x="15.134cm" svg:y="6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71" draw:text-style-name="P15" draw:layer="layout" svg:x1="6.275cm" svg:y1="9.475cm" svg:x2="9.057cm" svg:y2="9.476cm">
          <text:p/>
        </draw:line>
        <draw:line draw:name="Line 8" draw:style-name="gr71" draw:text-style-name="P15" draw:layer="layout" svg:x1="4.55cm" svg:y1="13.581cm" svg:x2="4.551cm" svg:y2="10.11cm">
          <text:p/>
        </draw:line>
        <draw:custom-shape draw:name="CustomShape 9" draw:style-name="gr67" draw:text-style-name="P2" draw:layer="layout" svg:width="1.539cm" svg:height="0.816cm" svg:x="12.691cm" svg:y="8.117cm">
          <text:p text:style-name="P60"><text:span text:style-name="T13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2" draw:text-style-name="P2" draw:layer="layout" svg:width="1.353cm" svg:height="0.927cm" svg:x="11.916cm" svg:y="4.905cm">
          <text:p text:style-name="P1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71" draw:text-style-name="P15" draw:layer="layout" svg:x1="11.906cm" svg:y1="8.836cm" svg:x2="15.134cm" svg:y2="8.84cm">
          <text:p/>
        </draw:line>
        <draw:custom-shape draw:name="CustomShape 12" draw:style-name="gr67" draw:text-style-name="P2" draw:layer="layout" svg:width="0.959cm" svg:height="0.816cm" svg:x="13.037cm" svg:y="9.899cm">
          <text:p text:style-name="P60"><text:span text:style-name="T13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73" draw:text-style-name="P15" draw:layer="layout" svg:x1="14.463cm" svg:y1="13.581cm" svg:x2="4.55cm" svg:y2="13.582cm">
          <text:p/>
        </draw:line>
        <draw:custom-shape draw:name="CustomShape 14" draw:style-name="gr72" draw:text-style-name="P2" draw:layer="layout" svg:width="1.598cm" svg:height="0.927cm" svg:x="8.901cm" svg:y="13.374cm">
          <text:p text:style-name="P1"><text:span text:style-name="T1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71" draw:text-style-name="P15" draw:layer="layout" svg:x1="11.959cm" svg:y1="10.617cm" svg:x2="15.187cm" svg:y2="10.618cm">
          <text:p/>
        </draw:line>
        <draw:custom-shape draw:name="CustomShape 16" draw:style-name="gr74" draw:text-style-name="P58" draw:layer="layout" svg:width="2.569cm" svg:height="5.885cm" svg:x="20.924cm" svg:y="6.724cm">
          <text:p text:style-name="P1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71" draw:text-style-name="P15" draw:layer="layout" svg:x1="17.705cm" svg:y1="10.617cm" svg:x2="20.977cm" svg:y2="10.618cm">
          <text:p/>
        </draw:line>
        <draw:custom-shape draw:name="CustomShape 18" draw:style-name="gr72" draw:text-style-name="P2" draw:layer="layout" svg:width="1.107cm" svg:height="0.927cm" svg:x="18.757cm" svg:y="9.773cm">
          <text:p text:style-name="P1"><text:span text:style-name="T13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2" draw:text-style-name="P2" draw:layer="layout" svg:width="1.289cm" svg:height="1.265cm" svg:x="16.635cm" svg:y="9.94cm">
          <text:p text:style-name="P5"><text:span text:style-name="T51">PA</text:span></text:p>
          <text:p text:style-name="P5"><text:span text:style-name="T51">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7" draw:text-style-name="P2" draw:layer="layout" svg:width="1.539cm" svg:height="0.816cm" svg:x="18.481cm" svg:y="7.95cm">
          <text:p text:style-name="P60"><text:span text:style-name="T13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2" draw:text-style-name="P2" draw:layer="layout" svg:width="1.399cm" svg:height="1.265cm" svg:x="16.483cm" svg:y="8.079cm">
          <text:p text:style-name="P5"><text:span text:style-name="T51">PTEA</text:span></text:p>
          <text:p text:style-name="P5"><text:span text:style-name="T51">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73" draw:text-style-name="P15" draw:layer="layout" svg:x1="14.463cm" svg:y1="5.753cm" svg:x2="10.455cm" svg:y2="5.754cm">
          <text:p/>
        </draw:line>
        <draw:line draw:name="Line 23" draw:style-name="gr75" draw:text-style-name="P15" draw:layer="layout" svg:x1="10.455cm" svg:y1="6.724cm" svg:x2="10.456cm" svg:y2="5.753cm">
          <text:p/>
        </draw:line>
        <draw:line draw:name="Line 24" draw:style-name="gr73" draw:text-style-name="P15" draw:layer="layout" svg:x1="15.134cm" svg:y1="7.231cm" svg:x2="14.463cm" svg:y2="7.232cm">
          <text:p/>
        </draw:line>
        <draw:line draw:name="Line 25" draw:style-name="gr73" draw:text-style-name="P15" draw:layer="layout" svg:x1="14.463cm" svg:y1="7.231cm" svg:x2="14.464cm" svg:y2="5.753cm">
          <text:p/>
        </draw:line>
        <draw:custom-shape draw:name="CustomShape 26" draw:style-name="gr72" draw:text-style-name="P2" draw:layer="layout" svg:width="1.493cm" svg:height="1.265cm" svg:x="14.952cm" svg:y="6.681cm">
          <text:p text:style-name="P1"><text:span text:style-name="T51">PTEA </text:span></text:p>
          <text:p text:style-name="P1"><text:span text:style-name="T51">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73" draw:text-style-name="P15" draw:layer="layout" svg:x1="15.134cm" svg:y1="12.099cm" svg:x2="14.463cm" svg:y2="12.1cm">
          <text:p/>
        </draw:line>
        <draw:line draw:name="Line 28" draw:style-name="gr73" draw:text-style-name="P15" draw:layer="layout" svg:x1="14.463cm" svg:y1="13.581cm" svg:x2="14.464cm" svg:y2="12.099cm">
          <text:p/>
        </draw:line>
        <draw:custom-shape draw:name="CustomShape 29" draw:style-name="gr72" draw:text-style-name="P2" draw:layer="layout" svg:width="1.048cm" svg:height="1.265cm" svg:x="14.97cm" svg:y="11.549cm">
          <text:p text:style-name="P1"><text:span text:style-name="T51">PA </text:span></text:p>
          <text:p text:style-name="P1"><text:span text:style-name="T51">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71" draw:text-style-name="P15" draw:layer="layout" svg:x1="17.749cm" svg:y1="8.84cm" svg:x2="20.977cm" svg:y2="8.845cm">
          <text:p/>
        </draw:line>
        <draw:line draw:name="Line 31" draw:style-name="gr71" draw:text-style-name="P15" draw:layer="layout" svg:x1="20.959cm" svg:y1="12.099cm" svg:x2="17.705cm" svg:y2="12.1cm">
          <text:p/>
        </draw:line>
        <draw:custom-shape draw:name="CustomShape 32" draw:style-name="gr72" draw:text-style-name="P2" draw:layer="layout" svg:width="1.598cm" svg:height="0.927cm" svg:x="18.545cm" svg:y="11.255cm">
          <text:p text:style-name="P1"><text:span text:style-name="T1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71" draw:text-style-name="P15" draw:layer="layout" svg:x1="20.924cm" svg:y1="7.231cm" svg:x2="17.669cm" svg:y2="7.232cm">
          <text:p/>
        </draw:line>
        <draw:custom-shape draw:name="CustomShape 34" draw:style-name="gr72" draw:text-style-name="P2" draw:layer="layout" svg:width="1.353cm" svg:height="0.927cm" svg:x="18.593cm" svg:y="6.298cm">
          <text:p text:style-name="P1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2" draw:text-style-name="P2" draw:layer="layout" svg:width="1.836cm" svg:height="1.603cm" svg:x="15.497cm" svg:y="12.778cm">
          <text:p text:style-name="P36"><text:span text:style-name="T13">L1</text:span></text:p>
          <text:p text:style-name="P36"><text:span text:style-name="T13">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5" draw:text-style-name="P2" draw:layer="layout" svg:width="2.885cm" svg:height="1.012cm" svg:x="2.421cm" svg:y="6.173cm">
          <text:p text:style-name="P1"><text:span text:style-name="T17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67" draw:text-style-name="P2" draw:layer="layout" svg:width="19.717cm" svg:height="0.816cm" svg:x="2.819cm" svg:y="17.198cm">
          <text:p text:style-name="P60"><text:span text:style-name="T52">VA: virtual address, PA: physical address, PTE: page table entry, PTEA = PTE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0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1" draw:style-name="dp1" draw:master-page-name="Blank_20_Slide">
        <draw:custom-shape draw:name="TextShape 1" draw:style-name="gr1" draw:text-style-name="P2" draw:layer="layout" svg:width="23.281cm" svg:height="1.59cm" svg:x="1.082cm" svg:y="1.371cm">
          <text:p text:style-name="P6"><text:span text:style-name="T1">Speeding up Translation with a 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44cm" svg:height="14.51cm" svg:x="1.058cm" svg:y="4.114cm">
          <text:list text:style-name="L2">
            <text:list-item>
              <text:p text:style-name="P42"><text:span text:style-name="T10">Page table entries (PTEs) are cached in L1 like any other memory word</text:span></text:p>
            </text:list-item>
          </text:list>
          <text:list text:style-name="L3">
            <text:list-item>
              <text:list>
                <text:list-item>
                  <text:p text:style-name="P43"><text:span text:style-name="T8">PTEs may be evicted by other data references</text:span></text:p>
                </text:list-item>
                <text:list-item>
                  <text:p text:style-name="P43"><text:span text:style-name="T8">PTE hit still requires a small L1 delay</text:span></text:p>
                </text:list-item>
              </text:list>
            </text:list-item>
            <text:list-item>
              <text:p text:style-name="P42"><text:span text:style-name="T10">Solution: </text:span><text:span text:style-name="T23">Translation Lookaside Buffer</text:span><text:span text:style-name="T10"> (TLB)</text:span></text:p>
              <text:list>
                <text:list-item>
                  <text:p text:style-name="P20"><text:span text:style-name="T8">Small set-associative hardware cache in MMU</text:span></text:p>
                </text:list-item>
                <text:list-item>
                  <text:p text:style-name="P20"><text:span text:style-name="T8">Maps virtual page numbers to <text:s/>physical page numbers</text:span></text:p>
                </text:list-item>
                <text:list-item>
                  <text:p text:style-name="P20"><text:span text:style-name="T8">Contains complete page table entries for small number of pages</text:span></text:p>
                </text:list-item>
              </text:list>
            </text:list-item>
          </text:list>
          <text:p text:style-name="P44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4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Accessing the 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2.353cm" svg:x="1.102cm" svg:y="3.784cm">
          <text:list text:style-name="L2">
            <text:list-item>
              <text:p text:style-name="P7"><text:span text:style-name="T10">MMU uses the VPN portion of the virtual address to access the TLB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6" draw:text-style-name="P31" draw:layer="layout" svg:width="4.606cm" svg:height="0.845cm" svg:x="12.374cm" svg:y="8.079cm">
          <text:p text:style-name="P36"><text:span text:style-name="T53">TLB tag (TLB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7" draw:text-style-name="P2" draw:layer="layout" svg:width="4.915cm" svg:height="0.845cm" svg:x="16.969cm" svg:y="8.079cm">
          <text:p text:style-name="P36"><text:span text:style-name="T53">TLB index (TLB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8" draw:text-style-name="P2" draw:layer="layout" svg:width="0.76cm" svg:height="0.927cm" svg:x="24.091cm" svg:y="7.247cm">
          <text:p text:style-name="P1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8" draw:text-style-name="P2" draw:layer="layout" svg:width="1.196cm" svg:height="0.927cm" svg:x="21.792cm" svg:y="7.247cm">
          <text:p text:style-name="P1"><text:span text:style-name="T54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8" draw:text-style-name="P2" draw:layer="layout" svg:width="0.786cm" svg:height="0.927cm" svg:x="21.22cm" svg:y="7.247cm">
          <text:p text:style-name="P1"><text:span text:style-name="T54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8" draw:text-style-name="P2" draw:layer="layout" svg:width="1.196cm" svg:height="0.927cm" svg:x="12.073cm" svg:y="7.247cm">
          <text:p text:style-name="P1"><text:span text:style-name="T54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7" draw:text-style-name="P2" draw:layer="layout" svg:width="2.551cm" svg:height="0.845cm" svg:x="21.89cm" svg:y="8.079cm">
          <text:p text:style-name="P36"><text:span text:style-name="T53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9" draw:text-style-name="P15" draw:layer="layout" svg:width="0.492cm" svg:height="9.452cm" draw:transform="rotate (1.5707963267949) translate (12.344cm 7.388cm)">
          <text:p/>
          <draw:enhanced-geometry draw:mirror-horizontal="false" draw:mirror-vertical="true" svg:viewBox="0 0 0 0" draw:text-areas="?f13 ?f14 ?f17 ?f15" draw:type="ooxml-leftBrace" draw:modifiers="159524 49949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11" draw:style-name="gr78" draw:text-style-name="P2" draw:layer="layout" svg:width="1.573cm" svg:height="1.013cm" svg:x="16.232cm" svg:y="5.876cm">
          <text:p text:style-name="P1"><text:span text:style-name="T53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8" draw:text-style-name="P2" draw:layer="layout" svg:width="1.62cm" svg:height="0.927cm" svg:x="16.974cm" svg:y="7.247cm">
          <text:p text:style-name="P1"><text:span text:style-name="T54">p+t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8" draw:text-style-name="P2" draw:layer="layout" svg:width="1.209cm" svg:height="0.927cm" svg:x="15.98cm" svg:y="7.247cm">
          <text:p text:style-name="P1"><text:span text:style-name="T54">p+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80" draw:text-style-name="P64" draw:layer="layout" svg:width="14.603cm" svg:height="1.7cm" svg:x="2.328cm" svg:y="10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81" draw:text-style-name="P30" draw:layer="layout" svg:width="6.603cm" svg:height="1.277cm" svg:x="2.743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82" draw:text-style-name="P31" draw:layer="layout" svg:width="2.589cm" svg:height="0.738cm" svg:x="6.336cm" svg:y="10.874cm">
          <text:p text:style-name="P36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83" draw:text-style-name="P65" draw:layer="layout" svg:width="1.72cm" svg:height="0.729cm" svg:x="4.172cm" svg:y="10.874cm">
          <text:p text:style-name="P36"><text:span text:style-name="T1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82" draw:text-style-name="P31" draw:layer="layout" svg:width="0.652cm" svg:height="0.729cm" svg:x="3.047cm" svg:y="10.874cm">
          <text:p text:style-name="P36"><text:span text:style-name="T1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5" draw:text-style-name="P2" draw:layer="layout" svg:width="1.504cm" svg:height="1.942cm" draw:transform="rotate (1.5707963267949) translate (8.255cm 15.609cm)">
          <text:p text:style-name="P1"><text:span text:style-name="T5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81" draw:text-style-name="P30" draw:layer="layout" svg:width="6.603cm" svg:height="1.277cm" svg:x="9.834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2" draw:text-style-name="P31" draw:layer="layout" svg:width="2.589cm" svg:height="0.738cm" svg:x="13.427cm" svg:y="10.874cm">
          <text:p text:style-name="P36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83" draw:text-style-name="P65" draw:layer="layout" svg:width="1.72cm" svg:height="0.729cm" svg:x="11.262cm" svg:y="10.874cm">
          <text:p text:style-name="P36"><text:span text:style-name="T1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82" draw:text-style-name="P31" draw:layer="layout" svg:width="0.652cm" svg:height="0.729cm" svg:x="10.138cm" svg:y="10.874cm">
          <text:p text:style-name="P36"><text:span text:style-name="T1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" draw:text-style-name="P2" draw:layer="layout" svg:width="1.802cm" svg:height="1.012cm" svg:x="0.577cm" svg:y="10.688cm">
          <text:p text:style-name="P1"><text:span text:style-name="T14">Set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80" draw:text-style-name="P64" draw:layer="layout" svg:width="14.603cm" svg:height="1.7cm" svg:x="2.399cm" svg:y="12.5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81" draw:text-style-name="P30" draw:layer="layout" svg:width="6.603cm" svg:height="1.277cm" svg:x="2.814cm" svg:y="12.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82" draw:text-style-name="P31" draw:layer="layout" svg:width="2.589cm" svg:height="0.738cm" svg:x="6.406cm" svg:y="13.044cm">
          <text:p text:style-name="P36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82" draw:text-style-name="P31" draw:layer="layout" svg:width="1.72cm" svg:height="0.729cm" svg:x="4.242cm" svg:y="13.044cm">
          <text:p text:style-name="P36"><text:span text:style-name="T1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82" draw:text-style-name="P31" draw:layer="layout" svg:width="0.652cm" svg:height="0.729cm" svg:x="3.118cm" svg:y="13.044cm">
          <text:p text:style-name="P36"><text:span text:style-name="T1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81" draw:text-style-name="P30" draw:layer="layout" svg:width="6.603cm" svg:height="1.277cm" svg:x="9.905cm" svg:y="12.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82" draw:text-style-name="P31" draw:layer="layout" svg:width="2.589cm" svg:height="0.738cm" svg:x="13.497cm" svg:y="13.044cm">
          <text:p text:style-name="P36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83" draw:text-style-name="P65" draw:layer="layout" svg:width="1.72cm" svg:height="0.729cm" svg:x="11.333cm" svg:y="13.044cm">
          <text:p text:style-name="P36"><text:span text:style-name="T1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82" draw:text-style-name="P31" draw:layer="layout" svg:width="0.652cm" svg:height="0.729cm" svg:x="10.208cm" svg:y="13.044cm">
          <text:p text:style-name="P36"><text:span text:style-name="T1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5" draw:text-style-name="P2" draw:layer="layout" svg:width="1.802cm" svg:height="1.012cm" svg:x="0.648cm" svg:y="12.858cm">
          <text:p text:style-name="P1"><text:span text:style-name="T14">Set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80" draw:text-style-name="P64" draw:layer="layout" svg:width="14.603cm" svg:height="1.7cm" svg:x="2.399cm" svg:y="15.4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81" draw:text-style-name="P30" draw:layer="layout" svg:width="6.603cm" svg:height="1.277cm" svg:x="2.814cm" svg:y="15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82" draw:text-style-name="P31" draw:layer="layout" svg:width="2.589cm" svg:height="0.738cm" svg:x="6.406cm" svg:y="15.928cm">
          <text:p text:style-name="P36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83" draw:text-style-name="P65" draw:layer="layout" svg:width="1.72cm" svg:height="0.729cm" svg:x="4.242cm" svg:y="15.928cm">
          <text:p text:style-name="P36"><text:span text:style-name="T1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82" draw:text-style-name="P31" draw:layer="layout" svg:width="0.652cm" svg:height="0.729cm" svg:x="3.118cm" svg:y="15.928cm">
          <text:p text:style-name="P36"><text:span text:style-name="T1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81" draw:text-style-name="P30" draw:layer="layout" svg:width="6.603cm" svg:height="1.277cm" svg:x="9.905cm" svg:y="15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82" draw:text-style-name="P31" draw:layer="layout" svg:width="2.589cm" svg:height="0.738cm" svg:x="13.497cm" svg:y="15.928cm">
          <text:p text:style-name="P36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83" draw:text-style-name="P65" draw:layer="layout" svg:width="1.72cm" svg:height="0.729cm" svg:x="11.333cm" svg:y="15.928cm">
          <text:p text:style-name="P36"><text:span text:style-name="T1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82" draw:text-style-name="P31" draw:layer="layout" svg:width="0.652cm" svg:height="0.729cm" svg:x="10.208cm" svg:y="15.928cm">
          <text:p text:style-name="P36"><text:span text:style-name="T1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5" draw:text-style-name="P2" draw:layer="layout" svg:width="2.267cm" svg:height="1.012cm" svg:x="0.038cm" svg:y="15.742cm">
          <text:p text:style-name="P1"><text:span text:style-name="T14">Set T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33" draw:text-style-name="P2" draw:layer="layout" svg:width="3.173cm" svg:height="1.012cm" svg:x="20.493cm" svg:y="5.358cm">
          <text:p text:style-name="P1"><text:span text:style-name="T14">T = 2</text:span><text:span text:style-name="T56">t</text:span><text:span text:style-name="T14">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13" draw:text-style-name="P15" draw:layer="layout" svg:x1="19.427cm" svg:y1="8.925cm" svg:x2="19.428cm" svg:y2="13.546cm">
          <text:p/>
        </draw:line>
        <draw:custom-shape draw:name="CustomShape 47" draw:style-name="gr12" draw:text-style-name="P15" draw:layer="layout" svg:width="2.421cm" svg:height="0.001cm" svg:x="16.998cm" svg:y="13.54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8" draw:style-name="gr15" draw:text-style-name="P2" draw:layer="layout" svg:width="5.502cm" svg:height="1.012cm" svg:x="19.714cm" svg:y="11.605cm">
          <text:p text:style-name="P1"><text:span text:style-name="T14">TLBI selects the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9" draw:style-name="gr13" draw:text-style-name="P15" draw:layer="layout" svg:x1="12.373cm" svg:y1="8.501cm" svg:x2="5.08cm" svg:y2="8.466cm">
          <text:p/>
        </draw:line>
        <draw:custom-shape draw:name="CustomShape 50" draw:style-name="gr12" draw:text-style-name="P15" draw:layer="layout" svg:width="0.021cm" svg:height="4.575cm" svg:x="5.08cm" svg:y="8.4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1" draw:style-name="gr33" draw:text-style-name="P2" draw:layer="layout" svg:width="5.725cm" svg:height="1.774cm" svg:x="6.338cm" svg:y="6.654cm">
          <text:p text:style-name="P1"><text:span text:style-name="T14">TLBT matches tag of line within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32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3" draw:style-name="dp1" draw:master-page-name="Blank_20_Slide">
        <draw:custom-shape draw:name="CustomShape 1" draw:style-name="gr84" draw:text-style-name="P59" draw:layer="layout" svg:width="10.414cm" svg:height="7.485cm" svg:x="3.847cm" svg:y="4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212cm" svg:height="2.172cm" svg:x="1.27cm" svg:y="1.213cm">
          <text:p text:style-name="P6"><text:span text:style-name="T1">TLB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5" draw:text-style-name="P62" draw:layer="layout" svg:width="2.961cm" svg:height="3.435cm" svg:x="11.011cm" svg:y="8.353cm">
          <text:p text:style-name="P12"><text:span text:style-name="T1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6" draw:text-style-name="P66" draw:layer="layout" svg:width="2.538cm" svg:height="6.344cm" svg:x="18.203cm" svg:y="7.562cm">
          <text:p text:style-name="P1"><text:span text:style-name="T13">Cache/</text:span></text:p>
          <text:p text:style-name="P1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7" draw:text-style-name="P61" draw:layer="layout" svg:width="2.961cm" svg:height="1.48cm" svg:x="4.238cm" svg:y="9.333cm">
          <text:p text:style-name="P12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5" draw:text-style-name="P2" draw:layer="layout" svg:width="2.885cm" svg:height="1.012cm" svg:x="3.888cm" svg:y="4.868cm">
          <text:p text:style-name="P1"><text:span text:style-name="T17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" draw:text-style-name="P15" draw:layer="layout" svg:width="3.804cm" svg:height="0.011cm" svg:x="7.201cm" svg:y="10.05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9" draw:text-style-name="P2" draw:layer="layout" svg:width="1.069cm" svg:height="0.849cm" svg:x="8.473cm" svg:y="9.318cm">
          <text:p text:style-name="P12"><text:span text:style-name="T16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1" draw:text-style-name="P56" draw:layer="layout" svg:width="0.761cm" svg:height="0.761cm" svg:x="8.631cm" svg:y="8.665cm">
          <text:p text:style-name="P12"><text:span text:style-name="T50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9" draw:text-style-name="P2" draw:layer="layout" svg:width="1.031cm" svg:height="0.849cm" svg:x="15.577cm" svg:y="9.312cm">
          <text:p text:style-name="P12"><text:span text:style-name="T16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" draw:text-style-name="P15" draw:layer="layout" svg:width="4.227cm" svg:height="0.002cm" svg:x="13.974cm" svg:y="10.0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61" draw:text-style-name="P56" draw:layer="layout" svg:width="0.761cm" svg:height="0.761cm" svg:x="15.712cm" svg:y="10.202cm">
          <text:p text:style-name="P12"><text:span text:style-name="T50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9" draw:text-style-name="P2" draw:layer="layout" svg:width="1.467cm" svg:height="0.849cm" svg:x="10.802cm" svg:y="13.271cm">
          <text:p text:style-name="P12"><text:span text:style-name="T1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" draw:text-style-name="P15" draw:layer="layout" svg:width="12.482cm" svg:height="2.456cm" draw:transform="rotate (-3.14159265358979) translate (18.203cm 13.462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61" draw:text-style-name="P56" draw:layer="layout" svg:width="0.761cm" svg:height="0.761cm" svg:x="11.171cm" svg:y="14.064cm">
          <text:p text:style-name="P12"><text:span text:style-name="T50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2" draw:text-style-name="P2" draw:layer="layout" svg:width="19.97cm" svg:height="1.603cm" svg:x="1.407cm" svg:y="16.175cm">
          <text:p text:style-name="P26"><text:span text:style-name="T57">A TLB hit eliminates a memory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88" draw:text-style-name="P50" draw:layer="layout" svg:width="2.961cm" svg:height="1.056cm" svg:x="11.007cm" svg:y="5.292cm">
          <text:p text:style-name="P12"><text:span text:style-name="T13">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1" draw:text-style-name="P56" draw:layer="layout" svg:width="0.761cm" svg:height="0.761cm" svg:x="11.218cm" svg:y="6.562cm">
          <text:p text:style-name="P12"><text:span text:style-name="T50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12" draw:text-style-name="P15" draw:layer="layout" svg:width="2.001cm" svg:height="0.002cm" draw:transform="rotate (-1.5707963267949) translate (12.275cm 6.345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9" draw:text-style-name="P2" draw:layer="layout" svg:width="1.383cm" svg:height="0.849cm" svg:x="10.918cm" svg:y="7.407cm">
          <text:p text:style-name="P12"><text:span text:style-name="T16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" draw:text-style-name="P2" draw:layer="layout" svg:width="1.251cm" svg:height="0.849cm" svg:x="12.915cm" svg:y="6.42cm">
          <text:p text:style-name="P12"><text:span text:style-name="T16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" draw:text-style-name="P15" draw:layer="layout" svg:width="2.001cm" svg:height="0.002cm" draw:transform="rotate (-1.5707963267949) translate (12.912cm 6.35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61" draw:text-style-name="P56" draw:layer="layout" svg:width="0.761cm" svg:height="0.761cm" svg:x="13.16cm" svg:y="7.314cm">
          <text:p text:style-name="P12"><text:span text:style-name="T50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5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Blank_20_Slide">
        <draw:custom-shape draw:name="CustomShape 1" draw:style-name="gr84" draw:text-style-name="P59" draw:layer="layout" svg:width="10.414cm" svg:height="7.485cm" svg:x="3.847cm" svg:y="4.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212cm" svg:height="2.172cm" svg:x="1.27cm" svg:y="1.213cm">
          <text:p text:style-name="P6"><text:span text:style-name="T1">TLB 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19" draw:layer="layout" svg:width="2.961cm" svg:height="3.435cm" svg:x="11.011cm" svg:y="8.353cm">
          <text:p text:style-name="P12"><text:span text:style-name="T1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6" draw:text-style-name="P66" draw:layer="layout" svg:width="2.538cm" svg:height="6.344cm" svg:x="18.203cm" svg:y="7.562cm">
          <text:p text:style-name="P1"><text:span text:style-name="T13">Cache/</text:span></text:p>
          <text:p text:style-name="P1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2" xml:id="id57" draw:id="id57" draw:layer="layout" svg:width="1.031cm" svg:height="0.849cm" svg:x="15.495cm" svg:y="10.582cm">
          <text:p text:style-name="P12"><text:span text:style-name="T16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" draw:text-style-name="P2" xml:id="id60" draw:id="id60" draw:layer="layout" svg:width="1.467cm" svg:height="0.849cm" svg:x="10.802cm" svg:y="13.271cm">
          <text:p text:style-name="P12"><text:span text:style-name="T1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" draw:text-style-name="P15" xml:id="id59" draw:id="id59" draw:layer="layout" svg:width="4.227cm" svg:height="0.002cm" svg:x="13.974cm" svg:y="11.28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7" draw:text-style-name="P13" draw:layer="layout" svg:width="2.961cm" svg:height="1.48cm" svg:x="4.238cm" svg:y="9.333cm">
          <text:p text:style-name="P12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2" draw:text-style-name="P15" draw:layer="layout" svg:width="3.804cm" svg:height="0.011cm" svg:x="7.201cm" svg:y="10.05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9" draw:text-style-name="P2" draw:layer="layout" svg:width="1.069cm" svg:height="0.849cm" svg:x="8.473cm" svg:y="9.318cm">
          <text:p text:style-name="P12"><text:span text:style-name="T16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5" draw:text-style-name="P2" draw:layer="layout" svg:width="2.885cm" svg:height="1.012cm" svg:x="3.888cm" svg:y="4.868cm">
          <text:p text:style-name="P1"><text:span text:style-name="T17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" draw:text-style-name="P2" xml:id="id54" draw:id="id54" draw:layer="layout" svg:width="1.251cm" svg:height="0.849cm" svg:x="15.384cm" svg:y="6.558cm">
          <text:p text:style-name="P12"><text:span text:style-name="T16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" draw:text-style-name="P15" xml:id="id62" draw:id="id62" draw:layer="layout" svg:width="12.482cm" svg:height="2.456cm" draw:transform="rotate (-3.14159265358979) translate (18.204cm 13.378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61" draw:text-style-name="P56" draw:layer="layout" svg:width="0.761cm" svg:height="0.761cm" svg:x="8.631cm" svg:y="8.665cm">
          <text:p text:style-name="P12"><text:span text:style-name="T50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61" draw:text-style-name="P56" draw:layer="layout" svg:width="0.761cm" svg:height="0.761cm" svg:x="11.218cm" svg:y="6.562cm">
          <text:p text:style-name="P12"><text:span text:style-name="T50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61" draw:text-style-name="P56" xml:id="id58" draw:id="id58" draw:layer="layout" svg:width="0.761cm" svg:height="0.761cm" svg:x="15.63cm" svg:y="11.472cm">
          <text:p text:style-name="P12"><text:span text:style-name="T50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61" draw:text-style-name="P56" xml:id="id61" draw:id="id61" draw:layer="layout" svg:width="0.761cm" svg:height="0.761cm" svg:x="11.171cm" svg:y="14.064cm">
          <text:p text:style-name="P12"><text:span text:style-name="T50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88" draw:text-style-name="P50" draw:layer="layout" svg:width="2.961cm" svg:height="1.056cm" svg:x="11.007cm" svg:y="5.292cm">
          <text:p text:style-name="P12"><text:span text:style-name="T13">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2" draw:text-style-name="P15" draw:layer="layout" svg:width="2.001cm" svg:height="0.002cm" draw:transform="rotate (-1.5707963267949) translate (12.275cm 6.345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89" draw:text-style-name="P15" xml:id="id56" draw:id="id56" draw:layer="layout" svg:width="2.001cm" svg:height="0.002cm" draw:transform="rotate (-1.5707963267949) translate (12.912cm 6.35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9" draw:text-style-name="P2" draw:layer="layout" svg:width="1.383cm" svg:height="0.849cm" svg:x="10.918cm" svg:y="7.407cm">
          <text:p text:style-name="P12"><text:span text:style-name="T16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61" draw:text-style-name="P56" xml:id="id55" draw:id="id55" draw:layer="layout" svg:width="0.761cm" svg:height="0.761cm" svg:x="15.63cm" svg:y="5.893cm">
          <text:p text:style-name="P12"><text:span text:style-name="T50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9" draw:text-style-name="P2" xml:id="id51" draw:id="id51" draw:layer="layout" svg:width="1.548cm" svg:height="0.849cm" svg:x="15.318cm" svg:y="9.365cm">
          <text:p text:style-name="P12"><text:span text:style-name="T16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2" draw:text-style-name="P15" xml:id="id52" draw:id="id52" draw:layer="layout" svg:width="4.227cm" svg:height="0.002cm" svg:x="13.974cm" svg:y="10.06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61" draw:text-style-name="P56" xml:id="id50" draw:id="id50" draw:layer="layout" svg:width="0.761cm" svg:height="0.761cm" svg:x="15.63cm" svg:y="8.678cm">
          <text:p text:style-name="P12"><text:span text:style-name="T50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90" draw:text-style-name="P15" xml:id="id53" draw:id="id53" draw:layer="layout" svg:width="5.29cm" svg:height="1.339cm" draw:transform="rotate (-3.14159265358979) translate (18.2cm 8.636cm)">
          <text:p/>
          <draw:enhanced-geometry draw:mirror-horizontal="false" draw:mirror-vertical="false" svg:viewBox="0 0 0 0" draw:text-areas="0 0 ?f2 ?f3" draw:type="ooxml-bentConnector3" draw:modifiers="2155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27" draw:style-name="gr2" draw:text-style-name="P2" draw:layer="layout" svg:width="21.416cm" svg:height="2.538cm" svg:x="1.442cm" svg:y="15.875cm">
          <text:p text:style-name="P67"><text:span text:style-name="T57">A TLB miss incurs an additional memory access (the PTE)</text:span><text:span text:style-name="T47"><text:line-break/></text:span><text:span text:style-name="T58">Fortunately, TLB misses are rare. Why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6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Multi-Level Page 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9.216cm" svg:height="13.809cm" svg:x="1.102cm" svg:y="3.598cm">
          <text:list text:style-name="L2">
            <text:list-item>
              <text:p text:style-name="P7"><text:span text:style-name="T10">Suppose: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8">4KB (2</text:span><text:span text:style-name="T19">12</text:span><text:span text:style-name="T8">) page size, 48-bit address space, 8-byte PTE </text:span></text:p>
                </text:list-item>
              </text:list>
            </text:list-item>
          </text:list>
          <text:p text:style-name="P7"><text:span text:style-name="T7"/></text:p>
          <text:list text:continue-numbering="true" text:style-name="L3">
            <text:list-item>
              <text:p text:style-name="P7"><text:span text:style-name="T10">Problem:</text:span></text:p>
              <text:list>
                <text:list-item>
                  <text:p text:style-name="P20"><text:span text:style-name="T8">Would need a 512 GB page table!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0"><text:span text:style-name="T8">2</text:span><text:span text:style-name="T19">48</text:span><text:span text:style-name="T8"> * 2</text:span><text:span text:style-name="T19">-12 <text:s/></text:span><text:span text:style-name="T8">* 2</text:span><text:span text:style-name="T19">3</text:span><text:span text:style-name="T8"> = 2</text:span><text:span text:style-name="T19">39</text:span><text:span text:style-name="T8"> bytes</text:span></text:p>
                    </text:list-item>
                  </text:list>
                </text:list-item>
              </text:list>
            </text:list-item>
          </text:list>
          <text:p text:style-name="P7"><text:span text:style-name="T7"/></text:p>
          <text:list text:continue-numbering="true" text:style-name="L4">
            <text:list-item>
              <text:p text:style-name="P7"><text:span text:style-name="T10">Common solution: Multi-level page table</text:span></text:p>
            </text:list-item>
            <text:list-item>
              <text:p text:style-name="P7"><text:span text:style-name="T10">Example: 2-level page table</text:span></text:p>
              <text:list>
                <text:list-item>
                  <text:p text:style-name="P20"><text:span text:style-name="T8">Level 1 table: each PTE points to a page table (always memory resident)</text:span></text:p>
                </text:list-item>
                <text:list-item>
                  <text:p text:style-name="P20"><text:span text:style-name="T8">Level 2 table: each PTE points to a page </text:span><text:span text:style-name="T2"><text:line-break/></text:span><text:span text:style-name="T8">(paged in and out like any other data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" draw:layer="layout" svg:width="2.329cm" svg:height="1.914cm" svg:x="17.349cm" svg:y="7.555cm">
          <text:p text:style-name="P68"><text:span text:style-name="T14">Level 1</text:span></text:p>
          <text:p text:style-name="P68"><text:span text:style-name="T14">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1" draw:text-style-name="P69" draw:layer="layout" svg:width="2.106cm" svg:height="3.173cm" svg:x="17.576cm" svg:y="9.3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2" draw:text-style-name="P70" draw:layer="layout" svg:width="1.943cm" svg:height="3.173cm" svg:x="22.695cm" svg:y="5.5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2" draw:text-style-name="P70" draw:layer="layout" svg:width="1.943cm" svg:height="3.173cm" svg:x="22.695cm" svg:y="9.3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2" draw:text-style-name="P70" draw:layer="layout" svg:width="1.943cm" svg:height="3.173cm" svg:x="22.695cm" svg:y="13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2" draw:layer="layout" svg:width="1.011cm" svg:height="1.005cm" draw:transform="rotate (1.5707963267949) translate (22.993cm 13.547cm)">
          <text:p text:style-name="P71"><text:span text:style-name="T59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" draw:text-style-name="P2" draw:layer="layout" svg:width="2.329cm" svg:height="1.914cm" svg:x="22.429cm" svg:y="3.704cm">
          <text:p text:style-name="P68"><text:span text:style-name="T14">Level 2</text:span></text:p>
          <text:p text:style-name="P71"><text:span text:style-name="T14">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93" draw:text-style-name="P15" draw:layer="layout" svg:x1="19.097cm" svg:y1="9.558cm" svg:x2="22.695cm" svg:y2="5.528cm">
          <text:p/>
        </draw:line>
        <draw:line draw:name="Line 11" draw:style-name="gr93" draw:text-style-name="P15" draw:layer="layout" svg:x1="19.097cm" svg:y1="9.982cm" svg:x2="22.695cm" svg:y2="9.338cm">
          <text:p/>
        </draw:line>
        <draw:line draw:name="Line 12" draw:style-name="gr93" draw:text-style-name="P15" draw:layer="layout" svg:x1="19.52cm" svg:y1="12.288cm" svg:x2="22.695cm" svg:y2="13.576cm">
          <text:p/>
        </draw:line>
        <draw:line draw:name="Line 13" draw:style-name="gr94" draw:text-style-name="P15" draw:layer="layout" svg:x1="17.591cm" svg:y1="9.766cm" svg:x2="19.708cm" svg:y2="9.77cm">
          <text:p/>
        </draw:line>
        <draw:line draw:name="Line 14" draw:style-name="gr94" draw:text-style-name="P15" draw:layer="layout" svg:x1="17.591cm" svg:y1="10.189cm" svg:x2="19.708cm" svg:y2="10.193cm">
          <text:p/>
        </draw:line>
        <draw:line draw:name="Line 15" draw:style-name="gr94" draw:text-style-name="P15" draw:layer="layout" svg:x1="17.591cm" svg:y1="12.094cm" svg:x2="19.708cm" svg:y2="12.098cm">
          <text:p/>
        </draw:line>
        <draw:custom-shape draw:name="CustomShape 16" draw:style-name="gr6" draw:text-style-name="P2" draw:layer="layout" svg:width="1.182cm" svg:height="0.754cm" svg:x="18.257cm" svg:y="10.613cm">
          <text:p text:style-name="P72"><text:span text:style-name="T59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7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Blank_20_Slide">
        <draw:custom-shape draw:name="TextShape 1" draw:style-name="gr1" draw:text-style-name="P2" draw:layer="layout" svg:width="23.008cm" svg:height="2.172cm" svg:x="1.124cm" svg:y="0.789cm">
          <text:p text:style-name="P6"><text:span text:style-name="T1">A Two-Level Page Table Hierarc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3.315cm" svg:height="1.888cm" svg:x="2.241cm" svg:y="3.074cm">
          <text:p text:style-name="P11"><text:span text:style-name="T17">Level 1</text:span></text:p>
          <text:p text:style-name="P11"><text:span text:style-name="T17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" draw:layer="layout" svg:width="1.408cm" svg:height="0.928cm" svg:x="16.275cm" svg:y="17.851cm">
          <text:p text:style-name="P73"><text:span text:style-name="T5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2" draw:layer="layout" svg:width="3.565cm" svg:height="1.888cm" svg:x="8.688cm" svg:y="3.091cm">
          <text:p text:style-name="P11"><text:span text:style-name="T17">Level 2</text:span></text:p>
          <text:p text:style-name="P11"><text:span text:style-name="T17">page 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5" draw:text-style-name="P2" draw:layer="layout" svg:width="2.75cm" svg:height="0.845cm" svg:x="15.386cm" svg:y="4.943cm">
          <text:p text:style-name="P12"><text:span text:style-name="T16">V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6" draw:text-style-name="P19" draw:layer="layout" svg:width="2.75cm" svg:height="0.845cm" svg:x="15.386cm" svg:y="5.79cm">
          <text:p text:style-name="P12"><text:span text:style-name="T1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5" draw:text-style-name="P2" draw:layer="layout" svg:width="2.75cm" svg:height="0.845cm" svg:x="15.386cm" svg:y="6.637cm">
          <text:p text:style-name="P12"><text:span text:style-name="T16">VP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5" draw:text-style-name="P2" draw:layer="layout" svg:width="2.75cm" svg:height="0.845cm" svg:x="15.386cm" svg:y="7.483cm">
          <text:p text:style-name="P12"><text:span text:style-name="T16">VP 1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6" draw:text-style-name="P19" draw:layer="layout" svg:width="2.75cm" svg:height="0.845cm" svg:x="15.386cm" svg:y="8.33cm">
          <text:p text:style-name="P12"><text:span text:style-name="T1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5" draw:text-style-name="P2" draw:layer="layout" svg:width="2.75cm" svg:height="0.845cm" svg:x="15.386cm" svg:y="9.177cm">
          <text:p text:style-name="P12"><text:span text:style-name="T16">VP 204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7" draw:text-style-name="P15" draw:layer="layout" svg:width="2.75cm" svg:height="2.538cm" svg:x="15.386cm" svg:y="4.9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7" draw:text-style-name="P15" draw:layer="layout" svg:width="2.75cm" svg:height="2.538cm" svg:x="15.386cm" svg:y="7.4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8" draw:text-style-name="P51" draw:layer="layout" svg:width="2.75cm" svg:height="5.113cm" svg:x="15.386cm" svg:y="10.023cm">
          <text:p text:style-name="P12"><text:span text:style-name="T16">G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" draw:text-style-name="P2" draw:layer="layout" svg:width="0.718cm" svg:height="0.765cm" svg:x="17.993cm" svg:y="4.56cm">
          <text:p text:style-name="P12"><text:span text:style-name="T5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5" draw:text-style-name="P2" draw:layer="layout" svg:width="2.75cm" svg:height="0.845cm" svg:x="9.036cm" svg:y="6.037cm">
          <text:p text:style-name="P12"><text:span text:style-name="T16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96" draw:text-style-name="P19" draw:layer="layout" svg:width="2.75cm" svg:height="0.845cm" svg:x="9.036cm" svg:y="6.884cm">
          <text:p text:style-name="P12"><text:span text:style-name="T1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5" draw:text-style-name="P2" draw:layer="layout" svg:width="2.75cm" svg:height="0.845cm" svg:x="9.036cm" svg:y="7.73cm">
          <text:p text:style-name="P12"><text:span text:style-name="T16">PTE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7" draw:text-style-name="P15" draw:layer="layout" svg:width="2.75cm" svg:height="2.538cm" svg:x="9.036cm" svg:y="6.0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5" draw:text-style-name="P2" draw:layer="layout" svg:width="2.75cm" svg:height="0.845cm" svg:x="9.036cm" svg:y="9.847cm">
          <text:p text:style-name="P12"><text:span text:style-name="T16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6" draw:text-style-name="P19" draw:layer="layout" svg:width="2.75cm" svg:height="0.845cm" svg:x="9.036cm" svg:y="10.694cm">
          <text:p text:style-name="P12"><text:span text:style-name="T1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5" draw:text-style-name="P2" draw:layer="layout" svg:width="2.75cm" svg:height="0.845cm" svg:x="9.036cm" svg:y="11.54cm">
          <text:p text:style-name="P12"><text:span text:style-name="T16">PTE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97" draw:text-style-name="P15" draw:layer="layout" svg:width="2.75cm" svg:height="2.538cm" svg:x="9.036cm" svg:y="9.8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99" draw:text-style-name="P13" draw:layer="layout" svg:width="2.75cm" svg:height="1.691cm" svg:x="9.036cm" svg:y="13.445cm">
          <text:p text:style-name="P12"><text:span text:style-name="T16">1023 null</text:span></text:p>
          <text:p text:style-name="P12"><text:span text:style-name="T16">P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5" draw:text-style-name="P2" draw:layer="layout" svg:width="2.75cm" svg:height="0.845cm" svg:x="9.036cm" svg:y="15.139cm">
          <text:p text:style-name="P12"><text:span text:style-name="T16">PTE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97" draw:text-style-name="P15" draw:layer="layout" svg:width="2.75cm" svg:height="2.538cm" svg:x="9.036cm" svg:y="13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00" draw:text-style-name="P74" draw:layer="layout" svg:width="2.75cm" svg:height="1.691cm" svg:x="15.386cm" svg:y="15.139cm">
          <text:p text:style-name="P12"><text:span text:style-name="T16">1023 </text:span></text:p>
          <text:p text:style-name="P12"><text:span text:style-name="T16">unallocated</text:span></text:p>
          <text:p text:style-name="P12"><text:span text:style-name="T16">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95" draw:text-style-name="P2" draw:layer="layout" svg:width="2.75cm" svg:height="0.845cm" svg:x="15.386cm" svg:y="16.832cm">
          <text:p text:style-name="P12"><text:span text:style-name="T16">VP 92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97" draw:text-style-name="P15" draw:layer="layout" svg:width="2.75cm" svg:height="2.538cm" svg:x="15.386cm" svg:y="15.1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2" draw:layer="layout" svg:width="2.705cm" svg:height="1.888cm" svg:x="15.391cm" svg:y="3.074cm">
          <text:p text:style-name="P11"><text:span text:style-name="T17">Virtual</text:span></text:p>
          <text:p text:style-name="P11"><text:span text:style-name="T1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101" draw:text-style-name="P15" draw:layer="layout" svg:x1="11.787cm" svg:y1="6.464cm" svg:x2="15.385cm" svg:y2="4.974cm">
          <text:p/>
        </draw:line>
        <draw:line draw:name="Line 31" draw:style-name="gr101" draw:text-style-name="P15" draw:layer="layout" svg:x1="11.787cm" svg:y1="8.157cm" svg:x2="15.385cm" svg:y2="6.667cm">
          <text:p/>
        </draw:line>
        <draw:line draw:name="Line 32" draw:style-name="gr101" draw:text-style-name="P15" draw:layer="layout" svg:x1="11.787cm" svg:y1="10.274cm" svg:x2="15.385cm" svg:y2="7.514cm">
          <text:p/>
        </draw:line>
        <draw:line draw:name="Line 33" draw:style-name="gr101" draw:text-style-name="P15" draw:layer="layout" svg:x1="11.787cm" svg:y1="11.967cm" svg:x2="15.385cm" svg:y2="9.207cm">
          <text:p/>
        </draw:line>
        <draw:line draw:name="Line 34" draw:style-name="gr101" draw:text-style-name="P15" draw:layer="layout" svg:x1="11.787cm" svg:y1="15.561cm" svg:x2="15.173cm" svg:y2="16.831cm">
          <text:p/>
        </draw:line>
        <draw:line draw:name="Line 35" draw:style-name="gr101" draw:text-style-name="P15" draw:layer="layout" svg:x1="5.437cm" svg:y1="6.676cm" svg:x2="8.89cm" svg:y2="6.032cm">
          <text:p/>
        </draw:line>
        <draw:line draw:name="Line 36" draw:style-name="gr101" draw:text-style-name="P15" draw:layer="layout" svg:x1="5.437cm" svg:y1="7.518cm" svg:x2="9.035cm" svg:y2="9.846cm">
          <text:p/>
        </draw:line>
        <draw:line draw:name="Line 37" draw:style-name="gr101" draw:text-style-name="P15" draw:layer="layout" svg:x1="5.437cm" svg:y1="13.445cm" svg:x2="9.035cm" svg:y2="13.449cm">
          <text:p/>
        </draw:line>
        <draw:custom-shape draw:name="CustomShape 38" draw:style-name="gr102" draw:text-style-name="P13" draw:layer="layout" svg:width="3.107cm" svg:height="2.326cm" svg:x="2.328cm" svg:y="13.869cm">
          <text:p text:style-name="P12"><text:span text:style-name="T16">(1K - 9)</text:span></text:p>
          <text:p text:style-name="P12"><text:span text:style-name="T16">null PT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5" draw:text-style-name="P2" draw:layer="layout" svg:width="3.107cm" svg:height="0.845cm" svg:x="2.328cm" svg:y="6.249cm">
          <text:p text:style-name="P12"><text:span text:style-name="T16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5" draw:text-style-name="P2" draw:layer="layout" svg:width="3.107cm" svg:height="0.845cm" svg:x="2.328cm" svg:y="7.095cm">
          <text:p text:style-name="P12"><text:span text:style-name="T16">PT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02" draw:text-style-name="P13" draw:layer="layout" svg:width="3.107cm" svg:height="0.845cm" svg:x="2.328cm" svg:y="7.942cm">
          <text:p text:style-name="P12"><text:span text:style-name="T16">PTE 2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02" draw:text-style-name="P13" draw:layer="layout" svg:width="3.107cm" svg:height="0.845cm" svg:x="2.328cm" svg:y="8.789cm">
          <text:p text:style-name="P12"><text:span text:style-name="T16">PTE 3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02" draw:text-style-name="P13" draw:layer="layout" svg:width="3.107cm" svg:height="0.845cm" svg:x="2.328cm" svg:y="9.635cm">
          <text:p text:style-name="P12"><text:span text:style-name="T16">PTE 4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02" draw:text-style-name="P13" draw:layer="layout" svg:width="3.107cm" svg:height="0.845cm" svg:x="2.328cm" svg:y="10.482cm">
          <text:p text:style-name="P12"><text:span text:style-name="T16">PTE 5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02" draw:text-style-name="P13" draw:layer="layout" svg:width="3.107cm" svg:height="0.845cm" svg:x="2.328cm" svg:y="11.329cm">
          <text:p text:style-name="P12"><text:span text:style-name="T16">PTE 6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02" draw:text-style-name="P13" draw:layer="layout" svg:width="3.107cm" svg:height="0.845cm" svg:x="2.328cm" svg:y="12.175cm">
          <text:p text:style-name="P12"><text:span text:style-name="T16">PTE 7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95" draw:text-style-name="P2" draw:layer="layout" svg:width="3.107cm" svg:height="0.845cm" svg:x="2.328cm" svg:y="13.022cm">
          <text:p text:style-name="P12"><text:span text:style-name="T16">PTE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97" draw:text-style-name="P15" draw:layer="layout" svg:width="3.107cm" svg:height="9.946cm" svg:x="2.328cm" svg:y="6.2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45" draw:text-style-name="P15" draw:layer="layout" svg:width="0.633cm" svg:height="4.866cm" svg:x="18.516cm" svg:y="4.979cm">
          <text:p/>
          <draw:enhanced-geometry draw:mirror-horizontal="false" draw:mirror-vertical="false" svg:viewBox="0 0 0 0" draw:text-areas="0 ?f15 ?f14 ?f16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50" draw:style-name="gr9" draw:text-style-name="P2" draw:layer="layout" svg:width="5.205cm" svg:height="1.433cm" svg:x="19.233cm" svg:y="6.676cm">
          <text:p text:style-name="P33"><text:span text:style-name="T60">2K allocated VM pages</text:span></text:p>
          <text:p text:style-name="P33"><text:span text:style-name="T60">for code and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45" draw:text-style-name="P15" draw:layer="layout" svg:width="0.633cm" svg:height="4.866cm" svg:x="18.516cm" svg:y="10.059cm">
          <text:p/>
          <draw:enhanced-geometry draw:mirror-horizontal="false" draw:mirror-vertical="false" svg:viewBox="0 0 0 0" draw:text-areas="0 ?f15 ?f14 ?f16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52" draw:style-name="gr9" draw:text-style-name="P2" draw:layer="layout" svg:width="5.73cm" svg:height="0.849cm" svg:x="19.229cm" svg:y="11.963cm">
          <text:p text:style-name="P33"><text:span text:style-name="T60">6K unallocated VM 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5" draw:text-style-name="P15" draw:layer="layout" svg:width="0.845cm" svg:height="1.691cm" svg:x="18.304cm" svg:y="15.139cm">
          <text:p/>
          <draw:enhanced-geometry draw:mirror-horizontal="false" draw:mirror-vertical="false" svg:viewBox="0 0 0 0" draw:text-areas="0 ?f15 ?f14 ?f16" draw:type="ooxml-rightBrace" draw:modifiers="16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54" draw:style-name="gr9" draw:text-style-name="P2" draw:layer="layout" svg:width="5.485cm" svg:height="0.849cm" svg:x="19.231cm" svg:y="15.521cm">
          <text:p text:style-name="P33"><text:span text:style-name="T60">1023 unallocated <text:s/>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45" draw:text-style-name="P15" draw:layer="layout" svg:width="0.845cm" svg:height="0.845cm" svg:x="18.304cm" svg:y="16.832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56" draw:style-name="gr9" draw:text-style-name="P2" draw:layer="layout" svg:width="4.74cm" svg:height="1.433cm" svg:x="19.231cm" svg:y="16.669cm">
          <text:p text:style-name="P33"><text:span text:style-name="T60">1 allocated VM page</text:span></text:p>
          <text:p text:style-name="P33"><text:span text:style-name="T60">for the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5" draw:text-style-name="P2" draw:layer="layout" svg:width="11.132cm" svg:height="1.012cm" svg:x="1.192cm" svg:y="17.568cm">
          <text:p text:style-name="P1"><text:span text:style-name="T61">32 bit addresses, 4KB pages, 4-byte P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8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Blank_20_Slide">
        <draw:custom-shape draw:name="TextShape 1" draw:style-name="gr1" draw:text-style-name="P2" draw:layer="layout" svg:width="23.008cm" svg:height="2.172cm" svg:x="1.124cm" svg:y="0.688cm">
          <text:p text:style-name="P6"><text:span text:style-name="T1">Translating with a k-level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6" draw:text-style-name="P13" draw:layer="layout" svg:width="4.231cm" svg:height="1.995cm" svg:x="0.494cm" svg:y="5.093cm">
          <text:p text:style-name="P36"><text:span text:style-name="T13">Page table </text:span><text:span text:style-name="T47"><text:line-break/></text:span><text:span text:style-name="T13">base register</text:span></text:p>
          <text:p text:style-name="P36"><text:span text:style-name="T13">(PTB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3" draw:text-style-name="P15" draw:layer="layout" svg:x1="2.61cm" svg:y1="7.09cm" svg:x2="2.611cm" svg:y2="11.218cm">
          <text:p/>
        </draw:line>
        <draw:custom-shape draw:name="CustomShape 4" draw:style-name="gr12" draw:text-style-name="P15" draw:layer="layout" svg:width="3.314cm" svg:height="0.024cm" svg:x="2.611cm" svg:y="11.2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77" draw:text-style-name="P2" draw:layer="layout" svg:width="3.442cm" svg:height="0.845cm" svg:x="4.529cm" svg:y="8.281cm">
          <text:p text:style-name="P36"><text:span text:style-name="T54">VPN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8" draw:text-style-name="P2" draw:layer="layout" svg:width="0.76cm" svg:height="0.927cm" svg:x="20.528cm" svg:y="7.486cm">
          <text:p text:style-name="P36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8" draw:text-style-name="P2" draw:layer="layout" svg:width="1.196cm" svg:height="0.927cm" svg:x="18.229cm" svg:y="7.486cm">
          <text:p text:style-name="P36"><text:span text:style-name="T54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8" draw:text-style-name="P2" draw:layer="layout" svg:width="1.196cm" svg:height="0.927cm" svg:x="4.241cm" svg:y="7.38cm">
          <text:p text:style-name="P36"><text:span text:style-name="T54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9" draw:text-style-name="P62" draw:layer="layout" svg:width="2.551cm" svg:height="0.845cm" svg:x="18.362cm" svg:y="8.281cm">
          <text:p text:style-name="P36"><text:span text:style-name="T54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7" draw:text-style-name="P2" draw:layer="layout" svg:width="3.442cm" svg:height="0.845cm" svg:x="7.999cm" svg:y="8.281cm">
          <text:p text:style-name="P36"><text:span text:style-name="T54">VP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7" draw:text-style-name="P2" draw:layer="layout" svg:width="3.442cm" svg:height="0.845cm" svg:x="11.456cm" svg:y="8.281cm">
          <text:p text:style-name="P36"><text:span text:style-name="T5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7" draw:text-style-name="P2" draw:layer="layout" svg:width="3.442cm" svg:height="0.845cm" svg:x="14.9cm" svg:y="8.281cm">
          <text:p text:style-name="P36"><text:span text:style-name="T54">VPN 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03" draw:text-style-name="P15" draw:layer="layout" svg:x1="5.057cm" svg:y1="8.731cm" svg:x2="5.058cm" svg:y2="12.467cm">
          <text:p/>
        </draw:line>
        <draw:custom-shape draw:name="CustomShape 14" draw:style-name="gr104" draw:text-style-name="P15" draw:layer="layout" svg:width="1.444cm" svg:height="2.15cm" svg:x="6.01cm" svg:y="11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05" draw:text-style-name="P15" draw:layer="layout" svg:x1="5.057cm" svg:y1="12.467cm" svg:x2="6.01cm" svg:y2="12.468cm">
          <text:p/>
        </draw:line>
        <draw:custom-shape draw:name="CustomShape 16" draw:style-name="gr106" draw:text-style-name="P14" draw:layer="layout" svg:width="1.444cm" svg:height="0.316cm" svg:x="6.01cm" svg:y="12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103" draw:text-style-name="P15" draw:layer="layout" svg:x1="8.409cm" svg:y1="8.731cm" svg:x2="8.41cm" svg:y2="11.797cm">
          <text:p/>
        </draw:line>
        <draw:custom-shape draw:name="CustomShape 18" draw:style-name="gr104" draw:text-style-name="P15" draw:layer="layout" svg:width="1.444cm" svg:height="2.15cm" svg:x="9.362cm" svg:y="11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105" draw:text-style-name="P15" draw:layer="layout" svg:x1="8.409cm" svg:y1="11.797cm" svg:x2="9.361cm" svg:y2="11.798cm">
          <text:p/>
        </draw:line>
        <draw:custom-shape draw:name="CustomShape 20" draw:style-name="gr106" draw:text-style-name="P14" draw:layer="layout" svg:width="1.444cm" svg:height="0.316cm" svg:x="9.362cm" svg:y="11.6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03" draw:text-style-name="P15" draw:layer="layout" svg:x1="15.394cm" svg:y1="8.731cm" svg:x2="15.395cm" svg:y2="12.855cm">
          <text:p/>
        </draw:line>
        <draw:custom-shape draw:name="CustomShape 22" draw:style-name="gr104" draw:text-style-name="P15" draw:layer="layout" svg:width="1.444cm" svg:height="2.15cm" svg:x="16.347cm" svg:y="11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05" draw:text-style-name="P15" draw:layer="layout" svg:x1="15.394cm" svg:y1="12.855cm" svg:x2="16.346cm" svg:y2="12.856cm">
          <text:p/>
        </draw:line>
        <draw:custom-shape draw:name="CustomShape 24" draw:style-name="gr107" draw:text-style-name="P74" draw:layer="layout" svg:width="1.444cm" svg:height="0.421cm" svg:x="16.347cm" svg:y="12.609cm">
          <text:p text:style-name="P36"><text:span text:style-name="T54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8" draw:text-style-name="P2" draw:layer="layout" svg:width="0.76cm" svg:height="0.927cm" svg:x="20.528cm" svg:y="14.177cm">
          <text:p text:style-name="P36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8" draw:text-style-name="P2" draw:layer="layout" svg:width="1.196cm" svg:height="0.927cm" svg:x="18.229cm" svg:y="14.177cm">
          <text:p text:style-name="P36"><text:span text:style-name="T54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8" draw:text-style-name="P2" draw:layer="layout" svg:width="1.323cm" svg:height="0.927cm" svg:x="7.651cm" svg:y="14.168cm">
          <text:p text:style-name="P36"><text:span text:style-name="T54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9" draw:text-style-name="P62" draw:layer="layout" svg:width="2.551cm" svg:height="0.845cm" svg:x="18.362cm" svg:y="14.973cm">
          <text:p text:style-name="P36"><text:span text:style-name="T54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07" draw:text-style-name="P74" draw:layer="layout" svg:width="10.343cm" svg:height="0.845cm" svg:x="7.999cm" svg:y="14.973cm">
          <text:p text:style-name="P36"><text:span text:style-name="T54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103" draw:text-style-name="P15" draw:layer="layout" svg:x1="7.139cm" svg:y1="12.467cm" svg:x2="7.999cm" svg:y2="12.468cm">
          <text:p/>
        </draw:line>
        <draw:line draw:name="Line 31" draw:style-name="gr13" draw:text-style-name="P15" draw:layer="layout" svg:x1="7.986cm" svg:y1="12.476cm" svg:x2="7.987cm" svg:y2="11.206cm">
          <text:p/>
        </draw:line>
        <draw:line draw:name="Line 32" draw:style-name="gr105" draw:text-style-name="P15" draw:layer="layout" svg:x1="7.999cm" svg:y1="11.197cm" svg:x2="9.361cm" svg:y2="11.198cm">
          <text:p/>
        </draw:line>
        <draw:line draw:name="Line 33" draw:style-name="gr103" draw:text-style-name="P15" draw:layer="layout" svg:x1="10.526cm" svg:y1="11.797cm" svg:x2="11.385cm" svg:y2="11.798cm">
          <text:p/>
        </draw:line>
        <draw:line draw:name="Line 34" draw:style-name="gr13" draw:text-style-name="P15" draw:layer="layout" svg:x1="11.363cm" svg:y1="11.797cm" svg:x2="11.377cm" svg:y2="11.197cm">
          <text:p/>
        </draw:line>
        <draw:line draw:name="Line 35" draw:style-name="gr105" draw:text-style-name="P15" draw:layer="layout" svg:x1="11.385cm" svg:y1="11.197cm" svg:x2="12.748cm" svg:y2="11.198cm">
          <text:p/>
        </draw:line>
        <draw:custom-shape draw:name="CustomShape 36" draw:style-name="gr78" draw:text-style-name="P2" draw:layer="layout" svg:width="4.884cm" svg:height="0.927cm" svg:x="10.288cm" svg:y="7.084cm">
          <text:p text:style-name="P36"><text:span text:style-name="T54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78" draw:text-style-name="P2" draw:layer="layout" svg:width="5.209cm" svg:height="0.927cm" svg:x="11.705cm" svg:y="15.998cm">
          <text:p text:style-name="P36"><text:span text:style-name="T54">PHYSIC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105" draw:text-style-name="P15" draw:layer="layout" svg:x1="19.618cm" svg:y1="9.498cm" svg:x2="19.619cm" svg:y2="14.972cm">
          <text:p/>
        </draw:line>
        <draw:line draw:name="Line 39" draw:style-name="gr13" draw:text-style-name="P15" draw:layer="layout" svg:x1="18.216cm" svg:y1="12.803cm" svg:x2="18.829cm" svg:y2="12.804cm">
          <text:p/>
        </draw:line>
        <draw:line draw:name="Line 40" draw:style-name="gr13" draw:text-style-name="P15" draw:layer="layout" svg:x1="18.816cm" svg:y1="12.816cm" svg:x2="18.817cm" svg:y2="14.302cm">
          <text:p/>
        </draw:line>
        <draw:line draw:name="Line 41" draw:style-name="gr13" draw:text-style-name="P15" draw:layer="layout" svg:x1="18.816cm" svg:y1="14.293cm" svg:x2="13.277cm" svg:y2="14.302cm">
          <text:p/>
        </draw:line>
        <draw:line draw:name="Line 42" draw:style-name="gr105" draw:text-style-name="P15" draw:layer="layout" svg:x1="13.277cm" svg:y1="14.302cm" svg:x2="13.278cm" svg:y2="14.972cm">
          <text:p/>
        </draw:line>
        <draw:line draw:name="Line 43" draw:style-name="gr105" draw:text-style-name="P15" draw:layer="layout" svg:x1="14.406cm" svg:y1="11.197cm" svg:x2="16.382cm" svg:y2="11.198cm">
          <text:p/>
        </draw:line>
        <draw:custom-shape draw:name="CustomShape 44" draw:style-name="gr78" draw:text-style-name="P2" draw:layer="layout" svg:width="0.883cm" svg:height="0.927cm" svg:x="12.581cm" svg:y="10.565cm">
          <text:p text:style-name="P36"><text:span text:style-name="T5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78" draw:text-style-name="P2" draw:layer="layout" svg:width="0.883cm" svg:height="0.927cm" svg:x="13.604cm" svg:y="10.565cm">
          <text:p text:style-name="P36"><text:span text:style-name="T5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8" draw:text-style-name="P2" draw:layer="layout" svg:width="2.801cm" svg:height="1.603cm" svg:x="5.448cm" svg:y="9.374cm">
          <text:p text:style-name="P36"><text:span text:style-name="T54">Level 1</text:span></text:p>
          <text:p text:style-name="P36"><text:span text:style-name="T54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78" draw:text-style-name="P2" draw:layer="layout" svg:width="2.801cm" svg:height="1.603cm" svg:x="8.835cm" svg:y="9.348cm">
          <text:p text:style-name="P36"><text:span text:style-name="T54">Level 2</text:span></text:p>
          <text:p text:style-name="P36"><text:span text:style-name="T54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8" draw:text-style-name="P2" draw:layer="layout" svg:width="2.801cm" svg:height="1.603cm" svg:x="15.793cm" svg:y="9.322cm">
          <text:p text:style-name="P36"><text:span text:style-name="T54">Level k</text:span></text:p>
          <text:p text:style-name="P36"><text:span text:style-name="T54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79" draw:text-style-name="P15" draw:layer="layout" svg:width="0.311cm" svg:height="2.538cm" draw:transform="rotate (-1.5707963267949) translate (20.911cm 9.185cm)">
          <text:p/>
          <draw:enhanced-geometry draw:mirror-horizontal="false" draw:mirror-vertical="false" svg:viewBox="0 0 0 0" draw:text-areas="0 ?f15 ?f14 ?f16" draw:type="ooxml-rightBrace" draw:modifiers="6760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50" draw:style-name="gr79" draw:text-style-name="P15" draw:layer="layout" svg:width="0.205cm" svg:height="0.395cm" svg:x="17.908cm" svg:y="12.609cm">
          <text:p/>
          <draw:enhanced-geometry draw:mirror-horizontal="false" draw:mirror-vertical="false" svg:viewBox="0 0 0 0" draw:text-areas="0 ?f15 ?f14 ?f16" draw:type="ooxml-rightBrace" draw:modifiers="1595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8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9" draw:text-style-name="P4" draw:layer="layout" svg:width="14.88cm" svg:height="11.988cm" svg:x="2.702cm" svg:y="12.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Blank_20_Slide">
        <draw:custom-shape draw:name="TextShape 1" draw:style-name="gr1" draw:text-style-name="P2" draw:layer="layout" svg:width="14.7cm" svg:height="1.59cm" svg:x="1.244cm" svg:y="1.371cm">
          <text:p text:style-name="P6"><text:span text:style-name="T1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3.333cm" svg:x="1.27cm" svg:y="3.81cm">
          <text:list text:style-name="L2">
            <text:list-item>
              <text:p text:style-name="P7"><text:span text:style-name="T10">Programmer’s view of virtual memory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8">Each process has its own private linear address space</text:span></text:p>
                </text:list-item>
                <text:list-item>
                  <text:p text:style-name="P20"><text:span text:style-name="T8">Cannot be corrupted by other processes</text:span></text:p>
                </text:list-item>
              </text:list>
            </text:list-item>
          </text:list>
          <text:p text:style-name="P7"><text:span text:style-name="T8"/></text:p>
          <text:list text:continue-numbering="true" text:style-name="L3">
            <text:list-item>
              <text:p text:style-name="P7"><text:span text:style-name="T10">System view of virtual memory</text:span></text:p>
              <text:list>
                <text:list-item>
                  <text:p text:style-name="P20"><text:span text:style-name="T8">Uses memory efficiently by caching virtual memory page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0"><text:span text:style-name="T8">Efficient only because of locality</text:span></text:p>
                    </text:list-item>
                  </text:list>
                </text:list-item>
                <text:list-item>
                  <text:p text:style-name="P20"><text:span text:style-name="T8">Simplifies memory management and programming</text:span></text:p>
                </text:list-item>
                <text:list-item>
                  <text:p text:style-name="P20"><text:span text:style-name="T8">Simplifies protection by providing a convenient interpositioning point to check permissions</text:span></text:p>
                </text:list-item>
              </text:list>
            </text:list-item>
            <text:list-item>
              <text:p text:style-name="P20"><text:span text:style-name="T10">Extracurricular reading</text:span></text:p>
              <text:list>
                <text:list-item>
                  <text:p text:style-name="P20"><text:span text:style-name="T8">Five-level page tables (2017 - </text:span><text:span text:style-name="T8"><text:a xlink:href="https://lwn.net/Articles/717293/" xlink:type="simple">https://lwn.net/Articles/717293/</text:a></text:span><text:span text:style-name="T8">)</text:span></text:p>
                </text:list-item>
                <text:list-item>
                  <text:p text:style-name="P20"><text:span text:style-name="T8">Four-level page tables (2004 - </text:span><text:span text:style-name="T8"><text:a xlink:href="https://lwn.net/Articles/106177/" xlink:type="simple">https://lwn.net/Articles/106177/</text:a></text:span><text:span text:style-name="T8">)</text:span></text:p>
                </text:list-item>
              </text:list>
            </text:list-item>
          </text:list>
          <text:p text:style-name="P20"><text:span text:style-name="T8"/></text:p>
          <text:list text:continue-numbering="true" text:style-name="L4">
            <text:list-item>
              <text:list>
                <text:list-header>
                  <text:p text:style-name="P20"><text:span text:style-name="T8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0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" svg:font-family="+mn-ea"/>
    <style:font-face style:name="Arial" svg:font-family="Arial"/>
    <style:font-face style:name="Arial Narrow" svg:font-family="'Arial Narrow'"/>
    <style:font-face style:name="Calibri" svg:font-family="Calibri"/>
    <style:font-face style:name="Cantarell" svg:font-family="Cantarell"/>
    <style:font-face style:name="Courier New" svg:font-family="'Courier New'"/>
    <style:font-face style:name="DejaVu Sans" svg:font-family="'DejaVu Sans'"/>
    <style:font-face style:name="Symbol" svg:font-family="Symbol"/>
    <style:font-face style:name="Times New Roman" svg:font-family="'Times New Roman'"/>
    <style:font-face style:name="msgothic" svg:font-family="msgothic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_20_18" draw:display-name="msArrowOpenEnd 5 18" svg:viewBox="0 0 350 350" svg:d="M175 0l175 330-20 20-143-280v280h-25v-280l-143 280-19-20z"/>
    <draw:marker draw:name="msArrowOpenEnd_20_5_20_35" draw:display-name="msArrowOpenEnd 5 35" svg:viewBox="0 0 350 350" svg:d="M175 0l175 312-38 38-112-213v213h-50v-213l-113 213-37-38z"/>
    <draw:marker draw:name="msArrowOpenEnd_20_5_20_71" draw:display-name="msArrowOpenEnd 5 71" svg:viewBox="0 0 350 350" svg:d="M175 0l175 274-76 76-49-75v75h-101v-75l-49 75-75-76z"/>
    <draw:marker draw:name="msArrowOvalEnd_20_1" draw:display-name="msArrowOvalEnd 1" svg:viewBox="0 0 200 200" svg:d="M100 0l50 14 36 36 14 50-14 50-36 36-50 14-50-14-36-36-14-50 14-50 36-36z"/>
    <draw:stroke-dash draw:name="Dashed_20__28_var_29__20_4" draw:display-name="Dashed (var) 4" draw:style="round" draw:dots2="1" draw:dots2-length="212%" draw:distance="159%"/>
    <draw:stroke-dash draw:name="Dashed_20__28_var_29__20_5" draw:display-name="Dashed (var) 5" draw:style="round" draw:dots2="1" draw:dots2-length="284%" draw:distance="213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31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31cm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331cm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33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imes New Roman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 Narrow" fo:font-size="10pt" fo:letter-spacing="normal" fo:font-style="normal" style:text-underline-style="none" fo:font-weight="bold" style:font-name-asian="ＭＳ Ｐゴシック" style:font-size-asian="10pt" style:font-style-asian="normal" style:font-weight-asian="bold" style:font-name-complex="DejaVu Sans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1.087cm" svg:height="2.115cm" svg:x="0.992cm" svg:y="1.21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313cm" svg:height="9.985cm" svg:x="3.485cm" svg:y="2.023cm" presentation:class="page"/>
        <draw:frame presentation:style-name="Blank_20_Slide-notes" draw:layer="backgroundobjects" svg:width="16.227cm" svg:height="11.982cm" svg:x="2.028cm" svg:y="12.649cm" presentation:class="notes" presentation:placeholder="true">
          <draw:text-box/>
        </draw:frame>
        <draw:frame presentation:style-name="Mpr3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Only-title" draw:layer="backgroundobjects" svg:width="21.087cm" svg:height="2.115cm" svg:x="0.992cm" svg:y="1.21cm" presentation:class="title" presentation:placeholder="true" presentation:user-transformed="true">
        <draw:text-box/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313cm" svg:height="9.985cm" svg:x="3.485cm" svg:y="2.023cm" presentation:class="page"/>
        <draw:frame presentation:style-name="Title_20_Only-notes" draw:layer="backgroundobjects" svg:width="16.227cm" svg:height="11.982cm" svg:x="2.028cm" svg:y="12.649cm" presentation:class="notes" presentation:placeholder="true">
          <draw:text-box/>
        </draw:frame>
        <draw:frame presentation:style-name="Mpr5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05T23:17:11</meta:creation-date>
    <meta:initial-creator>Markus Pueschel</meta:initial-creator>
    <dc:description>Redesign of slides created by Randal E. Bryant and David R. O'Hallaron</dc:description>
    <dc:language>en</dc:language>
    <meta:print-date>1999-09-20T15:19:18</meta:print-date>
    <dc:date>2019-10-28T12:19:26.127724627</dc:date>
    <meta:editing-cycles>580</meta:editing-cycles>
    <dc:title>Introduction to Computer Systems 15-213/18-243, spring 2009</dc:title>
    <meta:editing-duration>P12DT21H34M10S</meta:editing-duration>
    <meta:generator>LibreOffice/6.0.3.2$MacOSX_X86_64 LibreOffice_project/8f48d515416608e3a835360314dac7e47fd0b821</meta:generator>
    <meta:document-statistic meta:object-count="1213"/>
    <meta:user-defined meta:name="AppVersion">14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9</meta:user-defined>
    <meta:template xlink:type="simple" xlink:actuate="onRequest" xlink:title="template2007" xlink:href=""/>
  </office:meta>
</office:document-meta>
</file>